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619cm"/>
    </style:style>
    <style:style style:name="co4" style:family="table-column">
      <style:table-column-properties fo:break-before="auto" style:column-width="13.09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13.051cm"/>
    </style:style>
    <style:style style:name="co9" style:family="table-column">
      <style:table-column-properties fo:break-before="auto" style:column-width="3.233cm"/>
    </style:style>
    <style:style style:name="co16" style:family="table-column">
      <style:table-column-properties fo:break-before="auto" style:column-width="2.469cm"/>
    </style:style>
    <style:style style:name="co17" style:family="table-column">
      <style:table-column-properties fo:break-before="auto" style:column-width="3.175cm"/>
    </style:style>
    <style:style style:name="co12" style:family="table-column">
      <style:table-column-properties fo:break-before="auto" style:column-width="3.598cm"/>
    </style:style>
    <style:style style:name="co13" style:family="table-column">
      <style:table-column-properties fo:break-before="auto" style:column-width="5.323cm"/>
    </style:style>
    <style:style style:name="co14" style:family="table-column">
      <style:table-column-properties fo:break-before="auto" style:column-width="27.936cm"/>
    </style:style>
    <style:style style:name="co15" style:family="table-column">
      <style:table-column-properties fo:break-before="auto" style:column-width="7.632cm"/>
    </style:style>
    <style:style style:name="co18" style:family="table-column">
      <style:table-column-properties fo:break-before="auto" style:column-width="1.145cm"/>
    </style:style>
    <style:style style:name="co19" style:family="table-column">
      <style:table-column-properties fo:break-before="auto" style:column-width="0.991cm"/>
    </style:style>
    <style:style style:name="co20" style:family="table-column">
      <style:table-column-properties fo:break-before="auto" style:column-width="4.521cm"/>
    </style:style>
    <style:style style:name="co21" style:family="table-column">
      <style:table-column-properties fo:break-before="auto" style:column-width="11.494cm"/>
    </style:style>
    <style:style style:name="ro3" style:family="table-row">
      <style:table-row-properties style:row-height="0.519cm" fo:break-before="auto" style:use-optimal-row-height="true"/>
    </style:style>
    <style:style style:name="ro4" style:family="table-row">
      <style:table-row-properties style:row-height="0.995cm" fo:break-before="auto" style:use-optimal-row-height="true"/>
    </style:style>
    <style:style style:name="ro5" style:family="table-row">
      <style:table-row-properties style:row-height="1.469cm" fo:break-before="auto" style:use-optimal-row-height="true"/>
    </style:style>
    <style:style style:name="ro6" style:family="table-row">
      <style:table-row-properties style:row-height="0.564cm" fo:break-before="auto" style:use-optimal-row-height="true"/>
    </style:style>
    <style:style style:name="ro7" style:family="table-row">
      <style:table-row-properties style:row-height="2.418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2.418cm" fo:break-before="auto" style:use-optimal-row-height="true"/>
    </style:style>
    <style:style style:name="ro11" style:family="table-row">
      <style:table-row-properties style:row-height="4.318cm" fo:break-before="auto" style:use-optimal-row-height="true"/>
    </style:style>
    <style:style style:name="ro12" style:family="table-row">
      <style:table-row-properties style:row-height="4.318cm" fo:break-before="auto" style:use-optimal-row-height="true"/>
    </style:style>
    <style:style style:name="ro25" style:family="table-row">
      <style:table-row-properties style:row-height="0.519cm" fo:break-before="auto" style:use-optimal-row-height="true"/>
    </style:style>
    <style:style style:name="ro10" style:family="table-row">
      <style:table-row-properties style:row-height="0.455cm" fo:break-before="auto" style:use-optimal-row-height="true"/>
    </style:style>
    <style:style style:name="ro15" style:family="table-row">
      <style:table-row-properties style:row-height="1.085cm" fo:break-before="auto" style:use-optimal-row-height="true"/>
    </style:style>
    <style:style style:name="ro16" style:family="table-row">
      <style:table-row-properties style:row-height="1.605cm" fo:break-before="auto" style:use-optimal-row-height="true"/>
    </style:style>
    <style:style style:name="ro17" style:family="table-row">
      <style:table-row-properties style:row-height="1.175cm" fo:break-before="auto" style:use-optimal-row-height="true"/>
    </style:style>
    <style:style style:name="ro18" style:family="table-row">
      <style:table-row-properties style:row-height="0.497cm" fo:break-before="auto" style:use-optimal-row-height="true"/>
    </style:style>
    <style:style style:name="ro19" style:family="table-row">
      <style:table-row-properties style:row-height="4.205cm" fo:break-before="auto" style:use-optimal-row-height="true"/>
    </style:style>
    <style:style style:name="ro20" style:family="table-row">
      <style:table-row-properties style:row-height="3.685cm" fo:break-before="auto" style:use-optimal-row-height="true"/>
    </style:style>
    <style:style style:name="ro21" style:family="table-row">
      <style:table-row-properties style:row-height="3.164cm" fo:break-before="auto" style:use-optimal-row-height="true"/>
    </style:style>
    <style:style style:name="ro22" style:family="table-row">
      <style:table-row-properties style:row-height="2.125cm" fo:break-before="auto" style:use-optimal-row-height="true"/>
    </style:style>
    <style:style style:name="ro23" style:family="table-row">
      <style:table-row-properties style:row-height="5.269cm" fo:break-before="auto" style:use-optimal-row-height="true"/>
    </style:style>
    <style:style style:name="ro24" style:family="table-row">
      <style:table-row-properties style:row-height="1.944cm" fo:break-before="auto" style:use-optimal-row-height="true"/>
    </style:style>
    <style:style style:name="ro26" style:family="table-row">
      <style:table-row-properties style:row-height="3.844cm" fo:break-before="auto" style:use-optimal-row-height="true"/>
    </style:style>
    <style:style style:name="ro27" style:family="table-row">
      <style:table-row-properties style:row-height="2.646cm" fo:break-before="auto" style:use-optimal-row-height="true"/>
    </style:style>
    <style:style style:name="ro28" style:family="table-row">
      <style:table-row-properties style:row-height="2.073cm" fo:break-before="auto" style:use-optimal-row-height="true"/>
    </style:style>
    <style:style style:name="ta3"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0"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6"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style>
    <style:style style:name="ce18" style:family="table-cell" style:parent-style-name="Default">
      <style:table-cell-properties fo:wrap-option="wrap"/>
      <style:text-properties fo:color="#000000"/>
    </style:style>
    <style:style style:name="ce19"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style:use-window-font-color="true"/>
    </style:style>
    <style:style style:name="ce21" style:family="table-cell" style:parent-style-name="Default">
      <style:table-cell-properties fo:background-color="#ffff00"/>
      <style:text-properties style:use-window-font-color="true"/>
    </style:style>
    <style:style style:name="ce2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style>
    <style:style style:name="ce8"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data-style-name="N0"/>
    <style:style style:name="ce64"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2pt" fo:language="en" fo:country="US" fo:font-style="normal" fo:text-shadow="none"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ce46" style:family="table-cell" style:parent-style-name="Default">
      <style:table-cell-properties fo:background-color="transparent"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7"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8"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none"/>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fo:border="none"/>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font-name="Verdana1" fo:font-size="12pt" style:font-size-asian="12pt" style:font-size-complex="12pt"/>
    </style:style>
    <style:style style:name="ce60"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ffff00"/>
      <style:text-properties style:use-window-font-color="true" style:font-name="Verdana1" fo:font-size="12pt" style:font-size-asian="12pt" style:font-size-complex="12pt"/>
    </style:style>
    <style:style style:name="ce66"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67" style:family="table-cell" style:parent-style-name="Default">
      <style:table-cell-properties fo:background-color="#ffff00"/>
      <style:text-properties style:use-window-font-color="true" style:font-name="Arial" fo:font-size="12pt" style:font-size-asian="12pt" style:font-size-complex="12pt"/>
    </style:style>
    <style:style style:name="ce68" style:family="table-cell" style:parent-style-name="Default">
      <style:text-properties style:use-window-font-color="true" style:font-name="Arial" fo:font-size="12pt" style:font-size-asian="12pt" style:font-size-complex="12pt"/>
    </style:style>
    <style:style style:name="ce69"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70" style:family="table-cell" style:parent-style-name="Default">
      <style:text-properties style:use-window-font-color="true" style:font-name="Verdana1" fo:font-size="12pt" fo:language="en" fo:country="US" style:font-size-asian="12pt" style:language-asian="en" style:country-asian="US" style:font-size-complex="12pt" style:language-complex="en" style:country-complex="US"/>
    </style:style>
    <style:style style:name="ce71" style:family="table-cell" style:parent-style-name="Default">
      <style:text-properties style:use-window-font-color="true" style:font-name="Verdana1" fo:font-size="11pt" fo:language="en" fo:country="US" style:font-size-asian="11pt" style:language-asian="en" style:country-asian="US" style:font-size-complex="11pt" style:language-complex="en" style:country-complex="US"/>
    </style:style>
    <style:style style:name="ce72" style:family="table-cell" style:parent-style-name="Default">
      <style:text-properties style:use-window-font-color="true" style:font-name="Arial" fo:font-size="12pt" fo:language="en" fo:country="US" style:font-size-asian="12pt" style:language-asian="en" style:country-asian="US" style:font-size-complex="12pt" style:language-complex="en" style:country-complex="US"/>
    </style:style>
    <style:style style:name="ce73"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style:text-align-source="fix" style:repeat-content="false"/>
      <style:paragraph-properties fo:text-align="justify"/>
      <style:text-properties style:text-outline="false" style:text-line-through-style="none" style:font-name="Arial" fo:font-size="12pt" fo:language="en" fo:country="GB" fo:font-style="normal" fo:text-shadow="none" style:text-underline-style="none" fo:font-weight="normal" style:text-underline-mode="continuous" style:text-overline-mode="continuous" style:text-line-through-mode="continuous" style:font-size-asian="12pt" style:language-asian="es" style:country-asian="ES" style:font-style-asian="normal" style:font-weight-asian="normal" style:font-size-complex="12pt" style:language-complex="en" style:country-complex="GB" style:font-style-complex="normal" style:font-weight-complex="normal" style:text-emphasize="none" style:font-relief="none" style:text-overline-style="none" style:text-overline-color="font-color"/>
    </style:style>
    <style:style style:name="ce75"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fo:background-color="#ff0000"/>
      <style:text-properties style:use-window-font-color="true"/>
    </style:style>
    <style:style style:name="ce78"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9"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font-name="Arial" fo:font-size="12pt" style:font-size-asian="12pt" style:font-size-complex="12pt"/>
    </style:style>
    <style:style style:name="T19" style:family="text">
      <style:text-properties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20" style:family="text">
      <style:text-properties style:text-outline="false" style:text-line-through-style="none" style:font-name="Arial"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21" style:family="text">
      <style:text-properties fo:color="#000000" fo:font-size="12pt"/>
    </style:style>
    <style:style style:name="T22" style:family="text">
      <style:text-properties fo:color="#004000" fo:font-size="12pt" fo:font-style="italic" style:font-style-asian="italic" style:font-style-complex="italic"/>
    </style:style>
    <style:style style:name="T23" style:family="text">
      <style:text-properties fo:color="#0000e6" fo:font-size="12pt" fo:font-weight="bold" style:font-weight-asian="bold" style:font-weight-complex="bold"/>
    </style:style>
    <style:style style:name="T24" style:family="text">
      <style:text-properties fo:color="#787800" fo:font-size="12pt"/>
    </style:style>
    <style:style style:name="T25" style:family="text">
      <style:text-properties fo:color="#323296" fo:font-size="12pt"/>
    </style:style>
    <style:style style:name="T26" style:family="text">
      <style:text-properties fo:font-size="12pt"/>
    </style:style>
    <style:style style:name="T27"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8" style:family="text">
      <style:text-properties style:use-window-font-color="true" style:font-name="Verdana1" fo:font-size="11pt" style:font-name-asian="Calibri" style:font-size-asian="11pt" style:font-name-complex="Calibri" style:font-size-complex="11pt"/>
    </style:style>
    <style:style style:name="T29"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0" style:family="text">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31" style:family="text">
      <style:text-properties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32"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33"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4" style:family="text">
      <style:text-properties fo:color="#000000" style:font-name="Verdana1" fo:font-size="11pt" style:font-size-asian="11pt" style:font-size-complex="11pt"/>
    </style:style>
    <style:style style:name="T35"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6" style:family="text">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T37" style:family="text">
      <style:text-properties style:use-window-font-color="true"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38" style:family="text">
      <style:text-properties style:use-window-font-color="true"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39"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40" style:family="text">
      <style:text-properties fo:color="#000000"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41" style:family="text">
      <style:text-properties style:use-window-font-color="true" style:font-name="Arial" fo:font-size="12pt" style:font-size-asian="12pt" style:font-size-complex="12pt"/>
    </style:style>
    <style:style style:name="T42" style:family="text">
      <style:text-properties style:use-window-font-color="true" style:font-name="Arial" fo:font-size="12pt" style:font-name-asian="Calibri" style:font-size-asian="12pt" style:font-name-complex="Calibri" style:font-size-complex="12pt"/>
    </style:style>
    <style:style style:name="T43" style:family="text">
      <style:text-properties style:use-window-font-color="true"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44"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45" style:family="text">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46" style:family="text">
      <style:text-properties fo:color="#000000"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7"/>
        <table:table-column table:style-name="co4" table:default-cell-style-name="ce18"/>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7" table:number-columns-repeated="2" table:default-cell-style-name="ce7"/>
        <table:table-column table:style-name="co9" table:default-cell-style-name="ce7"/>
        <table:table-column table:style-name="co7" table:number-columns-repeated="1015" table:default-cell-style-name="ce7"/>
        <table:table-row table:style-name="ro3">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2" office:value-type="string">
            <text:p>comment</text:p>
          </table:table-cell>
          <table:table-cell table:style-name="ce5" office:value-type="string">
            <text:p>resolution</text:p>
          </table:table-cell>
          <table:table-cell table:style-name="ce5" table:number-columns-repeated="1014"/>
          <table:table-cell/>
        </table:table-row>
        <table:table-row table:style-name="ro4">
          <table:table-cell table:style-name="ce6" office:value-type="string">
            <text:p>BR-52</text:p>
          </table:table-cell>
          <table:table-cell table:style-name="ce9"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5">
          <table:table-cell table:style-name="ce6" office:value-type="string">
            <text:p>BR-CO-25</text:p>
          </table:table-cell>
          <table:table-cell table:style-name="ce9" office:value-type="string">
            <text:p>In case the Amount due for payment (BT-115) is positive, either the Payment due date (BT-9) or the Payment terms (BT-20) shall be present.</text:p>
          </table:table-cell>
          <table:table-cell table:style-name="ce19"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3">
          <table:table-cell table:style-name="ce6" office:value-type="string">
            <text:p>BR-63</text:p>
          </table:table-cell>
          <table:table-cell table:style-name="ce10" office:value-type="string">
            <text:p>The Buyer electronic address shall have a Scheme identifier</text:p>
          </table:table-cell>
          <table:table-cell table:style-name="ce19"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6">
          <table:table-cell table:style-name="ce6" office:value-type="string">
            <text:p>BR-11</text:p>
          </table:table-cell>
          <table:table-cell table:style-name="ce11"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5">
          <table:table-cell table:style-name="ce6" office:value-type="string">
            <text:p>BR-51</text:p>
          </table:table-cell>
          <table:table-cell table:style-name="ce9" office:value-type="string">
            <text:p>The last 4 to 6 <text:span text:style-name="T1">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3">
          <table:table-cell table:style-name="ce6" office:value-type="string">
            <text:p>BR-57</text:p>
          </table:table-cell>
          <table:table-cell table:style-name="ce10" office:value-type="string">
            <text:p>Each Deliver to address shall contain a Deliver to country code</text:p>
          </table:table-cell>
          <table:table-cell table:style-name="ce19"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4">
          <table:table-cell table:style-name="ce6" office:value-type="string">
            <text:p>BR-31</text:p>
          </table:table-cell>
          <table:table-cell table:style-name="ce9"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4">
          <table:table-cell table:style-name="ce6" office:value-type="string">
            <text:p>BR-32</text:p>
          </table:table-cell>
          <table:table-cell table:style-name="ce9"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4">
          <table:table-cell table:style-name="ce6" office:value-type="string">
            <text:p>BR-33</text:p>
          </table:table-cell>
          <table:table-cell table:style-name="ce9"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5">
          <table:table-cell table:style-name="ce6" office:value-type="string">
            <text:p>BR-CO-21</text:p>
          </table:table-cell>
          <table:table-cell table:style-name="ce9"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4">
          <table:table-cell table:style-name="ce6" office:value-type="string">
            <text:p>BR-36</text:p>
          </table:table-cell>
          <table:table-cell table:style-name="ce9"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4">
          <table:table-cell table:style-name="ce6" office:value-type="string">
            <text:p>BR-37</text:p>
          </table:table-cell>
          <table:table-cell table:style-name="ce9"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4">
          <table:table-cell table:style-name="ce6" office:value-type="string">
            <text:p>BR-38</text:p>
          </table:table-cell>
          <table:table-cell table:style-name="ce12"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5">
          <table:table-cell table:style-name="ce6" office:value-type="string">
            <text:p>BR-CO-22</text:p>
          </table:table-cell>
          <table:table-cell table:style-name="ce9"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3">
          <table:table-cell table:style-name="ce6" office:value-type="string">
            <text:p>BR-12</text:p>
          </table:table-cell>
          <table:table-cell table:style-name="ce9"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3">
          <table:table-cell table:style-name="ce6" office:value-type="string">
            <text:p>BR-13</text:p>
          </table:table-cell>
          <table:table-cell table:style-name="ce9"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3">
          <table:table-cell table:style-name="ce6" office:value-type="string">
            <text:p>BR-14</text:p>
          </table:table-cell>
          <table:table-cell table:style-name="ce9"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3">
          <table:table-cell table:style-name="ce6" office:value-type="string">
            <text:p>BR-15</text:p>
          </table:table-cell>
          <table:table-cell table:style-name="ce9"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3">
          <table:table-cell table:style-name="ce6" office:value-type="string">
            <text:p>BR-CO-10</text:p>
          </table:table-cell>
          <table:table-cell table:style-name="ce9"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CO-11</text:p>
          </table:table-cell>
          <table:table-cell table:style-name="ce12"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4">
          <table:table-cell table:style-name="ce6" office:value-type="string">
            <text:p>BR-CO-12</text:p>
          </table:table-cell>
          <table:table-cell table:style-name="ce12"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5">
          <table:table-cell table:style-name="ce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4">
          <table:table-cell table:style-name="ce6" office:value-type="string">
            <text:p>BR-CO-16</text:p>
          </table:table-cell>
          <table:table-cell table:style-name="ce9"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3">
          <table:table-cell table:style-name="ce6" office:value-type="string">
            <text:p>BR-01</text:p>
          </table:table-cell>
          <table:table-cell table:style-name="ce9"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3">
          <table:table-cell table:style-name="ce6" office:value-type="string">
            <text:p>BR-02</text:p>
          </table:table-cell>
          <table:table-cell table:style-name="ce9"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3">
          <table:table-cell table:style-name="ce6" office:value-type="string">
            <text:p>BR-03</text:p>
          </table:table-cell>
          <table:table-cell table:style-name="ce9"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3">
          <table:table-cell table:style-name="ce6" office:value-type="string">
            <text:p>BR-04</text:p>
          </table:table-cell>
          <table:table-cell table:style-name="ce9"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3">
          <table:table-cell table:style-name="ce6" office:value-type="string">
            <text:p>BR-05</text:p>
          </table:table-cell>
          <table:table-cell table:style-name="ce9"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3">
          <table:table-cell table:style-name="ce6" office:value-type="string">
            <text:p>BR-06</text:p>
          </table:table-cell>
          <table:table-cell table:style-name="ce9"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3">
          <table:table-cell table:style-name="ce6" office:value-type="string">
            <text:p>BR-07</text:p>
          </table:table-cell>
          <table:table-cell table:style-name="ce9"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3">
          <table:table-cell table:style-name="ce6" office:value-type="string">
            <text:p>BR-08</text:p>
          </table:table-cell>
          <table:table-cell table:style-name="ce9"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3">
          <table:table-cell table:style-name="ce6" office:value-type="string">
            <text:p>BR-10</text:p>
          </table:table-cell>
          <table:table-cell table:style-name="ce9"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3">
          <table:table-cell table:style-name="ce6" office:value-type="string">
            <text:p>BR-16</text:p>
          </table:table-cell>
          <table:table-cell table:style-name="ce9"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4">
          <table:table-cell table:style-name="ce6" office:value-type="string">
            <text:p>BR-53</text:p>
          </table:table-cell>
          <table:table-cell table:style-name="ce10" office:value-type="string">
            <text:p>If the VAT accounting currency code is present, then the Invoice total VAT amount in accounting currency shall be provided. </text:p>
          </table:table-cell>
          <table:table-cell table:style-name="ce20"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7">
          <table:table-cell table:style-name="ce6" office:value-type="string">
            <text:p>BR-AE-01</text:p>
          </table:table-cell>
          <table:table-cell table:style-name="ce9"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2</text:p>
          </table:table-cell>
          <table:table-cell table:style-name="ce9"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8">
          <table:table-cell table:style-name="ce6" office:value-type="string">
            <text:p>BR-AE-03</text:p>
          </table:table-cell>
          <table:table-cell table:style-name="ce9"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4</text:p>
          </table:table-cell>
          <table:table-cell table:style-name="ce9"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CO-03</text:p>
          </table:table-cell>
          <table:table-cell table:style-name="ce12"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15</text:p>
          </table:table-cell>
          <table:table-cell table:style-name="ce9" office:value-type="string">
            <text:p>Invoice total amount with VAT = Invoice total amount without VAT + Invoice total VAT amoun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3">
          <table:table-cell table:style-name="ce6" office:value-type="string">
            <text:p>BR-CO-18</text:p>
          </table:table-cell>
          <table:table-cell table:style-name="ce9"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7">
          <table:table-cell table:style-name="ce6" office:value-type="string">
            <text:p>BR-E-01</text:p>
          </table:table-cell>
          <table:table-cell table:style-name="ce9"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2</text:p>
          </table:table-cell>
          <table:table-cell table:style-name="ce9"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3</text:p>
          </table:table-cell>
          <table:table-cell table:style-name="ce9"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4</text:p>
          </table:table-cell>
          <table:table-cell table:style-name="ce9"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1</text:p>
          </table:table-cell>
          <table:table-cell table:style-name="ce9"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2</text:p>
          </table:table-cell>
          <table:table-cell table:style-name="ce9"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3</text:p>
          </table:table-cell>
          <table:table-cell table:style-name="ce9"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4</text:p>
          </table:table-cell>
          <table:table-cell table:style-name="ce9"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1</text:p>
          </table:table-cell>
          <table:table-cell table:style-name="ce9"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2</text:p>
          </table:table-cell>
          <table:table-cell table:style-name="ce9"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3</text:p>
          </table:table-cell>
          <table:table-cell table:style-name="ce9"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4</text:p>
          </table:table-cell>
          <table:table-cell table:style-name="ce9"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1</text:p>
          </table:table-cell>
          <table:table-cell table:style-name="ce9"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12</text:p>
          </table:table-cell>
          <table:table-cell table:style-name="ce9"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G-01</text:p>
          </table:table-cell>
          <table:table-cell table:style-name="ce9"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2</text:p>
          </table:table-cell>
          <table:table-cell table:style-name="ce9"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3</text:p>
          </table:table-cell>
          <table:table-cell table:style-name="ce9"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4</text:p>
          </table:table-cell>
          <table:table-cell table:style-name="ce9"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1</text:p>
          </table:table-cell>
          <table:table-cell table:style-name="ce9"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2</text:p>
          </table:table-cell>
          <table:table-cell table:style-name="ce9"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3</text:p>
          </table:table-cell>
          <table:table-cell table:style-name="ce9"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4</text:p>
          </table:table-cell>
          <table:table-cell table:style-name="ce9"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O-01</text:p>
          </table:table-cell>
          <table:table-cell table:style-name="ce10"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2</text:p>
          </table:table-cell>
          <table:table-cell table:style-name="ce10"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3</text:p>
          </table:table-cell>
          <table:table-cell table:style-name="ce10"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4</text:p>
          </table:table-cell>
          <table:table-cell table:style-name="ce10"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11</text:p>
          </table:table-cell>
          <table:table-cell table:style-name="ce10"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2</text:p>
          </table:table-cell>
          <table:table-cell table:style-name="ce10"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O-13</text:p>
          </table:table-cell>
          <table:table-cell table:style-name="ce10"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4</text:p>
          </table:table-cell>
          <table:table-cell table:style-name="ce10"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1</text:p>
          </table:table-cell>
          <table:table-cell table:style-name="ce9"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2</text:p>
          </table:table-cell>
          <table:table-cell table:style-name="ce9"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3</text:p>
          </table:table-cell>
          <table:table-cell table:style-name="ce9"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4</text:p>
          </table:table-cell>
          <table:table-cell table:style-name="ce9"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1</text:p>
          </table:table-cell>
          <table:table-cell table:style-name="ce9"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2</text:p>
          </table:table-cell>
          <table:table-cell table:style-name="ce9"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3</text:p>
          </table:table-cell>
          <table:table-cell table:style-name="ce9"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4</text:p>
          </table:table-cell>
          <table:table-cell table:style-name="ce9"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6" office:value-type="string">
            <text:p>BR-21</text:p>
          </table:table-cell>
          <table:table-cell table:style-name="ce9"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3">
          <table:table-cell table:style-name="ce6" office:value-type="string">
            <text:p>BR-22</text:p>
          </table:table-cell>
          <table:table-cell table:style-name="ce9"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4">
          <table:table-cell table:style-name="ce6" office:value-type="string">
            <text:p>BR-23</text:p>
          </table:table-cell>
          <table:table-cell table:style-name="ce9"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3">
          <table:table-cell table:style-name="ce6" office:value-type="string">
            <text:p>BR-24</text:p>
          </table:table-cell>
          <table:table-cell table:style-name="ce9"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3">
          <table:table-cell table:style-name="ce6" office:value-type="string">
            <text:p>BR-25</text:p>
          </table:table-cell>
          <table:table-cell table:style-name="ce9"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3">
          <table:table-cell table:style-name="ce6" office:value-type="string">
            <text:p>BR-26</text:p>
          </table:table-cell>
          <table:table-cell table:style-name="ce9"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3">
          <table:table-cell table:style-name="ce6" office:value-type="string">
            <text:p>BR-27</text:p>
          </table:table-cell>
          <table:table-cell table:style-name="ce10"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3">
          <table:table-cell table:style-name="ce6" office:value-type="string">
            <text:p>BR-28</text:p>
          </table:table-cell>
          <table:table-cell table:style-name="ce9"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4">
          <table:table-cell table:style-name="ce6" office:value-type="string">
            <text:p>BR-CO-04</text:p>
          </table:table-cell>
          <table:table-cell table:style-name="ce9"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4">
          <table:table-cell table:style-name="ce6" office:value-type="string">
            <text:p>BR-41</text:p>
          </table:table-cell>
          <table:table-cell table:style-name="ce9"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4">
          <table:table-cell table:style-name="ce6" office:value-type="string">
            <text:p>BR-42</text:p>
          </table:table-cell>
          <table:table-cell table:style-name="ce12" office:value-type="string">
            <text:p><text:span text:style-name="T3">Each Invoice line allowance shall have an Invoice line allowance 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5">
          <table:table-cell table:style-name="ce6" office:value-type="string">
            <text:p>BR-CO-23</text:p>
          </table:table-cell>
          <table:table-cell table:style-name="ce9"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4">
          <table:table-cell table:style-name="ce6" office:value-type="string">
            <text:p>BR-43</text:p>
          </table:table-cell>
          <table:table-cell table:style-name="ce9"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4">
          <table:table-cell table:style-name="ce6" office:value-type="string">
            <text:p>BR-44</text:p>
          </table:table-cell>
          <table:table-cell table:style-name="ce9"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4">
          <table:table-cell table:style-name="ce6" office:value-type="string">
            <text:p>BR-CO-24</text:p>
          </table:table-cell>
          <table:table-cell table:style-name="ce9"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5">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4">
          <table:table-cell table:style-name="ce6" office:value-type="string">
            <text:p>BR-CO-20</text:p>
          </table:table-cell>
          <table:table-cell table:style-name="ce9"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5">
          <table:table-cell table:style-name="ce6" office:value-type="string">
            <text:p>BR-29</text:p>
          </table:table-cell>
          <table:table-cell table:style-name="ce14"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4">
          <table:table-cell table:style-name="ce6" office:value-type="string">
            <text:p>BR-CO-19</text:p>
          </table:table-cell>
          <table:table-cell table:style-name="ce9"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4">
          <table:table-cell table:style-name="ce6" office:value-type="string">
            <text:p>BR-54</text:p>
          </table:table-cell>
          <table:table-cell table:style-name="ce9"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3">
          <table:table-cell table:style-name="ce6" office:value-type="string">
            <text:p>BR-65</text:p>
          </table:table-cell>
          <table:table-cell table:style-name="ce10" office:value-type="string">
            <text:p>The Item classification identifier shall have a Scheme identifier</text:p>
          </table:table-cell>
          <table:table-cell table:style-name="ce19"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3">
          <table:table-cell table:style-name="ce6" office:value-type="string">
            <text:p>BR-64</text:p>
          </table:table-cell>
          <table:table-cell table:style-name="ce10" office:value-type="string">
            <text:p>The Item standard identifier shall have a Scheme identifier</text:p>
          </table:table-cell>
          <table:table-cell table:style-name="ce19"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4">
          <table:table-cell table:style-name="ce6" office:value-type="string">
            <text:p>BR-17</text:p>
          </table:table-cell>
          <table:table-cell table:style-name="ce9"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4">
          <table:table-cell table:style-name="ce6" office:value-type="string">
            <text:p>BR-50</text:p>
          </table:table-cell>
          <table:table-cell table:style-name="ce9" office:value-type="string">
            <text:p>A <text:span text:style-name="T1">payment account identifier shall be present if Credit Transfer identification</text:span><text:span text:style-name="T8"> </text:span>information is provided in the Invoice. </text:p>
          </table:table-cell>
          <table:table-cell table:style-name="ce21"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4">
          <table:table-cell table:style-name="ce6" office:value-type="string">
            <text:p>BR-49</text:p>
          </table:table-cell>
          <table:table-cell table:style-name="ce9" office:value-type="string">
            <text:p>A payment instruction shall specify the Payment means type code. </text:p>
          </table:table-cell>
          <table:table-cell table:style-name="ce8"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5">
          <table:table-cell table:style-name="ce6" office:value-type="string">
            <text:p>BR-61</text:p>
          </table:table-cell>
          <table:table-cell table:style-name="ce10" office:value-type="string">
            <text:p>If the Payment means type is SEPA credit transfer, Local credit transfer or Non-SEPA international credit transfer, the Payment account identifier shall be present.</text:p>
          </table:table-cell>
          <table:table-cell table:style-name="ce8"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4">
          <table:table-cell office:value-type="string">
            <text:p>BR-55</text:p>
          </table:table-cell>
          <table:table-cell table:style-name="ce15"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5">
          <table:table-cell table:style-name="ce6" office:value-type="string">
            <text:p>BR-CO-26</text:p>
          </table:table-cell>
          <table:table-cell table:style-name="ce9"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3">
          <table:table-cell table:style-name="ce6" office:value-type="string">
            <text:p>BR-62</text:p>
          </table:table-cell>
          <table:table-cell table:style-name="ce10" office:value-type="string">
            <text:p>The Seller electronic address shall have a Scheme identifier</text:p>
          </table:table-cell>
          <table:table-cell table:style-name="ce19"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6">
          <table:table-cell table:style-name="ce6" office:value-type="string">
            <text:p>BR-09</text:p>
          </table:table-cell>
          <table:table-cell table:style-name="ce11"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4">
          <table:table-cell table:style-name="ce6" office:value-type="string">
            <text:p>BR-18</text:p>
          </table:table-cell>
          <table:table-cell table:style-name="ce9"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4">
          <table:table-cell table:style-name="ce6" office:value-type="string">
            <text:p>BR-19</text:p>
          </table:table-cell>
          <table:table-cell table:style-name="ce9"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4">
          <table:table-cell table:style-name="ce6" office:value-type="string">
            <text:p>BR-56</text:p>
          </table:table-cell>
          <table:table-cell table:style-name="ce10"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5">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3">
          <table:table-cell table:style-name="ce6" office:value-type="string">
            <text:p>BR-CO-14</text:p>
          </table:table-cell>
          <table:table-cell table:style-name="ce9"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3">
          <table:table-cell table:style-name="ce6" office:value-type="string">
            <text:p>BR-45</text:p>
          </table:table-cell>
          <table:table-cell table:style-name="ce9"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3">
          <table:table-cell table:style-name="ce6" office:value-type="string">
            <text:p>BR-46</text:p>
          </table:table-cell>
          <table:table-cell table:style-name="ce9"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4">
          <table:table-cell table:style-name="ce6" office:value-type="string">
            <text:p>BR-47</text:p>
          </table:table-cell>
          <table:table-cell table:style-name="ce9"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4">
          <table:table-cell table:style-name="ce6" office:value-type="string">
            <text:p>BR-48</text:p>
          </table:table-cell>
          <table:table-cell table:style-name="ce10"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4">
          <table:table-cell table:style-name="ce6" office:value-type="string">
            <text:p>BR-CO-17</text:p>
          </table:table-cell>
          <table:table-cell table:style-name="ce10"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9">
          <table:table-cell table:style-name="ce6" office:value-type="string">
            <text:p>BR-CO-09</text:p>
          </table:table-cell>
          <table:table-cell table:style-name="ce9"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8">
          <table:table-cell table:style-name="ce6" office:value-type="string">
            <text:p>BR-AE-08</text:p>
          </table:table-cell>
          <table:table-cell table:style-name="ce9"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9</text:p>
          </table:table-cell>
          <table:table-cell table:style-name="ce9"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10</text:p>
          </table:table-cell>
          <table:table-cell table:style-name="ce9"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6</text:p>
          </table:table-cell>
          <table:table-cell table:style-name="ce9"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7</text:p>
          </table:table-cell>
          <table:table-cell table:style-name="ce9"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5</text:p>
          </table:table-cell>
          <table:table-cell table:style-name="ce9"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8">
          <table:table-cell table:style-name="ce6" office:value-type="string">
            <text:p>BR-E-08</text:p>
          </table:table-cell>
          <table:table-cell table:style-name="ce9"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9</text:p>
          </table:table-cell>
          <table:table-cell table:style-name="ce9"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8" office:value-type="string">
            <text:p>BR-E-10</text:p>
          </table:table-cell>
          <table:table-cell table:style-name="ce16" office:value-type="string">
            <text:p>A VAT Breakdown (BG-23) with VAT Category code (BT-118) "Exempt from VAT" shall have a VAT Exemption reason code (BT-121) or a VAT Exemption reason text (BT-120).</text:p>
          </table:table-cell>
          <table:table-cell table:style-name="ce8" office:value-type="string">
            <text:p>VATE</text:p>
          </table:table-cell>
          <table:table-cell table:style-name="ce20" office:value-type="string">
            <text:p>fatal</text:p>
          </table:table-cell>
          <table:table-cell table:style-name="ce20" office:value-type="string">
            <text:p>model</text:p>
          </table:table-cell>
          <table:table-cell table:style-name="ce8"/>
          <table:table-cell table:style-name="ce20" table:number-columns-repeated="1018"/>
        </table:table-row>
        <table:table-row table:style-name="ro5">
          <table:table-cell table:style-name="ce6" office:value-type="string">
            <text:p>BR-E-06</text:p>
          </table:table-cell>
          <table:table-cell table:style-name="ce9"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7</text:p>
          </table:table-cell>
          <table:table-cell table:style-name="ce9"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5</text:p>
          </table:table-cell>
          <table:table-cell table:style-name="ce9"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8">
          <table:table-cell table:style-name="ce6" office:value-type="string">
            <text:p>BR-G-08</text:p>
          </table:table-cell>
          <table:table-cell table:style-name="ce9"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5">
          <table:table-cell table:style-name="ce6" office:value-type="string">
            <text:p>BR-G-09</text:p>
          </table:table-cell>
          <table:table-cell table:style-name="ce9"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10</text:p>
          </table:table-cell>
          <table:table-cell table:style-name="ce9"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6</text:p>
          </table:table-cell>
          <table:table-cell table:style-name="ce9"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7</text:p>
          </table:table-cell>
          <table:table-cell table:style-name="ce9"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5</text:p>
          </table:table-cell>
          <table:table-cell table:style-name="ce9"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8">
          <table:table-cell table:style-name="ce6" office:value-type="string">
            <text:p>BR-IC-08</text:p>
          </table:table-cell>
          <table:table-cell table:style-name="ce9"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9</text:p>
          </table:table-cell>
          <table:table-cell table:style-name="ce9"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10</text:p>
          </table:table-cell>
          <table:table-cell table:style-name="ce9"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6</text:p>
          </table:table-cell>
          <table:table-cell table:style-name="ce9"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7</text:p>
          </table:table-cell>
          <table:table-cell table:style-name="ce9"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5</text:p>
          </table:table-cell>
          <table:table-cell table:style-name="ce9"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G-08</text:p>
          </table:table-cell>
          <table:table-cell table:style-name="ce9"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9</text:p>
          </table:table-cell>
          <table:table-cell table:style-name="ce9"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10</text:p>
          </table:table-cell>
          <table:table-cell table:style-name="ce9"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6</text:p>
          </table:table-cell>
          <table:table-cell table:style-name="ce9"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7</text:p>
          </table:table-cell>
          <table:table-cell table:style-name="ce9"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5</text:p>
          </table:table-cell>
          <table:table-cell table:style-name="ce9"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8</text:p>
          </table:table-cell>
          <table:table-cell table:style-name="ce9"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9</text:p>
          </table:table-cell>
          <table:table-cell table:style-name="ce9"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10</text:p>
          </table:table-cell>
          <table:table-cell table:style-name="ce9"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6</text:p>
          </table:table-cell>
          <table:table-cell table:style-name="ce9"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7</text:p>
          </table:table-cell>
          <table:table-cell table:style-name="ce9"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5</text:p>
          </table:table-cell>
          <table:table-cell table:style-name="ce9"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8">
          <table:table-cell table:style-name="ce6" office:value-type="string">
            <text:p>BR-O-08</text:p>
          </table:table-cell>
          <table:table-cell table:style-name="ce10"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9</text:p>
          </table:table-cell>
          <table:table-cell table:style-name="ce10"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10</text:p>
          </table:table-cell>
          <table:table-cell table:style-name="ce10"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O-06</text:p>
          </table:table-cell>
          <table:table-cell table:style-name="ce10"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7</text:p>
          </table:table-cell>
          <table:table-cell table:style-name="ce10"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O-05</text:p>
          </table:table-cell>
          <table:table-cell table:style-name="ce10"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S-08</text:p>
          </table:table-cell>
          <table:table-cell table:style-name="ce9"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9</text:p>
          </table:table-cell>
          <table:table-cell table:style-name="ce9"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10</text:p>
          </table:table-cell>
          <table:table-cell table:style-name="ce9"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6</text:p>
          </table:table-cell>
          <table:table-cell table:style-name="ce9"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7</text:p>
          </table:table-cell>
          <table:table-cell table:style-name="ce9"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5</text:p>
          </table:table-cell>
          <table:table-cell table:style-name="ce9"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8">
          <table:table-cell table:style-name="ce6" office:value-type="string">
            <text:p>BR-Z-08</text:p>
          </table:table-cell>
          <table:table-cell table:style-name="ce9"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9</text:p>
          </table:table-cell>
          <table:table-cell table:style-name="ce9"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10</text:p>
          </table:table-cell>
          <table:table-cell table:style-name="ce9"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6</text:p>
          </table:table-cell>
          <table:table-cell table:style-name="ce9"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7</text:p>
          </table:table-cell>
          <table:table-cell table:style-name="ce9"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5</text:p>
          </table:table-cell>
          <table:table-cell table:style-name="ce9"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25">
          <table:table-cell office:value-type="string">
            <text:p>BR-CL-19</text:p>
          </table:table-cell>
          <table:table-cell table:style-name="ce17" office:value-type="string">
            <text:p>Invoiced note subject code SHOULD be coded using UNCL4461</text:p>
          </table:table-cell>
          <table:table-cell office:value-type="string">
            <text:p>Note</text:p>
          </table:table-cell>
          <table:table-cell office:value-type="string">
            <text:p>warning</text:p>
          </table:table-cell>
          <table:table-cell office:value-type="string">
            <text:p>model</text:p>
          </table:table-cell>
          <table:table-cell table:number-columns-repeated="1019"/>
        </table:table-row>
        <table:table-row table:style-name="ro10" table:number-rows-repeated="1048399">
          <table:table-cell table:number-columns-repeated="1024"/>
        </table:table-row>
        <table:table-row table:style-name="ro10">
          <table:table-cell table:number-columns-repeated="1024"/>
        </table:table-row>
      </table:table>
      <table:table table:name="UBL" table:style-name="ta3" table:print="false">
        <office:forms form:automatic-focus="false" form:apply-design-mode="false"/>
        <table:table-column table:style-name="co12" table:default-cell-style-name="ce20"/>
        <table:table-column table:style-name="co13" table:default-cell-style-name="ce20"/>
        <table:table-column table:style-name="co14" table:default-cell-style-name="ce59"/>
        <table:table-column table:style-name="co15" table:default-cell-style-name="ce20"/>
        <table:table-column table:style-name="co18" table:default-cell-style-name="ce20"/>
        <table:table-column table:style-name="co19" table:default-cell-style-name="ce20"/>
        <table:table-column table:style-name="co20" table:default-cell-style-name="ce20"/>
        <table:table-column table:style-name="co21" table:default-cell-style-name="ce20"/>
        <table:table-column table:style-name="co7" table:number-columns-repeated="1016" table:default-cell-style-name="ce20"/>
        <table:table-row table:style-name="ro6">
          <table:table-cell table:style-name="ce32" office:value-type="string">
            <text:p>Source</text:p>
          </table:table-cell>
          <table:table-cell table:style-name="ce32" office:value-type="string">
            <text:p>Rule ID</text:p>
          </table:table-cell>
          <table:table-cell table:style-name="ce34" office:value-type="string">
            <text:p>Predicate</text:p>
          </table:table-cell>
          <table:table-cell table:style-name="ce75" office:value-type="string">
            <text:p>Prerequisite</text:p>
          </table:table-cell>
          <table:table-cell/>
          <table:table-cell table:style-name="ce76" table:number-columns-repeated="252"/>
          <table:table-cell table:number-columns-repeated="767"/>
        </table:table-row>
        <table:table-row table:style-name="ro6">
          <table:table-cell office:value-type="string">
            <text:p>model</text:p>
          </table:table-cell>
          <table:table-cell table:style-name="ce8" office:value-type="string">
            <text:p>BR-01</text:p>
          </table:table-cell>
          <table:table-cell table:style-name="ce34" office:value-type="string">
            <text:p>exists(cbc:CustomizationID)</text:p>
          </table:table-cell>
          <table:table-cell table:number-columns-repeated="1021"/>
        </table:table-row>
        <table:table-row table:style-name="ro6">
          <table:table-cell office:value-type="string">
            <text:p>model</text:p>
          </table:table-cell>
          <table:table-cell table:style-name="ce8" office:value-type="string">
            <text:p>BR-02</text:p>
          </table:table-cell>
          <table:table-cell table:style-name="ce34" office:value-type="string">
            <text:p>exists(cbc:ID)</text:p>
          </table:table-cell>
          <table:table-cell table:number-columns-repeated="1021"/>
        </table:table-row>
        <table:table-row table:style-name="ro6">
          <table:table-cell office:value-type="string">
            <text:p>model</text:p>
          </table:table-cell>
          <table:table-cell table:style-name="ce8" office:value-type="string">
            <text:p>BR-03</text:p>
          </table:table-cell>
          <table:table-cell table:style-name="ce34" office:value-type="string">
            <text:p>exists(cbc:IssueDate)</text:p>
          </table:table-cell>
          <table:table-cell table:number-columns-repeated="1021"/>
        </table:table-row>
        <table:table-row table:style-name="ro6">
          <table:table-cell office:value-type="string">
            <text:p>model</text:p>
          </table:table-cell>
          <table:table-cell table:style-name="ce8" office:value-type="string">
            <text:p>BR-04</text:p>
          </table:table-cell>
          <table:table-cell table:style-name="ce34" office:value-type="string">
            <text:p>exists(cbc:InvoiceTypeCode) or exists(cbc:CreditNoteTypeCode)</text:p>
          </table:table-cell>
          <table:table-cell table:number-columns-repeated="1021"/>
        </table:table-row>
        <table:table-row table:style-name="ro6">
          <table:table-cell office:value-type="string">
            <text:p>model</text:p>
          </table:table-cell>
          <table:table-cell table:style-name="ce8" office:value-type="string">
            <text:p>BR-05</text:p>
          </table:table-cell>
          <table:table-cell table:style-name="ce34" office:value-type="string">
            <text:p>exists(cbc:DocumentCurrencyCode)</text:p>
          </table:table-cell>
          <table:table-cell table:number-columns-repeated="1021"/>
        </table:table-row>
        <table:table-row table:style-name="ro3">
          <table:table-cell office:value-type="string">
            <text:p>model</text:p>
          </table:table-cell>
          <table:table-cell table:style-name="ce8" office:value-type="string">
            <text:p>BR-06</text:p>
          </table:table-cell>
          <table:table-cell table:style-name="ce35"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3">
          <table:table-cell office:value-type="string">
            <text:p>model</text:p>
          </table:table-cell>
          <table:table-cell table:style-name="ce8" office:value-type="string">
            <text:p>BR-07</text:p>
          </table:table-cell>
          <table:table-cell table:style-name="ce35"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6">
          <table:table-cell office:value-type="string">
            <text:p>model</text:p>
          </table:table-cell>
          <table:table-cell table:style-name="ce8" office:value-type="string">
            <text:p>BR-08</text:p>
          </table:table-cell>
          <table:table-cell table:style-name="ce36" office:value-type="string">
            <text:p>exists(cac:AccountingSupplierParty/cac:Party/cac:PostalAddress)</text:p>
          </table:table-cell>
          <table:table-cell table:number-columns-repeated="1021"/>
        </table:table-row>
        <table:table-row table:style-name="ro6">
          <table:table-cell office:value-type="string">
            <text:p>model</text:p>
          </table:table-cell>
          <table:table-cell table:style-name="ce8" office:value-type="string">
            <text:p>BR-09</text:p>
          </table:table-cell>
          <table:table-cell table:style-name="ce36" office:value-type="string">
            <text:p>exists(cac:Country/cbc:IdentificationCode)</text:p>
          </table:table-cell>
          <table:table-cell table:number-columns-repeated="1021"/>
        </table:table-row>
        <table:table-row table:style-name="ro6">
          <table:table-cell office:value-type="string">
            <text:p>model</text:p>
          </table:table-cell>
          <table:table-cell table:style-name="ce8" office:value-type="string">
            <text:p>BR-10</text:p>
          </table:table-cell>
          <table:table-cell table:style-name="ce36" office:value-type="string">
            <text:p><text:span text:style-name="T12">exists(</text:span><text:span text:style-name="T13">cac:AccountingCustomerParty/cac:Party/cac:PostalAddress)</text:span></text:p>
          </table:table-cell>
          <table:table-cell table:number-columns-repeated="1021"/>
        </table:table-row>
        <table:table-row table:style-name="ro6">
          <table:table-cell office:value-type="string">
            <text:p>model</text:p>
          </table:table-cell>
          <table:table-cell table:style-name="ce8" office:value-type="string">
            <text:p>BR-11</text:p>
          </table:table-cell>
          <table:table-cell table:style-name="ce36" office:value-type="string">
            <text:p>exists(cac:Country/cbc:IdentificationCode)</text:p>
          </table:table-cell>
          <table:table-cell table:number-columns-repeated="1021"/>
        </table:table-row>
        <table:table-row table:style-name="ro6">
          <table:table-cell office:value-type="string">
            <text:p>model</text:p>
          </table:table-cell>
          <table:table-cell table:style-name="ce8" office:value-type="string">
            <text:p>BR-12</text:p>
          </table:table-cell>
          <table:table-cell table:style-name="ce36" office:value-type="string">
            <text:p><text:span text:style-name="T12">exists(</text:span><text:span text:style-name="T13">cbc:LineExtensionAmount)</text:span></text:p>
          </table:table-cell>
          <table:table-cell table:number-columns-repeated="1021"/>
        </table:table-row>
        <table:table-row table:style-name="ro6">
          <table:table-cell office:value-type="string">
            <text:p>model</text:p>
          </table:table-cell>
          <table:table-cell table:style-name="ce8" office:value-type="string">
            <text:p>BR-13</text:p>
          </table:table-cell>
          <table:table-cell table:style-name="ce36" office:value-type="string">
            <text:p><text:span text:style-name="T12">exists(</text:span><text:span text:style-name="T13">cbc:TaxExclusiveAmount)</text:span></text:p>
          </table:table-cell>
          <table:table-cell table:number-columns-repeated="1021"/>
        </table:table-row>
        <table:table-row table:style-name="ro6">
          <table:table-cell office:value-type="string">
            <text:p>model</text:p>
          </table:table-cell>
          <table:table-cell table:style-name="ce8" office:value-type="string">
            <text:p>BR-14</text:p>
          </table:table-cell>
          <table:table-cell table:style-name="ce36" office:value-type="string">
            <text:p><text:span text:style-name="T12">exists(</text:span><text:span text:style-name="T13">cbc:TaxInclusiveAmount)</text:span></text:p>
          </table:table-cell>
          <table:table-cell table:number-columns-repeated="1021"/>
        </table:table-row>
        <table:table-row table:style-name="ro6">
          <table:table-cell office:value-type="string">
            <text:p>model</text:p>
          </table:table-cell>
          <table:table-cell table:style-name="ce8" office:value-type="string">
            <text:p>BR-15</text:p>
          </table:table-cell>
          <table:table-cell table:style-name="ce36" office:value-type="string">
            <text:p><text:span text:style-name="T12">exists(</text:span><text:span text:style-name="T13">cbc:PayableAmount)</text:span></text:p>
          </table:table-cell>
          <table:table-cell table:number-columns-repeated="1021"/>
        </table:table-row>
        <table:table-row table:style-name="ro6">
          <table:table-cell office:value-type="string">
            <text:p>model</text:p>
          </table:table-cell>
          <table:table-cell table:style-name="ce8" office:value-type="string">
            <text:p>BR-16</text:p>
          </table:table-cell>
          <table:table-cell table:style-name="ce36" office:value-type="string">
            <text:p>exists(cac:InvoiceLine) or exists(cac:CreditNoteLine)</text:p>
          </table:table-cell>
          <table:table-cell table:number-columns-repeated="1021"/>
        </table:table-row>
        <table:table-row table:style-name="ro3">
          <table:table-cell table:style-name="ce21" office:value-type="string">
            <text:p>model</text:p>
          </table:table-cell>
          <table:table-cell table:style-name="ce33" office:value-type="string">
            <text:p>BR-17</text:p>
          </table:table-cell>
          <table:table-cell table:style-name="ce37" office:value-type="string">
            <text:p><text:span text:style-name="T3">exists(</text:span><text:span text:style-name="T14">cac:PartyName/cbc:Name)</text:span></text:p>
          </table:table-cell>
          <table:table-cell table:number-columns-repeated="1021"/>
        </table:table-row>
        <table:table-row table:style-name="ro3">
          <table:table-cell office:value-type="string">
            <text:p>model</text:p>
          </table:table-cell>
          <table:table-cell table:style-name="ce8" office:value-type="string">
            <text:p>BR-18</text:p>
          </table:table-cell>
          <table:table-cell table:style-name="ce35" office:value-type="string">
            <text:p><text:span text:style-name="T3">exists(</text:span><text:span text:style-name="T14">cac:PartyName/cbc:Name)</text:span></text:p>
          </table:table-cell>
          <table:table-cell table:number-columns-repeated="1021"/>
        </table:table-row>
        <table:table-row table:style-name="ro6">
          <table:table-cell office:value-type="string">
            <text:p>model</text:p>
          </table:table-cell>
          <table:table-cell table:style-name="ce8" office:value-type="string">
            <text:p>BR-19</text:p>
          </table:table-cell>
          <table:table-cell table:style-name="ce36" office:value-type="string">
            <text:p>exists(cac:PostalAddress)</text:p>
          </table:table-cell>
          <table:table-cell table:number-columns-repeated="1021"/>
        </table:table-row>
        <table:table-row table:style-name="ro6">
          <table:table-cell office:value-type="string">
            <text:p>model</text:p>
          </table:table-cell>
          <table:table-cell table:style-name="ce8" office:value-type="string">
            <text:p>BR-20</text:p>
          </table:table-cell>
          <table:table-cell table:style-name="ce36" office:value-type="string">
            <text:p>exists(cac:Country/cbc:IdentificationCode)</text:p>
          </table:table-cell>
          <table:table-cell table:number-columns-repeated="1021"/>
        </table:table-row>
        <table:table-row table:style-name="ro6">
          <table:table-cell office:value-type="string">
            <text:p>model</text:p>
          </table:table-cell>
          <table:table-cell table:style-name="ce8" office:value-type="string">
            <text:p>BR-21</text:p>
          </table:table-cell>
          <table:table-cell table:style-name="ce36" office:value-type="string">
            <text:p>exists(cbc:ID)</text:p>
          </table:table-cell>
          <table:table-cell table:number-columns-repeated="1021"/>
        </table:table-row>
        <table:table-row table:style-name="ro6">
          <table:table-cell office:value-type="string">
            <text:p>model</text:p>
          </table:table-cell>
          <table:table-cell table:style-name="ce8" office:value-type="string">
            <text:p>BR-22</text:p>
          </table:table-cell>
          <table:table-cell table:style-name="ce36" office:value-type="string">
            <text:p>exists(cbc:InvoicedQuantity) or exists(cbc:CreditedQuantity)</text:p>
          </table:table-cell>
          <table:table-cell table:number-columns-repeated="1021"/>
        </table:table-row>
        <table:table-row table:style-name="ro6">
          <table:table-cell office:value-type="string">
            <text:p>model</text:p>
          </table:table-cell>
          <table:table-cell table:style-name="ce8" office:value-type="string">
            <text:p>BR-23</text:p>
          </table:table-cell>
          <table:table-cell table:style-name="ce36" office:value-type="string">
            <text:p>exists(cbc:<text:a xlink:href="mailto:InvoicedQuantity/@unitCode">InvoicedQuantity/@unitCode</text:a>) or exists(cbc:<text:a xlink:href="mailto:CreditedQuantity/@unitCode">CreditedQuantity/@unitCode</text:a>)</text:p>
          </table:table-cell>
          <table:table-cell table:number-columns-repeated="1021"/>
        </table:table-row>
        <table:table-row table:style-name="ro6">
          <table:table-cell office:value-type="string">
            <text:p>model</text:p>
          </table:table-cell>
          <table:table-cell table:style-name="ce8" office:value-type="string">
            <text:p>BR-24</text:p>
          </table:table-cell>
          <table:table-cell table:style-name="ce36" office:value-type="string">
            <text:p>exists(cbc:LineExtensionAmount)</text:p>
          </table:table-cell>
          <table:table-cell table:number-columns-repeated="1021"/>
        </table:table-row>
        <table:table-row table:style-name="ro6">
          <table:table-cell office:value-type="string">
            <text:p>model</text:p>
          </table:table-cell>
          <table:table-cell table:style-name="ce8" office:value-type="string">
            <text:p>BR-25</text:p>
          </table:table-cell>
          <table:table-cell table:style-name="ce36" office:value-type="string">
            <text:p>exists(cac:Item/cbc:Name)</text:p>
          </table:table-cell>
          <table:table-cell table:number-columns-repeated="1021"/>
        </table:table-row>
        <table:table-row table:style-name="ro6">
          <table:table-cell office:value-type="string">
            <text:p>model</text:p>
          </table:table-cell>
          <table:table-cell table:style-name="ce8" office:value-type="string">
            <text:p>BR-26</text:p>
          </table:table-cell>
          <table:table-cell table:style-name="ce36" office:value-type="string">
            <text:p>exists(cac:Price/cbc:PriceAmount)</text:p>
          </table:table-cell>
          <table:table-cell table:number-columns-repeated="1021"/>
        </table:table-row>
        <table:table-row table:style-name="ro6">
          <table:table-cell office:value-type="string">
            <text:p>model</text:p>
          </table:table-cell>
          <table:table-cell table:style-name="ce8" office:value-type="string">
            <text:p>BR-27</text:p>
          </table:table-cell>
          <table:table-cell table:style-name="ce36" office:value-type="string">
            <text:p>(cac:Price/cbc:PriceAmount) &gt;= 0</text:p>
          </table:table-cell>
          <table:table-cell table:number-columns-repeated="1021"/>
        </table:table-row>
        <table:table-row table:style-name="ro6">
          <table:table-cell office:value-type="string">
            <text:p>model</text:p>
          </table:table-cell>
          <table:table-cell table:style-name="ce8" office:value-type="string">
            <text:p>BR-28</text:p>
          </table:table-cell>
          <table:table-cell table:style-name="ce36" office:value-type="string">
            <text:p>(cac:Price/cac:AllowanceCharge/cbc:BaseAmount) &gt;= 0 or not(exists(cac:Price/cac:AllowanceCharge/cbc:BaseAmount))</text:p>
          </table:table-cell>
          <table:table-cell table:number-columns-repeated="3"/>
          <table:table-cell table:style-name="ce77" office:value-type="string">
            <text:p>Don't use this mapping!</text:p>
          </table:table-cell>
          <table:table-cell table:number-columns-repeated="1017"/>
        </table:table-row>
        <table:table-row table:style-name="ro15">
          <table:table-cell office:value-type="string">
            <text:p>model</text:p>
          </table:table-cell>
          <table:table-cell table:style-name="ce8" office:value-type="string">
            <text:p>BR-29</text:p>
          </table:table-cell>
          <table:table-cell table:style-name="ce36" office:value-type="string">
            <text:p>(exists(cbc:EndDate) and exists(cbc:StartDate) and (cbc:EndDate) &gt;= (cbc:StartDate)) or not(exists(cbc:StartDate)) or not(exists(cbc:EndDate))</text:p>
          </table:table-cell>
          <table:table-cell table:number-columns-repeated="1021"/>
        </table:table-row>
        <table:table-row table:style-name="ro15">
          <table:table-cell office:value-type="string">
            <text:p>model</text:p>
          </table:table-cell>
          <table:table-cell table:style-name="ce8" office:value-type="string">
            <text:p>BR-30</text:p>
          </table:table-cell>
          <table:table-cell table:style-name="ce36" office:value-type="string">
            <text:p>(exists(cbc:EndDate) and exists(cbc:StartDate) and (cbc:EndDate) &gt;= (cbc:StartDate)) or not(exists(cbc:StartDate)) or not(exists(cbc:EndDate))</text:p>
          </table:table-cell>
          <table:table-cell table:number-columns-repeated="1021"/>
        </table:table-row>
        <table:table-row table:style-name="ro6">
          <table:table-cell office:value-type="string">
            <text:p>model</text:p>
          </table:table-cell>
          <table:table-cell table:style-name="ce8" office:value-type="string">
            <text:p>BR-31</text:p>
          </table:table-cell>
          <table:table-cell table:style-name="ce36" office:value-type="string">
            <text:p>exists(cbc:Amount)</text:p>
          </table:table-cell>
          <table:table-cell table:number-columns-repeated="1021"/>
        </table:table-row>
        <table:table-row table:style-name="ro6">
          <table:table-cell office:value-type="string">
            <text:p>model</text:p>
          </table:table-cell>
          <table:table-cell table:style-name="ce8" office:value-type="string">
            <text:p>BR-32</text:p>
          </table:table-cell>
          <table:table-cell table:style-name="ce36" office:value-type="string">
            <text:p>exists(cac:TaxCategory/cbc:ID)</text:p>
          </table:table-cell>
          <table:table-cell table:number-columns-repeated="1021"/>
        </table:table-row>
        <table:table-row table:style-name="ro6">
          <table:table-cell office:value-type="string">
            <text:p>model</text:p>
          </table:table-cell>
          <table:table-cell table:style-name="ce8" office:value-type="string">
            <text:p>BR-33</text:p>
          </table:table-cell>
          <table:table-cell table:style-name="ce36" office:value-type="string">
            <text:p>exists(cbc:AllowanceChargeReason)<text:span text:style-name="T1"> or exists(cbc:AllowanceChargeReasonCode)</text:span></text:p>
          </table:table-cell>
          <table:table-cell table:number-columns-repeated="1021"/>
        </table:table-row>
        <table:table-row table:style-name="ro6">
          <table:table-cell office:value-type="string">
            <text:p>model</text:p>
          </table:table-cell>
          <table:table-cell table:style-name="ce8" office:value-type="string">
            <text:p>BR-36</text:p>
          </table:table-cell>
          <table:table-cell table:style-name="ce36" office:value-type="string">
            <text:p>exists(cbc:Amount)</text:p>
          </table:table-cell>
          <table:table-cell table:number-columns-repeated="1021"/>
        </table:table-row>
        <table:table-row table:style-name="ro6">
          <table:table-cell office:value-type="string">
            <text:p>model</text:p>
          </table:table-cell>
          <table:table-cell table:style-name="ce8" office:value-type="string">
            <text:p>BR-37</text:p>
          </table:table-cell>
          <table:table-cell table:style-name="ce36" office:value-type="string">
            <text:p>exists(cac:TaxCategory/cbc:ID)</text:p>
          </table:table-cell>
          <table:table-cell table:number-columns-repeated="1021"/>
        </table:table-row>
        <table:table-row table:style-name="ro6">
          <table:table-cell office:value-type="string">
            <text:p>model</text:p>
          </table:table-cell>
          <table:table-cell table:style-name="ce8" office:value-type="string">
            <text:p>BR-38</text:p>
          </table:table-cell>
          <table:table-cell table:style-name="ce36" office:value-type="string">
            <text:p>exists(cbc:AllowanceChargeReason)<text:span text:style-name="T8"> </text:span><text:span text:style-name="T1">or exists(cbc:AllowanceChargeReasonCode)</text:span></text:p>
          </table:table-cell>
          <table:table-cell table:number-columns-repeated="1021"/>
        </table:table-row>
        <table:table-row table:style-name="ro6">
          <table:table-cell office:value-type="string">
            <text:p>model</text:p>
          </table:table-cell>
          <table:table-cell table:style-name="ce8" office:value-type="string">
            <text:p>BR-41</text:p>
          </table:table-cell>
          <table:table-cell table:style-name="ce36"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8" office:value-type="string">
            <text:p>BR-42</text:p>
          </table:table-cell>
          <table:table-cell table:style-name="ce36"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8" office:value-type="string">
            <text:p>BR-43</text:p>
          </table:table-cell>
          <table:table-cell table:style-name="ce36"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8" office:value-type="string">
            <text:p>BR-44</text:p>
          </table:table-cell>
          <table:table-cell table:style-name="ce36"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8" office:value-type="string">
            <text:p>BR-45</text:p>
          </table:table-cell>
          <table:table-cell table:style-name="ce36" office:value-type="string">
            <text:p>exists(cbc:TaxableAmount)</text:p>
          </table:table-cell>
          <table:table-cell table:number-columns-repeated="1021"/>
        </table:table-row>
        <table:table-row table:style-name="ro6">
          <table:table-cell office:value-type="string">
            <text:p>model</text:p>
          </table:table-cell>
          <table:table-cell table:style-name="ce8" office:value-type="string">
            <text:p>BR-46</text:p>
          </table:table-cell>
          <table:table-cell table:style-name="ce36" office:value-type="string">
            <text:p>exists(cbc:TaxAmount)</text:p>
          </table:table-cell>
          <table:table-cell table:number-columns-repeated="1021"/>
        </table:table-row>
        <table:table-row table:style-name="ro6">
          <table:table-cell office:value-type="string">
            <text:p>model</text:p>
          </table:table-cell>
          <table:table-cell table:style-name="ce8" office:value-type="string">
            <text:p>BR-47</text:p>
          </table:table-cell>
          <table:table-cell table:style-name="ce36" office:value-type="string">
            <text:p>exists(cac:TaxCategory/cbc:ID)</text:p>
          </table:table-cell>
          <table:table-cell table:number-columns-repeated="1021"/>
        </table:table-row>
        <table:table-row table:style-name="ro6">
          <table:table-cell office:value-type="string">
            <text:p>model</text:p>
          </table:table-cell>
          <table:table-cell table:style-name="ce8" office:value-type="string">
            <text:p>BR-48</text:p>
          </table:table-cell>
          <table:table-cell table:style-name="ce36" office:value-type="string">
            <text:p>exists(cac:TaxCategory/cbc:Percent) or (cac:TaxCategory/cbc:ID='O')</text:p>
          </table:table-cell>
          <table:table-cell table:number-columns-repeated="1021"/>
        </table:table-row>
        <table:table-row table:style-name="ro6">
          <table:table-cell office:value-type="string">
            <text:p>model</text:p>
          </table:table-cell>
          <table:table-cell table:style-name="ce8" office:value-type="string">
            <text:p>BR-49</text:p>
          </table:table-cell>
          <table:table-cell table:style-name="ce36" office:value-type="string">
            <text:p>exists(cbc:PaymentMeansCode)</text:p>
          </table:table-cell>
          <table:table-cell table:number-columns-repeated="1021"/>
        </table:table-row>
        <table:table-row table:style-name="ro6">
          <table:table-cell office:value-type="string">
            <text:p>model</text:p>
          </table:table-cell>
          <table:table-cell table:style-name="ce8" office:value-type="string">
            <text:p>BR-50</text:p>
          </table:table-cell>
          <table:table-cell table:style-name="ce38" office:value-type="string">
            <text:p>exists(cbc:ID)</text:p>
          </table:table-cell>
          <table:table-cell table:number-columns-repeated="1021"/>
        </table:table-row>
        <table:table-row table:style-name="ro3">
          <table:table-cell office:value-type="string">
            <text:p>model</text:p>
          </table:table-cell>
          <table:table-cell table:style-name="ce8" office:value-type="string">
            <text:p>BR-51</text:p>
          </table:table-cell>
          <table:table-cell table:style-name="ce35" office:value-type="string">
            <text:p>string-length(cbc:PrimaryAccountNumberID)&gt;=4 and string-length(cbc:PrimaryAccountNumberID)&lt;=6</text:p>
          </table:table-cell>
          <table:table-cell table:number-columns-repeated="1021"/>
        </table:table-row>
        <table:table-row table:style-name="ro6">
          <table:table-cell office:value-type="string">
            <text:p>model</text:p>
          </table:table-cell>
          <table:table-cell table:style-name="ce8" office:value-type="string">
            <text:p>BR-52</text:p>
          </table:table-cell>
          <table:table-cell table:style-name="ce36" office:value-type="string">
            <text:p>exists(cbc:ID)</text:p>
          </table:table-cell>
          <table:table-cell table:number-columns-repeated="1021"/>
        </table:table-row>
        <table:table-row table:style-name="ro6">
          <table:table-cell office:value-type="string">
            <text:p>model</text:p>
          </table:table-cell>
          <table:table-cell table:style-name="ce8" office:value-type="string">
            <text:p>BR-53</text:p>
          </table:table-cell>
          <table:table-cell table:style-name="ce39" office:value-type="string">
            <text:p>every $taxcurrency in cbc:TaxCurrencyCode satisfies exists(//cac:TaxTotal/cbc:TaxAmount[@currencyID=$taxcurrency])</text:p>
          </table:table-cell>
          <table:table-cell table:number-columns-repeated="1021"/>
        </table:table-row>
        <table:table-row table:style-name="ro6">
          <table:table-cell office:value-type="string">
            <text:p>model</text:p>
          </table:table-cell>
          <table:table-cell table:style-name="ce8" office:value-type="string">
            <text:p>BR-54</text:p>
          </table:table-cell>
          <table:table-cell table:style-name="ce36" office:value-type="string">
            <text:p>exists(cbc:Name) and exists(cbc:Value)</text:p>
          </table:table-cell>
          <table:table-cell table:number-columns-repeated="1021"/>
        </table:table-row>
        <table:table-row table:style-name="ro3">
          <table:table-cell office:value-type="string">
            <text:p>model</text:p>
          </table:table-cell>
          <table:table-cell table:style-name="ce8" office:value-type="string">
            <text:p>BR-55</text:p>
          </table:table-cell>
          <table:table-cell table:style-name="ce35" office:value-type="string">
            <text:p><text:span text:style-name="T3">exists(</text:span><text:span text:style-name="T15">cac:InvoiceDocumentReference/</text:span><text:span text:style-name="T3">cbc:ID)</text:span></text:p>
          </table:table-cell>
          <table:table-cell table:number-columns-repeated="1021"/>
        </table:table-row>
        <table:table-row table:style-name="ro3">
          <table:table-cell office:value-type="string">
            <text:p>model</text:p>
          </table:table-cell>
          <table:table-cell table:style-name="ce8" office:value-type="string">
            <text:p>BR-56</text:p>
          </table:table-cell>
          <table:table-cell table:style-name="ce40" office:value-type="string">
            <text:p>exists(cac:PartyTaxScheme/cbc:CompanyID)</text:p>
          </table:table-cell>
          <table:table-cell table:number-columns-repeated="1021"/>
        </table:table-row>
        <table:table-row table:style-name="ro3">
          <table:table-cell office:value-type="string">
            <text:p>model</text:p>
          </table:table-cell>
          <table:table-cell table:style-name="ce8" office:value-type="string">
            <text:p>BR-57</text:p>
          </table:table-cell>
          <table:table-cell table:style-name="ce40" office:value-type="string">
            <text:p>exists(cac:Country/cbc:IdentificationCode)</text:p>
          </table:table-cell>
          <table:table-cell table:number-columns-repeated="1021"/>
        </table:table-row>
        <table:table-row table:style-name="ro16">
          <table:table-cell office:value-type="string">
            <text:p>model</text:p>
          </table:table-cell>
          <table:table-cell table:style-name="ce8" office:value-type="string">
            <text:p>BR-61</text:p>
          </table:table-cell>
          <table:table-cell table:style-name="ce41" office:value-type="string">
            <text:p><text:span text:style-name="T16">(exists(cac:PayeeFinancialAccount/cbc:ID) and ((normalize-space(cbc:PaymentMeansCode) = '30') or (normalize-</text:span><text:span text:style-name="T16">space(</text:span><text:span text:style-name="T17">cbc:PaymentMeansCode) = '57'</text:span><text:span text:style-name="T16">) )) <text:s/>or ((normalize-space(cbc:PaymentMeansCode) != '30') and (normalize-</text:span><text:span text:style-name="T16">space(cbc:PaymentMeansCode) != '57'))</text:span></text:p>
          </table:table-cell>
          <table:table-cell table:number-columns-repeated="1021"/>
        </table:table-row>
        <table:table-row table:style-name="ro3">
          <table:table-cell office:value-type="string">
            <text:p>model</text:p>
          </table:table-cell>
          <table:table-cell table:style-name="ce8" office:value-type="string">
            <text:p>BR-62</text:p>
          </table:table-cell>
          <table:table-cell table:style-name="ce40" office:value-type="string">
            <text:p>exists(@schemeID)</text:p>
          </table:table-cell>
          <table:table-cell table:number-columns-repeated="1021"/>
        </table:table-row>
        <table:table-row table:style-name="ro3">
          <table:table-cell office:value-type="string">
            <text:p>model</text:p>
          </table:table-cell>
          <table:table-cell table:style-name="ce8" office:value-type="string">
            <text:p>BR-63</text:p>
          </table:table-cell>
          <table:table-cell table:style-name="ce40" office:value-type="string">
            <text:p>exists(@schemeID)</text:p>
          </table:table-cell>
          <table:table-cell table:number-columns-repeated="1021"/>
        </table:table-row>
        <table:table-row table:style-name="ro3">
          <table:table-cell office:value-type="string">
            <text:p>model</text:p>
          </table:table-cell>
          <table:table-cell table:style-name="ce8" office:value-type="string">
            <text:p>BR-64</text:p>
          </table:table-cell>
          <table:table-cell table:style-name="ce40" office:value-type="string">
            <text:p>exists(@schemeID)</text:p>
          </table:table-cell>
          <table:table-cell table:number-columns-repeated="1021"/>
        </table:table-row>
        <table:table-row table:style-name="ro3">
          <table:table-cell office:value-type="string">
            <text:p>model</text:p>
          </table:table-cell>
          <table:table-cell table:style-name="ce8" office:value-type="string">
            <text:p>BR-65</text:p>
          </table:table-cell>
          <table:table-cell table:style-name="ce40" office:value-type="string">
            <text:p>exists(@listID)</text:p>
          </table:table-cell>
          <table:table-cell table:number-columns-repeated="1021"/>
        </table:table-row>
        <table:table-row table:style-name="ro17">
          <table:table-cell office:value-type="string">
            <text:p>model</text:p>
          </table:table-cell>
          <table:table-cell table:style-name="ce8" office:value-type="string">
            <text:p>BR-CO-03</text:p>
          </table:table-cell>
          <table:table-cell table:style-name="ce42"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8">
          <table:table-cell office:value-type="string">
            <text:p>model</text:p>
          </table:table-cell>
          <table:table-cell table:style-name="ce8" office:value-type="string">
            <text:p>BR-CO-04</text:p>
          </table:table-cell>
          <table:table-cell table:style-name="ce43" office:value-type="string">
            <text:p>(cac:Item/cac:ClassifiedTaxCategory/cbc:ID)</text:p>
          </table:table-cell>
          <table:table-cell table:number-columns-repeated="1021"/>
        </table:table-row>
        <table:table-row table:style-name="ro19">
          <table:table-cell office:value-type="string">
            <text:p>model</text:p>
          </table:table-cell>
          <table:table-cell table:style-name="ce8" office:value-type="string">
            <text:p>BR-CO-09</text:p>
          </table:table-cell>
          <table:table-cell table:style-name="ce44"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4">
          <table:table-cell office:value-type="string">
            <text:p>model</text:p>
          </table:table-cell>
          <table:table-cell table:style-name="ce8" office:value-type="string">
            <text:p>BR-CO-10</text:p>
          </table:table-cell>
          <table:table-cell table:style-name="ce45" office:value-type="string">
            <text:p><text:span text:style-name="T18">((cbc:LineExtensionAmount) = (round(sum(//cac:InvoiceLine/xs:decimal(cbc:LineExtensionAmount)) * 10 * 10) div 100)) or </text:span><text:span text:style-name="T18">(</text:span><text:span text:style-name="T19">(cbc:LineExtensionAmount) = (round(sum(//cac:CreditNoteLine/xs:decimal(cbc:LineExtensionAmount)) * 10 * 10) </text:span><text:span text:style-name="T20">div 100)</text:span><text:span text:style-name="T18">)</text:span></text:p>
          </table:table-cell>
          <table:table-cell table:number-columns-repeated="1021"/>
        </table:table-row>
        <table:table-row table:style-name="ro15">
          <table:table-cell office:value-type="string">
            <text:p>model</text:p>
          </table:table-cell>
          <table:table-cell table:style-name="ce8" office:value-type="string">
            <text:p>BR-CO-11</text:p>
          </table:table-cell>
          <table:table-cell table:style-name="ce34" office:value-type="string">
            <text:p>cbc:AllowanceTotalAmount = (round(sum(../cac:AllowanceCharge[cbc:ChargeIndicator='false']/xs:decimal(cbc:Amount)) * 10 * 10) div 100) or not(cbc:AllowanceTotalAmount)</text:p>
          </table:table-cell>
          <table:table-cell table:number-columns-repeated="1021"/>
        </table:table-row>
        <table:table-row table:style-name="ro15">
          <table:table-cell office:value-type="string">
            <text:p>model</text:p>
          </table:table-cell>
          <table:table-cell table:style-name="ce8" office:value-type="string">
            <text:p>BR-CO-12</text:p>
          </table:table-cell>
          <table:table-cell table:style-name="ce34" office:value-type="string">
            <text:p>cbc:ChargeTotalAmount = (round(sum(../cac:AllowanceCharge[cbc:ChargeIndicator='true']/xs:decimal(cbc:Amount)) * 10 * 10) div 100) or not(cbc:ChargeTotalAmount)</text:p>
          </table:table-cell>
          <table:table-cell table:number-columns-repeated="1021"/>
        </table:table-row>
        <table:table-row table:style-name="ro20">
          <table:table-cell office:value-type="string">
            <text:p>model</text:p>
          </table:table-cell>
          <table:table-cell table:style-name="ce8" office:value-type="string">
            <text:p>BR-CO-13</text:p>
          </table:table-cell>
          <table:table-cell table:style-name="ce34"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5">
          <table:table-cell office:value-type="string">
            <text:p>model</text:p>
          </table:table-cell>
          <table:table-cell table:style-name="ce8" office:value-type="string">
            <text:p>BR-CO-14</text:p>
          </table:table-cell>
          <table:table-cell table:style-name="ce39"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16">
          <table:table-cell office:value-type="string">
            <text:p>model</text:p>
          </table:table-cell>
          <table:table-cell table:style-name="ce8" office:value-type="string">
            <text:p>BR-CO-15</text:p>
          </table:table-cell>
          <table:table-cell table:style-name="ce46" office:value-type="string">
            <text:p>every $Currency in cbc:DocumentCurrencyCode satisfies cac:LegalMonetaryTotal/cbc:TaxInclusiveAmount = round( (cac:LegalMonetaryTotal/cbc:TaxExclusiveAmount + cac:TaxTotal/xs:decimal(cbc:TaxAmount[@currencyID=$Currency])) * 10 * 10) div 100</text:p>
          </table:table-cell>
          <table:table-cell table:number-columns-repeated="1021"/>
        </table:table-row>
        <table:table-row table:style-name="ro21">
          <table:table-cell office:value-type="string">
            <text:p>model</text:p>
          </table:table-cell>
          <table:table-cell table:style-name="ce8" office:value-type="string">
            <text:p>BR-CO-16</text:p>
          </table:table-cell>
          <table:table-cell table:style-name="ce47"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15">
          <table:table-cell office:value-type="string">
            <text:p>model</text:p>
          </table:table-cell>
          <table:table-cell table:style-name="ce8" office:value-type="string">
            <text:p>BR-CO-17</text:p>
          </table:table-cell>
          <table:table-cell table:style-name="ce48" office:value-type="string">
            <text:p><text:span text:style-name="T21">(</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1"> </text:span><text:span text:style-name="T25">0</text:span><text:span text:style-name="T21"> </text:span><text:span text:style-name="T24">and</text:span><text:span text:style-name="T21"> (</text:span><text:span text:style-name="T22">round</text:span><text:span text:style-name="T21">(</text:span><text:span text:style-name="T23">cbc:TaxAmount</text:span><text:span text:style-name="T21">) </text:span><text:span text:style-name="T24">=</text:span><text:span text:style-name="T21"> </text:span><text:span text:style-name="T25">0</text:span><text:span text:style-name="T21">)) </text:span><text:span text:style-name="T24">or</text:span><text:span text:style-name="T21"> (</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4">=</text:span><text:span text:style-name="T21"> </text:span><text:span text:style-name="T25">0</text:span><text:span text:style-name="T21"> </text:span><text:span text:style-name="T24">and</text:span><text:span text:style-name="T21"> (</text:span><text:span text:style-name="T23">cbc:TaxAmount</text:span><text:span text:style-name="T21"> </text:span><text:span text:style-name="T24">=</text:span><text:span text:style-name="T21"> </text:span><text:span text:style-name="T22">round</text:span><text:span text:style-name="T21">(</text:span><text:span text:style-name="T23">cbc:TaxableAmount</text:span><text:span text:style-name="T21"> </text:span><text:span text:style-name="T24">*</text:span><text:span text:style-name="T21"> (</text:span><text:span text:style-name="T23">cac:TaxCategory</text:span><text:span text:style-name="T24">/</text:span><text:span text:style-name="T23">cbc:Percent</text:span><text:span text:style-name="T21"> </text:span><text:span text:style-name="T24">div</text:span><text:span text:style-name="T21"> </text:span><text:span text:style-name="T25">100</text:span><text:span text:style-name="T21">) </text:span><text:span text:style-name="T24">*</text:span><text:span text:style-name="T21"> </text:span><text:span text:style-name="T25">10</text:span><text:span text:style-name="T21"> </text:span><text:span text:style-name="T24">*</text:span><text:span text:style-name="T21"> </text:span><text:span text:style-name="T25">10</text:span><text:span text:style-name="T21">) </text:span><text:span text:style-name="T24">div</text:span><text:span text:style-name="T21"> </text:span><text:span text:style-name="T25">100</text:span><text:span text:style-name="T21"> ))</text:span></text:p>
          </table:table-cell>
          <table:table-cell table:number-columns-repeated="3"/>
          <table:table-cell table:style-name="ce21" office:value-type="string">
            <text:p>Is it possible to round half up using XPATH?</text:p>
          </table:table-cell>
          <table:table-cell table:number-columns-repeated="1017"/>
        </table:table-row>
        <table:table-row table:style-name="ro3">
          <table:table-cell office:value-type="string">
            <text:p>model</text:p>
          </table:table-cell>
          <table:table-cell table:style-name="ce8" office:value-type="string">
            <text:p>BR-CO-18</text:p>
          </table:table-cell>
          <table:table-cell table:style-name="ce40" office:value-type="string">
            <text:p>exists(cac:TaxTotal/cac:TaxSubtotal)</text:p>
          </table:table-cell>
          <table:table-cell table:number-columns-repeated="1021"/>
        </table:table-row>
        <table:table-row table:style-name="ro3">
          <table:table-cell office:value-type="string">
            <text:p>model</text:p>
          </table:table-cell>
          <table:table-cell table:style-name="ce8" office:value-type="string">
            <text:p>BR-CO-19</text:p>
          </table:table-cell>
          <table:table-cell table:style-name="ce16" office:value-type="string">
            <text:p>exists(cbc:StartDate) or exists(cbc:EndDate)</text:p>
          </table:table-cell>
          <table:table-cell table:number-columns-repeated="1021"/>
        </table:table-row>
        <table:table-row table:style-name="ro3">
          <table:table-cell office:value-type="string">
            <text:p>model</text:p>
          </table:table-cell>
          <table:table-cell table:style-name="ce8" office:value-type="string">
            <text:p>BR-CO-20</text:p>
          </table:table-cell>
          <table:table-cell table:style-name="ce16" office:value-type="string">
            <text:p>exists(cbc:StartDate) or exists(cbc:EndDate)</text:p>
          </table:table-cell>
          <table:table-cell table:number-columns-repeated="1021"/>
        </table:table-row>
        <table:table-row table:style-name="ro6">
          <table:table-cell office:value-type="string">
            <text:p>model</text:p>
          </table:table-cell>
          <table:table-cell table:style-name="ce8" office:value-type="string">
            <text:p>BR-CO-21</text:p>
          </table:table-cell>
          <table:table-cell table:style-name="ce36" office:value-type="string">
            <text:p>exists(cbc:AllowanceChargeReason)<text:span text:style-name="T1"> or exists(cbc:AllowanceChargeReasonCode)</text:span></text:p>
          </table:table-cell>
          <table:table-cell table:number-columns-repeated="3"/>
          <table:table-cell table:style-name="ce77" office:value-type="string">
            <text:p>Repetition BR-33</text:p>
          </table:table-cell>
          <table:table-cell table:number-columns-repeated="1017"/>
        </table:table-row>
        <table:table-row table:style-name="ro6">
          <table:table-cell office:value-type="string">
            <text:p>model</text:p>
          </table:table-cell>
          <table:table-cell table:style-name="ce8" office:value-type="string">
            <text:p>BR-CO-22</text:p>
          </table:table-cell>
          <table:table-cell table:style-name="ce36" office:value-type="string">
            <text:p>exists(cbc:AllowanceChargeReason)<text:span text:style-name="T2"> or exists(cbc:AllowanceChargeReasonCode)</text:span></text:p>
          </table:table-cell>
          <table:table-cell table:number-columns-repeated="3"/>
          <table:table-cell table:style-name="ce77" office:value-type="string">
            <text:p>Repetition BR-38</text:p>
          </table:table-cell>
          <table:table-cell table:number-columns-repeated="1017"/>
        </table:table-row>
        <table:table-row table:style-name="ro6">
          <table:table-cell office:value-type="string">
            <text:p>model</text:p>
          </table:table-cell>
          <table:table-cell table:style-name="ce8" office:value-type="string">
            <text:p>BR-CO-23</text:p>
          </table:table-cell>
          <table:table-cell table:style-name="ce36" office:value-type="string">
            <text:p>exists(cbc:AllowanceChargeReason)<text:span text:style-name="T2"> or exists(cbc:AllowanceChargeReasonCode)</text:span></text:p>
          </table:table-cell>
          <table:table-cell table:number-columns-repeated="3"/>
          <table:table-cell table:style-name="ce77" office:value-type="string">
            <text:p>Repetition BR-42</text:p>
          </table:table-cell>
          <table:table-cell table:number-columns-repeated="1017"/>
        </table:table-row>
        <table:table-row table:style-name="ro6">
          <table:table-cell office:value-type="string">
            <text:p>model</text:p>
          </table:table-cell>
          <table:table-cell table:style-name="ce8" office:value-type="string">
            <text:p>BR-CO-24</text:p>
          </table:table-cell>
          <table:table-cell table:style-name="ce36" office:value-type="string">
            <text:p>exists(cbc:AllowanceChargeReason)<text:span text:style-name="T8"> </text:span><text:span text:style-name="T2">or exists(cbc:AllowanceChargeReasonCode)</text:span></text:p>
          </table:table-cell>
          <table:table-cell table:number-columns-repeated="3"/>
          <table:table-cell table:style-name="ce77" office:value-type="string">
            <text:p>Repetition BR-44</text:p>
          </table:table-cell>
          <table:table-cell table:number-columns-repeated="1017"/>
        </table:table-row>
        <table:table-row table:style-name="ro3">
          <table:table-cell office:value-type="string">
            <text:p>model</text:p>
          </table:table-cell>
          <table:table-cell table:style-name="ce8" office:value-type="string">
            <text:p>BR-CO-25</text:p>
          </table:table-cell>
          <table:table-cell table:style-name="ce40" office:value-type="string">
            <text:p>((. &gt; 0) and (exists(//cbc:DueDate) or exists(//cac:PaymentTerms/cbc:Note))) or (. &lt;= 0)</text:p>
          </table:table-cell>
          <table:table-cell table:number-columns-repeated="1021"/>
        </table:table-row>
        <table:table-row table:style-name="ro4">
          <table:table-cell office:value-type="string">
            <text:p>model</text:p>
          </table:table-cell>
          <table:table-cell table:style-name="ce8" office:value-type="string">
            <text:p>BR-CO-26</text:p>
          </table:table-cell>
          <table:table-cell table:style-name="ce16" office:value-type="string">
            <text:p>exists(cac:Party/cac:PartyTaxScheme/cbc:CompanyID) or exists(cac:Party/cac:PartyIdentification/cbc:ID) or exists(cac:Party/cac:PartyLegalEntity/cbc:CompanyID)</text:p>
          </table:table-cell>
          <table:table-cell table:number-columns-repeated="1021"/>
        </table:table-row>
        <table:table-row table:style-name="ro22">
          <table:table-cell office:value-type="string">
            <text:p>model</text:p>
          </table:table-cell>
          <table:table-cell table:style-name="ce8" office:value-type="string">
            <text:p>BR-S-01</text:p>
          </table:table-cell>
          <table:table-cell table:style-name="ce49" office:value-type="string">
            <text:p><text:span text:style-name="T26">((count(//cac:AllowanceCharge/cac:TaxCategory[normalize-space(cbc:ID) = 'S']) + count(//cac:ClassifiedTaxCategory[</text:span><text:span text:style-name="T27">normalize-</text:span><text:span text:style-name="T27">space(</text:span><text:span text:style-name="T26">cbc:ID) = 'S'])) &gt; 0 and count(cac:TaxTotal/cac:TaxSubtotal/cac:TaxCategory[</text:span><text:span text:style-name="T27">normalize-space(</text:span><text:span text:style-name="T26">cbc:ID) = 'S']) &gt; 0) <text:s/>or </text:span><text:span text:style-name="T26">((count(//cac:AllowanceCharge/cac:TaxCategory[</text:span><text:span text:style-name="T27">normalize-space(</text:span><text:span text:style-name="T26">cbc:ID) = 'S']) + count(//cac:ClassifiedTaxCategory[</text:span><text:span text:style-name="T27">normalize-</text:span><text:span text:style-name="T27">space(</text:span><text:span text:style-name="T26">cbc:ID) = 'S'])) = 0 and count(cac:TaxTotal/cac:TaxSubtotal/cac:TaxCategory[</text:span><text:span text:style-name="T27">normalize-space(</text:span><text:span text:style-name="T26">cbc:ID) = 'S']) = 0)</text:span></text:p>
          </table:table-cell>
          <table:table-cell table:number-columns-repeated="1021"/>
        </table:table-row>
        <table:table-row table:style-name="ro7">
          <table:table-cell office:value-type="string">
            <text:p>model</text:p>
          </table:table-cell>
          <table:table-cell table:style-name="ce8" office:value-type="string">
            <text:p>BR-S-02</text:p>
          </table:table-cell>
          <table:table-cell table:style-name="ce50" office:value-type="string">
            <text:p><text:span text:style-name="T3">(exists(//</text:span><text:span text:style-name="T15">cac:ClassifiedTaxCategory[normalize-space(cbc:ID) = '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S']))</text:span></text:p>
          </table:table-cell>
          <table:table-cell table:number-columns-repeated="1021"/>
        </table:table-row>
        <table:table-row table:style-name="ro7">
          <table:table-cell office:value-type="string">
            <text:p>model</text:p>
          </table:table-cell>
          <table:table-cell table:style-name="ce8" office:value-type="string">
            <text:p>BR-S-03</text:p>
          </table:table-cell>
          <table:table-cell table:style-name="ce50" office:value-type="string">
            <text:p><text:span text:style-name="T3">(exists(//</text:span><text:span text:style-name="T15">cac:AllowanceCharge[cbc:ChargeIndicator='false']/cac:TaxCategory[normalize-space(cbc:ID)='S']</text:span><text:span text:style-name="T3">) and </text:span><text:span text:style-name="T3">(exists(//cac:AccountingSupplierParty/cac:Party/cac:PartyTaxScheme/cbc:CompanyID) or </text:span><text:span text:style-name="T3">exists(//cac:AccountingSupplierParty/cac:Party/cac:PartyTaxScheme/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S']</text:span><text:span text:style-name="T28">))</text:span></text:p>
          </table:table-cell>
          <table:table-cell table:number-columns-repeated="1021"/>
        </table:table-row>
        <table:table-row table:style-name="ro7">
          <table:table-cell office:value-type="string">
            <text:p>model</text:p>
          </table:table-cell>
          <table:table-cell table:style-name="ce8" office:value-type="string">
            <text:p>BR-S-04</text:p>
          </table:table-cell>
          <table:table-cell table:style-name="ce50" office:value-type="string">
            <text:p><text:span text:style-name="T3">(exists(//</text:span><text:span text:style-name="T15">cac:AllowanceCharge[cbc:ChargeIndicator='true']/cac:TaxCategory[normalize-space(cbc:ID)='S']</text:span><text:span text:style-name="T3">) and </text:span><text:span text:style-name="T3">(exists(//cac:AccountingSupplierParty/cac:Party/cac:PartyTaxScheme/cbc:CompanyID) or </text:span><text:span text:style-name="T3">exists(//cac:AccountingSupplierParty/cac:Party/cac:PartyTaxSchemey/cbc:CompanyID) 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S']</text:span><text:span text:style-name="T28">))</text:span></text:p>
          </table:table-cell>
          <table:table-cell table:number-columns-repeated="1021"/>
        </table:table-row>
        <table:table-row table:style-name="ro3">
          <table:table-cell office:value-type="string">
            <text:p>model</text:p>
          </table:table-cell>
          <table:table-cell table:style-name="ce8" office:value-type="string">
            <text:p>BR-S-05</text:p>
          </table:table-cell>
          <table:table-cell table:style-name="ce51" office:value-type="string">
            <text:p>(cbc:Percent) &gt; 0</text:p>
          </table:table-cell>
          <table:table-cell table:number-columns-repeated="1021"/>
        </table:table-row>
        <table:table-row table:style-name="ro3">
          <table:table-cell office:value-type="string">
            <text:p>model</text:p>
          </table:table-cell>
          <table:table-cell table:style-name="ce8" office:value-type="string">
            <text:p>BR-S-06</text:p>
          </table:table-cell>
          <table:table-cell table:style-name="ce51" office:value-type="string">
            <text:p>(cbc:Percent) &gt; 0</text:p>
          </table:table-cell>
          <table:table-cell table:number-columns-repeated="1021"/>
        </table:table-row>
        <table:table-row table:style-name="ro3">
          <table:table-cell office:value-type="string">
            <text:p>model</text:p>
          </table:table-cell>
          <table:table-cell table:style-name="ce8" office:value-type="string">
            <text:p>BR-S-07</text:p>
          </table:table-cell>
          <table:table-cell table:style-name="ce51" office:value-type="string">
            <text:p>(cbc:Percent) &gt; 0</text:p>
          </table:table-cell>
          <table:table-cell table:number-columns-repeated="1021"/>
        </table:table-row>
        <table:table-row table:style-name="ro23">
          <table:table-cell office:value-type="string">
            <text:p>model</text:p>
          </table:table-cell>
          <table:table-cell table:style-name="ce8" office:value-type="string">
            <text:p>BR-S-08</text:p>
          </table:table-cell>
          <table:table-cell table:style-name="ce52" office:value-type="string">
            <text:p><text:span text:style-name="T18">every $rate in round(cbc:Percent) satisfies (</text:span><text:span text:style-name="T30">(exists(//cac:InvoiceLine) and </text:span><text:span text:style-name="T18">(../cbc:TaxableAmount = (sum(../../../cac:InvoiceLine[</text:span><text:span text:style-name="T19">normalize-</text:span><text:span text:style-name="T19">space(</text:span><text:span text:style-name="T18">cac:Item/cac:ClassifiedTaxCategory/cbc:ID)='S'][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S'][cac:TaxCategory/round(cbc:Percent) = $rate]/xs:decimal(cbc:Amount)) - </text:span><text:span text:style-name="T18">sum(../../../cac:AllowanceCharge[cbc:ChargeIndicator='false'][</text:span><text:span text:style-name="T19">normalize-space(</text:span><text:span text:style-name="T18">cac:TaxCategory/cbc:ID)='S'][cac:TaxCategory/round(cbc:Percent) </text:span><text:span text:style-name="T18">= $rate]/xs:decimal(cbc:Amount))))) or </text:span><text:span text:style-name="T30">(exists(//cac:CreditNoteLine) and </text:span><text:span text:style-name="T18"><text:s/>(</text:span><text:span text:style-name="T19">../cbc:TaxableAmount = (sum(../../../cac:CreditNoteLine[normalize-</text:span><text:span text:style-name="T19">space(</text:span><text:span text:style-name="T18">cac:Item/cac:ClassifiedTaxCategory/cbc:ID)='S'][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S'][cac:TaxCategory/round(cbc:Percent) = $rate]/xs:decimal(cbc:Amount)) - </text:span><text:span text:style-name="T18">sum(../../../cac:AllowanceCharge[cbc:ChargeIndicator='false'][</text:span><text:span text:style-name="T19">normalize-space(</text:span><text:span text:style-name="T31">cac:TaxCategory/cbc:ID)='S'][cac:TaxCategory/round(cbc:Percent) </text:span><text:span text:style-name="T31">= $rate]/xs:decimal(cbc:Amount))))))</text:span></text:p>
          </table:table-cell>
          <table:table-cell table:number-columns-repeated="3"/>
          <table:table-cell table:style-name="ce16"/>
          <table:table-cell table:number-columns-repeated="1017"/>
        </table:table-row>
        <table:table-row table:style-name="ro6">
          <table:table-cell office:value-type="string">
            <text:p>model</text:p>
          </table:table-cell>
          <table:table-cell table:style-name="ce8" office:value-type="string">
            <text:p>BR-S-09</text:p>
          </table:table-cell>
          <table:table-cell table:style-name="ce36" office:value-type="string">
            <text:p>../cbc:TaxAmount = round(((../cbc:TaxableAmount) * (cbc:Percent div 100)) * 10 * 10) div 100 </text:p>
          </table:table-cell>
          <table:table-cell table:number-columns-repeated="3"/>
          <table:table-cell table:style-name="ce16"/>
          <table:table-cell table:number-columns-repeated="1017"/>
        </table:table-row>
        <table:table-row table:style-name="ro6">
          <table:table-cell office:value-type="string">
            <text:p>model</text:p>
          </table:table-cell>
          <table:table-cell table:style-name="ce8" office:value-type="string">
            <text:p>BR-S-10</text:p>
          </table:table-cell>
          <table:table-cell table:style-name="ce36" office:value-type="string">
            <text:p>not(cbc:TaxExemptionReason) and not(cbc:TaxExemptionReasonCode)</text:p>
          </table:table-cell>
          <table:table-cell table:number-columns-repeated="3"/>
          <table:table-cell table:style-name="ce16"/>
          <table:table-cell table:number-columns-repeated="1017"/>
        </table:table-row>
        <table:table-row table:style-name="ro5">
          <table:table-cell office:value-type="string">
            <text:p>model</text:p>
          </table:table-cell>
          <table:table-cell table:style-name="ce8" office:value-type="string">
            <text:p>BR-Z-01</text:p>
          </table:table-cell>
          <table:table-cell table:style-name="ce49" office:value-type="string">
            <text:p><text:span text:style-name="T32">((exists(//cac:TaxCategory/cbc:ID[</text:span><text:span text:style-name="T33">normalize-space(</text:span><text:span text:style-name="T32">.) = 'Z']) or exists(//cac:ClassifiedTaxCategory/cbc:ID[</text:span><text:span text:style-name="T33">normalize-space(</text:span><text:span text:style-name="T32">.) = 'Z'])) and </text:span><text:span text:style-name="T32">(count(cac:TaxTotal/cac:TaxSubtotal/cac:TaxCategory/cbc:ID[</text:span><text:span text:style-name="T33">normalize-space(</text:span><text:span text:style-name="T32">.) = 'Z']) = 1)) or </text:span><text:span text:style-name="T32">(not(</text:span><text:span text:style-name="T33">//cac:TaxCategory/cbc:ID[normalize-space(.) = 'Z']) and not(//cac:ClassifiedTaxCategory/cbc:ID[normalize-space(.) = 'Z']))</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Z-02</text:p>
          </table:table-cell>
          <table:table-cell table:style-name="ce50" office:value-type="string">
            <text:p><text:span text:style-name="T3">(exists(//</text:span><text:span text:style-name="T15">cac:ClassifiedTaxCategory[normalize-space(cbc:ID) = 'Z']</text:span><text:span text:style-name="T3">) and </text:span><text:span text:style-name="T3">(exists(//cac:AccountingSupplierParty/cac:Party/cac:PartyTaxScheme/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Z']))</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Z-03</text:p>
          </table:table-cell>
          <table:table-cell table:style-name="ce50" office:value-type="string">
            <text:p><text:span text:style-name="T10">(exists(//</text:span><text:span text:style-name="T33">cac:AllowanceCharge[cbc:ChargeIndicator='false']/cac:TaxCategory[normalize-space(cbc:ID)='Z']</text:span><text:span text:style-name="T10">) and </text:span><text:span text:style-name="T10">(exists(//cac:AccountingSupplierParty/cac:Party/cac:PartyTaxScheme/cbc:CompanyID) or </text:span><text:span text:style-name="T10">exists(//</text:span><text:span text:style-name="T28">cac:TaxRepresentativeParty/cac:PartyTaxScheme/cbc:CompanyID))) or not(exists(//cac:TaxCategory[</text:span><text:span text:style-name="T29">normalize-space(</text:span><text:span text:style-name="T28">cbc:ID) = </text:span><text:span text:style-name="T28">'Z']))</text:span></text:p>
          </table:table-cell>
          <table:table-cell table:number-columns-repeated="4"/>
          <table:table-cell table:style-name="ce16" office:value-type="string">
            <text:p>TaxCategory/cbc:ID[. = 'AE'])=0)</text:p>
          </table:table-cell>
          <table:table-cell table:number-columns-repeated="1016"/>
        </table:table-row>
        <table:table-row table:style-name="ro24">
          <table:table-cell office:value-type="string">
            <text:p>model</text:p>
          </table:table-cell>
          <table:table-cell table:style-name="ce8" office:value-type="string">
            <text:p>BR-Z-04</text:p>
          </table:table-cell>
          <table:table-cell table:style-name="ce12" office:value-type="string">
            <text:p><text:span text:style-name="T34">(exists(//</text:span><text:span text:style-name="T15">cac:AllowanceCharge[cbc:ChargeIndicator='true']/cac:TaxCategory[normalize-space(cbc:ID)='Z']</text:span><text:span text:style-name="T34">) and </text:span><text:span text:style-name="T34">(exists(//cac:AccountingSupplierParty/cac:Party/cac:PartyTaxScheme/cbc:CompanyID)or </text:span><text:span text:style-name="T34">exists(//</text:span><text:span text:style-name="T14">cac:TaxRepresentativeParty/cac:PartyTaxScheme/cbc:CompanyID))) or not(exists(//cac:TaxCategory[</text:span><text:span text:style-name="T35">normalize-space(</text:span><text:span text:style-name="T14">cbc:ID) = </text:span><text:span text:style-name="T14">'Z']))</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05</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06</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07</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Z-08</text:p>
          </table:table-cell>
          <table:table-cell table:style-name="ce52" office:value-type="string">
            <text:p><text:span text:style-name="T36">(exists(//cac:InvoiceLine) and (../cbc:TaxableAmount = (sum(../../../cac:InvoiceLine[normalize-</text:span><text:span text:style-name="T36">space(cac:Item/cac:ClassifiedTaxCategory/cbc:ID)='Z']/xs:decimal(cbc:LineExtensionAmount)) + </text:span><text:span text:style-name="T36">sum(../../../cac:AllowanceCharge[cbc:ChargeIndicator='true'][normalize-space(cac:TaxCategory/cbc:ID)='Z']/xs:decimal(cbc:Amount)) - </text:span><text:span text:style-name="T36">sum(../../../cac:AllowanceCharge[cbc:ChargeIndicator='false'][normalize-space(cac:TaxCategory/cbc:ID)='Z']/xs:decimal(cbc:Amount))))) or </text:span><text:span text:style-name="T36">(exists(//cac:CreditNoteLine) and </text:span><text:span text:style-name="T37">(../</text:span><text:span text:style-name="T38">cbc:TaxableAmount = (sum(../../../cac:CreditNoteLine[normalize-</text:span><text:span text:style-name="T38">space(cac:Item/cac:ClassifiedTaxCategory/cbc:ID)='Z']/xs:decimal(cbc:LineExtensionAmount)) + </text:span><text:span text:style-name="T38">sum(../../../cac:AllowanceCharge[cbc:ChargeIndicator='true'][normalize-space(cac:TaxCategory/cbc:ID)='Z']/xs:decimal(cbc:Amount)) - </text:span><text:span text:style-name="T38">sum(../../../cac:AllowanceCharge[cbc:ChargeIndicator='false'][normalize-space(cac:TaxCategory/cbc:ID)='Z']/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09</text:p>
          </table:table-cell>
          <table:table-cell table:style-name="ce3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10</text:p>
          </table:table-cell>
          <table:table-cell table:style-name="ce36" office:value-type="string">
            <text:p>not(cbc:TaxExemptionReason) or <text:s/>not(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E-01</text:p>
          </table:table-cell>
          <table:table-cell table:style-name="ce53" office:value-type="string">
            <text:p><text:span text:style-name="T39">((exists(//cac:TaxCategory/cbc:ID[</text:span><text:span text:style-name="T15">normalize-space(</text:span><text:span text:style-name="T39">.) = 'E']) or exists(//cac:ClassifiedTaxCategory/cbc:ID[</text:span><text:span text:style-name="T15">normalize-space(</text:span><text:span text:style-name="T39">.) = 'E'])) and </text:span><text:span text:style-name="T39">(count(cac:TaxTotal/cac:TaxSubtotal/cac:TaxCategory/cbc:ID[</text:span><text:span text:style-name="T15">normalize-space(</text:span><text:span text:style-name="T39">.) = 'E']) = 1)) or </text:span><text:span text:style-name="T39">(not(</text:span><text:span text:style-name="T15">//cac:TaxCategory/cbc:ID[normalize-space(.) = 'E']) and not(//cac:ClassifiedTaxCategory/cbc:ID[normalize-space(.) = 'E']))</text:span></text:p>
          </table:table-cell>
          <table:table-cell table:number-columns-repeated="4"/>
          <table:table-cell table:style-name="ce16"/>
          <table:table-cell table:style-name="ce8"/>
          <table:table-cell table:number-columns-repeated="1015"/>
        </table:table-row>
        <table:table-row table:style-name="ro24">
          <table:table-cell office:value-type="string">
            <text:p>model</text:p>
          </table:table-cell>
          <table:table-cell table:style-name="ce8" office:value-type="string">
            <text:p>BR-E-02</text:p>
          </table:table-cell>
          <table:table-cell table:style-name="ce50" office:value-type="string">
            <text:p><text:span text:style-name="T3">(exists(//</text:span><text:span text:style-name="T15">cac:ClassifiedTaxCategory[normalize-space(cbc:ID) = 'E']</text:span><text:span text:style-name="T3">) and </text:span><text:span text:style-name="T3">(exists(//cac:AccountingSupplierParty/cac:Party/cac:PartyTaxScheme/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E']))</text:span></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3</text:p>
          </table:table-cell>
          <table:table-cell table:style-name="ce54" office:value-type="string">
            <text:p><text:span text:style-name="T18">(exists(//</text:span><text:span text:style-name="T40">cac:AllowanceCharge[cbc:ChargeIndicator='false']/cac:TaxCategory[normalize-space(cbc:ID)='E']</text:span><text:span text:style-name="T18">) and </text:span><text:span text:style-name="T18">(exists(//cac:AccountingSupplierParty/cac:Party/cac:PartyTaxScheme/cbc:CompanyID) or </text:span><text:span text:style-name="T19">exists(//cac:AccountingSupplierParty/cac:Party/cac:PartyTaxScheme/cbc:CompanyID[@schemeID != 'VAT']) or</text:span><text:span text:style-name="T18"> </text:span><text:span text:style-name="T41">exists(//</text:span><text:span text:style-name="T42">cac:TaxRepresentativeParty/cac:PartyTaxScheme/cbc:CompanyID))) or </text:span><text:span text:style-name="T42">not(exists(</text:span><text:span text:style-name="T43">//</text:span><text:span text:style-name="T40">cac:AllowanceCharge[cbc:ChargeIndicator='false']/cac:TaxCategory[normalize-space(cbc:ID)='E']</text:span><text:span text:style-name="T42">))</text:span></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4</text:p>
          </table:table-cell>
          <table:table-cell table:style-name="ce12" office:value-type="string">
            <text:p><text:span text:style-name="T34">(exists(//</text:span><text:span text:style-name="T15">cac:AllowanceCharge[cbc:ChargeIndicator='true']/cac:TaxCategory[normalize-space(cbc:ID)='E']</text:span><text:span text:style-name="T34">) and </text:span><text:span text:style-name="T34">(exists(//cac:AccountingSupplierParty/cac:Party/cac:PartyTaxScheme/cbc:CompanyID)or</text:span><text:span text:style-name="T15"> </text:span><text:span text:style-name="T15">exists(//cac:AccountingSupplierParty/cac:Party/cac:PartyTaxScheme/cbc:CompanyID[@schemeID != 'VAT']) or</text:span><text:span text:style-name="T34"> </text:span><text:span text:style-name="T34">exists(//</text:span><text:span text:style-name="T14">cac:TaxRepresentativeParty/cac:PartyTaxScheme/cbc:CompanyID))) or </text:span><text:span text:style-name="T14">not(exists(</text:span><text:span text:style-name="T44">//</text:span><text:span text:style-name="T35">cac:AllowanceCharge[cbc:ChargeIndicator='true']/cac:TaxCategory[normalize-space(cbc:ID)='E']</text:span><text:span text:style-name="T14">))</text:span></text:p>
          </table:table-cell>
          <table:table-cell table:number-columns-repeated="4"/>
          <table:table-cell table:style-name="ce16"/>
          <table:table-cell table:style-name="ce8"/>
          <table:table-cell table:number-columns-repeated="1015"/>
        </table:table-row>
        <table:table-row table:style-name="ro6">
          <table:table-cell office:value-type="string">
            <text:p>model</text:p>
          </table:table-cell>
          <table:table-cell table:style-name="ce8" office:value-type="string">
            <text:p>BR-E-05</text:p>
          </table:table-cell>
          <table:table-cell table:style-name="ce36" office:value-type="string">
            <text:p>(cbc:Percent = 0)</text:p>
          </table:table-cell>
          <table:table-cell table:number-columns-repeated="4"/>
          <table:table-cell table:style-name="ce16"/>
          <table:table-cell table:style-name="ce8"/>
          <table:table-cell table:number-columns-repeated="1015"/>
        </table:table-row>
        <table:table-row table:style-name="ro6">
          <table:table-cell office:value-type="string">
            <text:p>model</text:p>
          </table:table-cell>
          <table:table-cell table:style-name="ce8" office:value-type="string">
            <text:p>BR-E-06</text:p>
          </table:table-cell>
          <table:table-cell table:style-name="ce36" office:value-type="string">
            <text:p>(cbc:Percent = 0)</text:p>
          </table:table-cell>
          <table:table-cell table:number-columns-repeated="4"/>
          <table:table-cell table:style-name="ce16"/>
          <table:table-cell table:style-name="ce8"/>
          <table:table-cell table:number-columns-repeated="1015"/>
        </table:table-row>
        <table:table-row table:style-name="ro6">
          <table:table-cell office:value-type="string">
            <text:p>model</text:p>
          </table:table-cell>
          <table:table-cell table:style-name="ce8" office:value-type="string">
            <text:p>BR-E-07</text:p>
          </table:table-cell>
          <table:table-cell table:style-name="ce36" office:value-type="string">
            <text:p>(cbc:Percent = 0)</text:p>
          </table:table-cell>
          <table:table-cell table:number-columns-repeated="4"/>
          <table:table-cell table:style-name="ce16"/>
          <table:table-cell table:style-name="ce8"/>
          <table:table-cell table:number-columns-repeated="1015"/>
        </table:table-row>
        <table:table-row table:style-name="ro26">
          <table:table-cell office:value-type="string">
            <text:p>model</text:p>
          </table:table-cell>
          <table:table-cell table:style-name="ce8" office:value-type="string">
            <text:p>BR-E-08</text:p>
          </table:table-cell>
          <table:table-cell table:style-name="ce52" office:value-type="string">
            <text:p><text:span text:style-name="T36">(exists(//cac:InvoiceLine) and (../cbc:TaxableAmount = (sum(../../../cac:InvoiceLine[normalize-</text:span><text:span text:style-name="T36">space(cac:Item/cac:ClassifiedTaxCategory/cbc:ID)='E']/xs:decimal(cbc:LineExtensionAmount)) + </text:span><text:span text:style-name="T36">sum(../../../cac:AllowanceCharge[cbc:ChargeIndicator='true'][normalize-space(cac:TaxCategory/cbc:ID)='E']/xs:decimal(cbc:Amount)) - </text:span><text:span text:style-name="T36">sum(../../../cac:AllowanceCharge[cbc:ChargeIndicator='false'][normalize-space(cac:TaxCategory/cbc:ID)='E']/xs:decimal(cbc:Amount))))) or </text:span><text:span text:style-name="T36">(exists(//cac:CreditNoteLine) and </text:span><text:span text:style-name="T37">(../</text:span><text:span text:style-name="T38">cbc:TaxableAmount = (sum(../../../cac:CreditNoteLine[normalize-</text:span><text:span text:style-name="T38">space(cac:Item/cac:ClassifiedTaxCategory/cbc:ID)='E']/xs:decimal(cbc:LineExtensionAmount)) + </text:span><text:span text:style-name="T38">sum(../../../cac:AllowanceCharge[cbc:ChargeIndicator='true'][normalize-space(cac:TaxCategory/cbc:ID)='E']/xs:decimal(cbc:Amount)) - </text:span><text:span text:style-name="T38">sum(../../../cac:AllowanceCharge[cbc:ChargeIndicator='false'][normalize-space(cac:TaxCategory/cbc:ID)='E']/xs:decimal(cbc:Amount)))))</text:span></text:p>
          </table:table-cell>
          <table:table-cell table:number-columns-repeated="4"/>
          <table:table-cell table:style-name="ce16"/>
          <table:table-cell table:style-name="ce8"/>
          <table:table-cell table:number-columns-repeated="1015"/>
        </table:table-row>
        <table:table-row table:style-name="ro6">
          <table:table-cell office:value-type="string">
            <text:p>model</text:p>
          </table:table-cell>
          <table:table-cell table:style-name="ce8" office:value-type="string">
            <text:p>BR-E-09</text:p>
          </table:table-cell>
          <table:table-cell table:style-name="ce36" office:value-type="string">
            <text:p>../cbc:TaxAmount = 0</text:p>
          </table:table-cell>
          <table:table-cell table:number-columns-repeated="4"/>
          <table:table-cell table:style-name="ce16"/>
          <table:table-cell table:style-name="ce8"/>
          <table:table-cell table:number-columns-repeated="1015"/>
        </table:table-row>
        <table:table-row table:style-name="ro6">
          <table:table-cell table:style-name="Default" office:value-type="string">
            <text:p>model</text:p>
          </table:table-cell>
          <table:table-cell table:style-name="ce8" office:value-type="string">
            <text:p>BR-E-10</text:p>
          </table:table-cell>
          <table:table-cell table:style-name="ce36" office:value-type="string">
            <text:p>exists(cbc:TaxExemptionReason) or exists(cbc:TaxExemptionReasonCode)</text:p>
          </table:table-cell>
          <table:table-cell table:style-name="Default" table:number-columns-repeated="4"/>
          <table:table-cell table:style-name="ce78"/>
          <table:table-cell table:style-name="ce79"/>
          <table:table-cell table:style-name="Default" table:number-columns-repeated="1015"/>
        </table:table-row>
        <table:table-row table:style-name="ro24">
          <table:table-cell office:value-type="string">
            <text:p>model</text:p>
          </table:table-cell>
          <table:table-cell table:style-name="ce8" office:value-type="string">
            <text:p>BR-AE-01</text:p>
          </table:table-cell>
          <table:table-cell table:style-name="ce49"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2</text:p>
          </table:table-cell>
          <table:table-cell table:style-name="ce50" office:value-type="string">
            <text:p><text:span text:style-name="T3">(exists(//</text:span><text:span text:style-name="T15">cac:Classified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ClassifiedTaxCategory[</text:span><text:span text:style-name="T29">normalize-space(</text:span><text:span text:style-name="T28">cbc:ID) = 'AE']))</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3</text:p>
          </table:table-cell>
          <table:table-cell table:style-name="ce50" office:value-type="string">
            <text:p><text:span text:style-name="T3">(exists(//</text:span><text:span text:style-name="T15">cac:AllowanceCharge[cbc:ChargeIndicator='false']/cac: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AllowanceCharge[cbc:ChargeIndicator='false']/cac:TaxCategory[</text:span><text:span text:style-name="T29">normalize-space(</text:span><text:span text:style-name="T28">cbc:ID) = 'AE']))</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4</text:p>
          </table:table-cell>
          <table:table-cell table:style-name="ce50" office:value-type="string">
            <text:p><text:span text:style-name="T3">(exists(//</text:span><text:span text:style-name="T15">cac:AllowanceCharge[cbc:ChargeIndicator='true']/cac: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AllowanceCharge[cbc:ChargeIndicator='true']/cac:TaxCategory[</text:span><text:span text:style-name="T29">normalize-space(</text:span><text:span text:style-name="T28">cbc:ID) = 'AE']))</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05</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06</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07</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AE-08</text:p>
          </table:table-cell>
          <table:table-cell table:style-name="ce52" office:value-type="string">
            <text:p><text:span text:style-name="T36">(exists(//cac:InvoiceLine) and (../cbc:TaxableAmount = (sum(../../../cac:InvoiceLine[normalize-</text:span><text:span text:style-name="T36">space(cac:Item/cac:ClassifiedTaxCategory/cbc:ID)='AE']/xs:decimal(cbc:LineExtensionAmount)) + </text:span><text:span text:style-name="T36">sum(../../../cac:AllowanceCharge[cbc:ChargeIndicator='true'][normalize-space(cac:TaxCategory/cbc:ID)='AE']/xs:decimal(cbc:Amount)) - </text:span><text:span text:style-name="T36">sum(../../../cac:AllowanceCharge[cbc:ChargeIndicator='false'][normalize-space(cac:TaxCategory/cbc:ID)='AE']/xs:decimal(cbc:Amount))))) or </text:span><text:span text:style-name="T36">(exists(//cac:CreditNoteLine) and </text:span><text:span text:style-name="T37">(../</text:span><text:span text:style-name="T38">cbc:TaxableAmount = (sum(../../../cac:CreditNoteLine[normalize-</text:span><text:span text:style-name="T38">space(cac:Item/cac:ClassifiedTaxCategory/cbc:ID)='AE']/xs:decimal(cbc:LineExtensionAmount)) + </text:span><text:span text:style-name="T38">sum(../../../cac:AllowanceCharge[cbc:ChargeIndicator='true'][normalize-space(cac:TaxCategory/cbc:ID)='AE']/xs:decimal(cbc:Amount)) - </text:span><text:span text:style-name="T38">sum(../../../cac:AllowanceCharge[cbc:ChargeIndicator='false'][normalize-space(cac:TaxCategory/cbc:ID)='AE']/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09</text:p>
          </table:table-cell>
          <table:table-cell table:style-name="ce3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10</text:p>
          </table:table-cell>
          <table:table-cell table:style-name="ce36" office:value-type="string">
            <text:p>exists(cbc:TaxExemptionReason) or exists(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IC-01</text:p>
          </table:table-cell>
          <table:table-cell table:style-name="ce49" office:value-type="string">
            <text:p>((exists(//cac:TaxCategory/cbc:ID[normalize-space(.) = 'K']) or exists(//cac:ClassifiedTaxCategory/cbc:ID[normalize-space(.) = 'K'])) and (count(cac:TaxTotal/cac:TaxSubtotal/cac:TaxCategory/cbc:ID[normalize-space(.) = 'K']) = 1)) or (not(//cac:TaxCategory/cbc:ID[normalize-space(.) = 'K']) and not(//cac:ClassifiedTaxCategory/cbc:ID[normalize-space(.) = 'K']))</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2</text:p>
          </table:table-cell>
          <table:table-cell table:style-name="ce50" office:value-type="string">
            <text:p>(exists(//cac:ClassifiedTaxCategory[normalize-space(cbc:ID) = 'K']) and (exists(//cac:AccountingSupplierParty/cac:Party/cac:PartyTaxScheme/cbc:CompanyID) or exists(//cac:TaxRepresentativeParty/cac:PartyTaxScheme/cbc:CompanyID)) and (exists(//cac:AccountingCustomerParty/cac:Party/cac:PartyTaxScheme/cbc:CompanyID))) or not(//cac:ClassifiedTaxCategory[normalize-space(cbc:ID) = 'K'])</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3</text:p>
          </table:table-cell>
          <table:table-cell table:style-name="ce54" office:value-type="string">
            <text:p>(exists(//cac:AllowanceCharge[cbc:ChargeIndicator='false']/cac:TaxCategory[normalize-space(cbc:ID) = 'K']) and (exists(//cac:AccountingSupplierParty/cac:Party/cac:PartyTaxScheme/cbc:CompanyID) <text:s/>or exists(//cac:TaxRepresentativeParty/cac:PartyTaxScheme/cbc:CompanyID)) and (exists(//cac:AccountingCustomerParty/cac:Party/cac:PartyTaxScheme/cbc:CompanyID))) or not(exists(//cac:AllowanceCharge[cbc:ChargeIndicator='false']/cac:TaxCategory[normalize-space(cbc:ID) = 'K']))</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4</text:p>
          </table:table-cell>
          <table:table-cell table:style-name="ce54" office:value-type="string">
            <text:p>(exists(//cac:AllowanceCharge[cbc:ChargeIndicator='true']/cac:TaxCategory[normalize-space(cbc:ID) = 'K']) and (exists(//cac:AccountingSupplierParty/cac:Party/cac:PartyTaxScheme/cbc:CompanyID) <text:s/>or exists(//cac:TaxRepresentativeParty/cac:PartyTaxScheme/cbc:CompanyID)) and (exists(//cac:AccountingCustomerParty/cac:Party/cac:PartyTaxScheme/cbc:CompanyID))) or not(exists(//cac:AllowanceCharge[cbc:ChargeIndicator='true']/cac:TaxCategory[normalize-space(cbc:ID) = 'K']))</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05</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06</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07</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IC-08</text:p>
          </table:table-cell>
          <table:table-cell table:style-name="ce52" office:value-type="string">
            <text:p>(exists(//cac:InvoiceLine) and (../cbc:TaxableAmount = (sum(../../../cac:InvoiceLine[normalize-space(cac:Item/cac:ClassifiedTaxCategory/cbc:ID)='K']/xs:decimal(cbc:LineExtensionAmount)) + sum(../../../cac:AllowanceCharge[cbc:ChargeIndicator='true'][normalize-space(cac:TaxCategory/cbc:ID)='K']/xs:decimal(cbc:Amount)) - sum(../../../cac:AllowanceCharge[cbc:ChargeIndicator='false'][normalize-space(cac:TaxCategory/cbc:ID)='K']/xs:decimal(cbc:Amount))))) or (exists(//cac:CreditNoteLine) and (../cbc:TaxableAmount = (sum(../../../cac:CreditNoteLine[normalize-space(cac:Item/cac:ClassifiedTaxCategory/cbc:ID)='K']/xs:decimal(cbc:LineExtensionAmount)) + sum(../../../cac:AllowanceCharge[cbc:ChargeIndicator='true'][normalize-space(cac:TaxCategory/cbc:ID)='K']/xs:decimal(cbc:Amount)) - sum(../../../cac:AllowanceCharge[cbc:ChargeIndicator='false'][normalize-space(cac:TaxCategory/cbc:ID)='K']/xs:decimal(cbc:Amount)))))</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09</text:p>
          </table:table-cell>
          <table:table-cell table:style-name="ce3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10</text:p>
          </table:table-cell>
          <table:table-cell table:style-name="ce36" office:value-type="string">
            <text:p>exists(cbc:TaxExemptionReason) or exists(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IC-11</text:p>
          </table:table-cell>
          <table:table-cell table:style-name="ce35" office:value-type="string">
            <text:p>(exists(cac:TaxTotal/cac:TaxSubtotal/cac:TaxCategory/cbc:ID[normalize-space(.) = 'K']) <text:s/>and (string-length(cac:Delivery/cbc:ActualDeliveryDate) &gt; 1 or (cac:InvoicePeriod/*))) or (not(cac:TaxTotal/cac:TaxSubtotal/cac:TaxCategory/cbc:ID[normalize-space(.) = 'K']))</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IC-12</text:p>
          </table:table-cell>
          <table:table-cell table:style-name="ce55" office:value-type="string">
            <text:p>(exists(cac:TaxTotal/cac:TaxSubtotal/cac:TaxCategory/cbc:ID[normalize-space(.) = 'K']) and (string-length(cac:Delivery/cac:DeliveryLocation/cac:Address/cac:Country/cbc:IdentificationCode) &gt;1)) or (not(cac:TaxTotal/cac:TaxSubtotal/cac:TaxCategory/cbc:ID[normalize-space(.) = 'K']))</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G-01</text:p>
          </table:table-cell>
          <table:table-cell table:style-name="ce53" office:value-type="string">
            <text:p><text:span text:style-name="T39">((exists(//cac:TaxCategory/cbc:ID[</text:span><text:span text:style-name="T15">normalize-space(</text:span><text:span text:style-name="T39">.) = 'G']) or exists(//cac:ClassifiedTaxCategory/cbc:ID[</text:span><text:span text:style-name="T15">normalize-space(</text:span><text:span text:style-name="T39">.) = 'G'])) and </text:span><text:span text:style-name="T39">(count(cac:TaxTotal/cac:TaxSubtotal/cac:TaxCategory/cbc:ID[</text:span><text:span text:style-name="T15">normalize-space(</text:span><text:span text:style-name="T39">.) = 'G']) = 1)) or </text:span><text:span text:style-name="T39">(not(</text:span><text:span text:style-name="T15">//cac:TaxCategory/cbc:ID[normalize-space(.) = 'G']) and not(//cac:ClassifiedTaxCategory/cbc:ID[normalize-space(.) = 'G']))</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G-02</text:p>
          </table:table-cell>
          <table:table-cell table:style-name="ce50" office:value-type="string">
            <text:p><text:span text:style-name="T3">(exists(//</text:span><text:span text:style-name="T15">cac:ClassifiedTaxCategory[normalize-space(cbc:ID) = 'G']</text:span><text:span text:style-name="T3">) and </text:span><text:span text:style-name="T3">(exists(//cac:AccountingSupplierParty/cac:Party/cac:PartyTaxScheme/cbc:CompanyID) <text:s/>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G']))</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G-03</text:p>
          </table:table-cell>
          <table:table-cell table:style-name="ce50" office:value-type="string">
            <text:p><text:span text:style-name="T3">(exists(//</text:span><text:span text:style-name="T15">cac:AllowanceCharge[cbc:ChargeIndicator='false']/cac:TaxCategory[normalize-space(cbc:ID)='G']</text:span><text:span text:style-name="T3">) and </text:span><text:span text:style-name="T3">(exists(//cac:AccountingSupplierParty/cac:Party/cac:PartyTaxScheme/cbc:CompanyID) <text:s/>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G']</text:span><text:span text:style-name="T28">))</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G-04</text:p>
          </table:table-cell>
          <table:table-cell table:style-name="ce50" office:value-type="string">
            <text:p><text:span text:style-name="T3">(exists(//</text:span><text:span text:style-name="T15">cac:AllowanceCharge[cbc:ChargeIndicator='true']/cac:TaxCategory[normalize-space(cbc:ID)='G']</text:span><text:span text:style-name="T3">) and </text:span><text:span text:style-name="T3">(exists(//cac:AccountingSupplierParty/cac:Party/cac:PartyTaxScheme/cbc:CompanyID) <text:s/>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G']</text:span><text:span text:style-name="T28">))</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05</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06</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07</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G-08</text:p>
          </table:table-cell>
          <table:table-cell table:style-name="ce52" office:value-type="string">
            <text:p><text:span text:style-name="T36">(exists(//cac:InvoiceLine) and (../cbc:TaxableAmount = (sum(../../../cac:InvoiceLine[normalize-</text:span><text:span text:style-name="T36">space(cac:Item/cac:ClassifiedTaxCategory/cbc:ID)='G']/xs:decimal(cbc:LineExtensionAmount)) + </text:span><text:span text:style-name="T36">sum(../../../cac:AllowanceCharge[cbc:ChargeIndicator='true'][normalize-space(cac:TaxCategory/cbc:ID)='G']/xs:decimal(cbc:Amount)) - </text:span><text:span text:style-name="T36">sum(../../../cac:AllowanceCharge[cbc:ChargeIndicator='false'][normalize-space(cac:TaxCategory/cbc:ID)='G']/xs:decimal(cbc:Amount))))) or </text:span><text:span text:style-name="T36">(exists(//cac:CreditNoteLine) and </text:span><text:span text:style-name="T37">(../</text:span><text:span text:style-name="T38">cbc:TaxableAmount = (sum(../../../cac:CreditNoteLine[normalize-</text:span><text:span text:style-name="T38">space(cac:Item/cac:ClassifiedTaxCategory/cbc:ID)='G']/xs:decimal(cbc:LineExtensionAmount)) + </text:span><text:span text:style-name="T38">sum(../../../cac:AllowanceCharge[cbc:ChargeIndicator='true'][normalize-space(cac:TaxCategory/cbc:ID)='G']/xs:decimal(cbc:Amount)) - </text:span><text:span text:style-name="T38">sum(../../../cac:AllowanceCharge[cbc:ChargeIndicator='false'][normalize-space(cac:TaxCategory/cbc:ID)='G']/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09</text:p>
          </table:table-cell>
          <table:table-cell table:style-name="ce3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10</text:p>
          </table:table-cell>
          <table:table-cell table:style-name="ce36" office:value-type="string">
            <text:p>exists(cbc:TaxExemptionReason) or exists(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01</text:p>
          </table:table-cell>
          <table:table-cell table:style-name="ce49" office:value-type="string">
            <text:p><text:span text:style-name="T32">((exists(//cac:TaxCategory/cbc:ID[</text:span><text:span text:style-name="T33">normalize-space(</text:span><text:span text:style-name="T32">.) = 'O']) or exists(//cac:ClassifiedTaxCategory/cbc:ID[</text:span><text:span text:style-name="T33">normalize-space(</text:span><text:span text:style-name="T32">.) = 'O'])) and </text:span><text:span text:style-name="T32">(count(cac:TaxTotal/cac:TaxSubtotal/cac:TaxCategory/cbc:ID[</text:span><text:span text:style-name="T33">normalize-space(</text:span><text:span text:style-name="T32">.) = 'O']) = 1)) or </text:span><text:span text:style-name="T32">(not(</text:span><text:span text:style-name="T33">//cac:TaxCategory/cbc:ID[normalize-space(.) = 'O']) and not(//cac:ClassifiedTaxCategory/cbc:ID[normalize-space(.) = 'O']))</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2</text:p>
          </table:table-cell>
          <table:table-cell table:style-name="ce50" office:value-type="string">
            <text:p><text:span text:style-name="T3">(exists(//</text:span><text:span text:style-name="T15">cac:ClassifiedTaxCategory[normalize-space(cbc:ID) = 'O']</text:span><text:span text:style-name="T3">) and </text:span><text:span text:style-name="T3">(not(//cac:AccountingSupplierParty/cac:Party/cac:PartyTaxScheme/cbc:CompanyID) and </text:span><text:span text:style-name="T34">not(//</text:span><text:span text:style-name="T14">cac:TaxRepresentativeParty/cac:PartyTaxScheme/cbc:CompanyID) and <text:s/></text:span><text:span text:style-name="T14">not(//cac:AccountingCustomerParty/cac:Party/cac:PartyTaxScheme/cbc:CompanyID))) or not(//cac:ClassifiedTaxCategory[</text:span><text:span text:style-name="T35">normalize-</text:span><text:span text:style-name="T35">space(</text:span><text:span text:style-name="T14">cbc:ID) = 'O'])</text:span></text:p>
          </table:table-cell>
          <table:table-cell table:number-columns-repeated="4"/>
          <table:table-cell table:style-name="ce16"/>
          <table:table-cell table:number-columns-repeated="1016"/>
        </table:table-row>
        <table:table-row table:style-name="ro27">
          <table:table-cell office:value-type="string">
            <text:p>model</text:p>
          </table:table-cell>
          <table:table-cell table:style-name="ce8" office:value-type="string">
            <text:p>BR-O-03</text:p>
          </table:table-cell>
          <table:table-cell table:style-name="ce56" office:value-type="string">
            <text:p><text:span text:style-name="T26">(exists(//cac:AllowanceCharge[cbc:ChargeIndicator='false']/cac:TaxCategory[</text:span><text:span text:style-name="T27">normalize-space(</text:span><text:span text:style-name="T26">cbc:ID) = 'O']) and </text:span><text:span text:style-name="T26">(not(//cac:AccountingSupplierParty/cac:Party/cac:PartyTaxScheme/cbc:CompanyID) <text:s/>and </text:span><text:span text:style-name="T26">not(//cac:TaxRepresentativeParty/cac:PartyTaxScheme/cbc:CompanyID) and </text:span><text:span text:style-name="T26">not(//cac:AccountingCustomerParty/cac:Party/cac:PartyTaxScheme/cbc:CompanyID))) or </text:span><text:span text:style-name="T26">not(exists(//cac:AllowanceCharge[cbc:ChargeIndicator='false']/cac:TaxCategory[</text:span><text:span text:style-name="T27">normalize-space(</text:span><text:span text:style-name="T26">cbc:ID) = 'O']))</text:span></text:p>
          </table:table-cell>
          <table:table-cell table:number-columns-repeated="4"/>
          <table:table-cell table:style-name="ce16"/>
          <table:table-cell table:number-columns-repeated="1016"/>
        </table:table-row>
        <table:table-row table:style-name="ro27">
          <table:table-cell office:value-type="string">
            <text:p>model</text:p>
          </table:table-cell>
          <table:table-cell table:style-name="ce8" office:value-type="string">
            <text:p>BR-O-04</text:p>
          </table:table-cell>
          <table:table-cell table:style-name="ce57" office:value-type="string">
            <text:p><text:span text:style-name="T26">(exists(//cac:AllowanceCharge[cbc:ChargeIndicator='true']/cac:TaxCategory[</text:span><text:span text:style-name="T27">normalize-space(</text:span><text:span text:style-name="T26">cbc:ID) = 'O']) and </text:span><text:span text:style-name="T26">(not(//cac:AccountingSupplierParty/cac:Party/cac:PartyTaxScheme/cbc:CompanyID) <text:s/>and </text:span><text:span text:style-name="T26">not(//cac:TaxRepresentativeParty/cac:PartyTaxScheme/cbc:CompanyID) and </text:span><text:span text:style-name="T26">not(//cac:AccountingCustomerParty/cac:Party/cac:PartyTaxScheme/cbc:CompanyID))) or </text:span><text:span text:style-name="T26">not(exists(//cac:AllowanceCharge[cbc:ChargeIndicator='true']/cac:TaxCategory[</text:span><text:span text:style-name="T27">normalize-space(</text:span><text:span text:style-name="T26">cbc:ID) = 'O']))</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05</text:p>
          </table:table-cell>
          <table:table-cell table:style-name="ce36" office:value-type="string">
            <text:p>not(cbc:Percent)</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06</text:p>
          </table:table-cell>
          <table:table-cell table:style-name="ce36" office:value-type="string">
            <text:p>not(cbc:Percent)</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07</text:p>
          </table:table-cell>
          <table:table-cell table:style-name="ce36" office:value-type="string">
            <text:p>not(cbc:Percent)</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O-08</text:p>
          </table:table-cell>
          <table:table-cell table:style-name="ce52" office:value-type="string">
            <text:p><text:span text:style-name="T36">(exists(//cac:InvoiceLine) and (../cbc:TaxableAmount = (sum(../../../cac:InvoiceLine[normalize-</text:span><text:span text:style-name="T36">space(cac:Item/cac:ClassifiedTaxCategory/cbc:ID)='O']/xs:decimal(cbc:LineExtensionAmount)) + </text:span><text:span text:style-name="T36">sum(../../../cac:AllowanceCharge[cbc:ChargeIndicator='true'][normalize-space(cac:TaxCategory/cbc:ID)='O']/xs:decimal(cbc:Amount)) - </text:span><text:span text:style-name="T36">sum(../../../cac:AllowanceCharge[cbc:ChargeIndicator='false'][normalize-space(cac:TaxCategory/cbc:ID)='O']/xs:decimal(cbc:Amount))))) or </text:span><text:span text:style-name="T36">(exists(//cac:CreditNoteLine) and </text:span><text:span text:style-name="T37">(../</text:span><text:span text:style-name="T38">cbc:TaxableAmount = (sum(../../../cac:CreditNoteLine[normalize-</text:span><text:span text:style-name="T38">space(cac:Item/cac:ClassifiedTaxCategory/cbc:ID)='O']/xs:decimal(cbc:LineExtensionAmount)) + </text:span><text:span text:style-name="T38">sum(../../../cac:AllowanceCharge[cbc:ChargeIndicator='true'][normalize-space(cac:TaxCategory/cbc:ID)='O']/xs:decimal(cbc:Amount)) - </text:span><text:span text:style-name="T38">sum(../../../cac:AllowanceCharge[cbc:ChargeIndicator='false'][normalize-space(cac:TaxCategory/cbc:ID)='O']/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09</text:p>
          </table:table-cell>
          <table:table-cell table:style-name="ce3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0</text:p>
          </table:table-cell>
          <table:table-cell table:style-name="ce36" office:value-type="string">
            <text:p>exists(cbc:TaxExemptionReason) or exists(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11</text:p>
          </table:table-cell>
          <table:table-cell table:style-name="ce35" office:value-type="string">
            <text:p><text:span text:style-name="T33">(exists(cac:TaxTotal/cac:TaxSubtotal/cac:TaxCategory/cbc:ID[normalize-space(.) = 'O']) <text:s/>and </text:span><text:span text:style-name="T10">count(cac:TaxTotal/cac:TaxSubtotal/cac:TaxCategory[</text:span><text:span text:style-name="T33">normalize-space(</text:span><text:span text:style-name="T10">cbc:ID) != 'O']) = 0) or </text:span><text:span text:style-name="T10">not(</text:span><text:span text:style-name="T33">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12</text:p>
          </table:table-cell>
          <table:table-cell table:style-name="ce58" office:value-type="string">
            <text:p><text:span text:style-name="T15">(exists(cac:TaxTotal/cac:TaxSubtotal/cac:TaxCategory/cbc:ID[normalize-space(.) = 'O']) <text:s/>and </text:span><text:span text:style-name="T34">count(//cac:ClassifiedTaxCategory[</text:span><text:span text:style-name="T15">normalize-space(</text:span><text:span text:style-name="T34">cbc:ID) != 'O']) = 0) or </text:span><text:span text:style-name="T34">not(</text:span><text:span text:style-name="T15">cac:TaxTotal/cac:TaxSubtotal/cac:TaxCategory/cbc:ID[normalize-space(.) = 'O']</text:span><text:span text:style-name="T34">)</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13</text:p>
          </table:table-cell>
          <table:table-cell table:style-name="ce58" office:value-type="string">
            <text:p><text:span text:style-name="T15">(exists(cac:TaxTotal/cac:TaxSubtotal/cac:TaxCategory/cbc:ID[normalize-space(.) = 'O']) <text:s/>and </text:span><text:span text:style-name="T34">count(//cac:AllowanceCharge[cbc:ChargeIndicator='false']/cac:TaxCategory[</text:span><text:span text:style-name="T15">normalize-space(</text:span><text:span text:style-name="T34">cbc:ID) != 'O']) = 0) or </text:span><text:span text:style-name="T34">not(</text:span><text:span text:style-name="T15">cac:TaxTotal/cac:TaxSubtotal/cac:TaxCategory/cbc:ID[normalize-space(.) = 'O']</text:span><text:span text:style-name="T34">)</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14</text:p>
          </table:table-cell>
          <table:table-cell table:style-name="ce35" office:value-type="string">
            <text:p><text:span text:style-name="T33">(exists(cac:TaxTotal/cac:TaxSubtotal/cac:TaxCategory/cbc:ID[normalize-space(.) = 'O']) <text:s/>and </text:span><text:span text:style-name="T10">count(//cac:AllowanceCharge[cbc:ChargeIndicator='true']/cac:TaxCategory[</text:span><text:span text:style-name="T33">normalize-space(</text:span><text:span text:style-name="T10">cbc:ID) != 'O']) = 0) or </text:span><text:span text:style-name="T10">not(</text:span><text:span text:style-name="T33">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IG-01</text:p>
          </table:table-cell>
          <table:table-cell table:style-name="ce52" office:value-type="string">
            <text:p><text:span text:style-name="T18">((count(//cac:AllowanceCharge/cac:TaxCategory[</text:span><text:span text:style-name="T19">normalize-space(</text:span><text:span text:style-name="T18">cbc:ID) = 'L']) + count(//cac:ClassifiedTaxCategory[</text:span><text:span text:style-name="T19">normalize-space(</text:span><text:span text:style-name="T18">cbc:ID) = </text:span><text:span text:style-name="T18">'L'])) &gt; 0 and count(cac:TaxTotal/cac:TaxSubtotal/cac:TaxCategory[cbc:ID = 'L']) &gt; 0) <text:s/>or </text:span><text:span text:style-name="T18">((count(//cac:AllowanceCharge/cac:TaxCategory[</text:span><text:span text:style-name="T19">normalize-space(</text:span><text:span text:style-name="T18">cbc:ID) = 'L']) + count(//cac:ClassifiedTaxCategory[</text:span><text:span text:style-name="T19">normalize-space(</text:span><text:span text:style-name="T18">cbc:ID) = </text:span><text:span text:style-name="T18">'L'])) = 0 and count(cac:TaxTotal/cac:TaxSubtotal/cac:TaxCategory[</text:span><text:span text:style-name="T19">normalize-space(</text:span><text:span text:style-name="T18">cbc:ID) = 'L']) = 0)</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2</text:p>
          </table:table-cell>
          <table:table-cell table:style-name="ce50" office:value-type="string">
            <text:p><text:span text:style-name="T3">(exists(//</text:span><text:span text:style-name="T15">cac:ClassifiedTaxCategory[normalize-space(cbc:ID) = '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L']))</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3</text:p>
          </table:table-cell>
          <table:table-cell table:style-name="ce50" office:value-type="string">
            <text:p><text:span text:style-name="T3">(exists(//</text:span><text:span text:style-name="T15">cac:AllowanceCharge[cbc:ChargeIndicator='false']/cac:TaxCategory[normalize-space(cbc:ID)='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L']</text:span><text:span text:style-name="T28">))</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4</text:p>
          </table:table-cell>
          <table:table-cell table:style-name="ce50" office:value-type="string">
            <text:p><text:span text:style-name="T10">(exists(//</text:span><text:span text:style-name="T33">cac:AllowanceCharge[cbc:ChargeIndicator='true']/cac:TaxCategory[cbc:ID='L']</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true']/cac:TaxCategory[cbc:ID='L']</text:span><text:span text:style-name="T28">))</text:span></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G-05</text:p>
          </table:table-cell>
          <table:table-cell table:style-name="ce51" office:value-type="string">
            <text:p>(cbc:Percent) &gt;= 0</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G-06</text:p>
          </table:table-cell>
          <table:table-cell table:style-name="ce51" office:value-type="string">
            <text:p>(cbc:Percent) &gt;= 0</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G-07</text:p>
          </table:table-cell>
          <table:table-cell table:style-name="ce51" office:value-type="string">
            <text:p>(cbc:Percent) &gt;= 0</text:p>
          </table:table-cell>
          <table:table-cell table:number-columns-repeated="4"/>
          <table:table-cell table:style-name="ce16"/>
          <table:table-cell table:number-columns-repeated="1016"/>
        </table:table-row>
        <table:table-row table:style-name="ro23">
          <table:table-cell office:value-type="string">
            <text:p>model</text:p>
          </table:table-cell>
          <table:table-cell table:style-name="ce8" office:value-type="string">
            <text:p>BR-IG-08</text:p>
          </table:table-cell>
          <table:table-cell table:style-name="ce52" office:value-type="string">
            <text:p><text:span text:style-name="T18">every $rate in round(cbc:Percent) satisfies (</text:span><text:span text:style-name="T30">(exists(//cac:InvoiceLine) and </text:span><text:span text:style-name="T18">(../cbc:TaxableAmount = (sum(../../../cac:InvoiceLine[</text:span><text:span text:style-name="T19">normalize-</text:span><text:span text:style-name="T19">space(</text:span><text:span text:style-name="T18">cac:Item/cac:ClassifiedTaxCategory/cbc:ID)='L'][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L'][cac:TaxCategory/round(cbc:Percent) = $rate]/xs:decimal(cbc:Amount)) - </text:span><text:span text:style-name="T18">sum(../../../cac:AllowanceCharge[cbc:ChargeIndicator='false'][</text:span><text:span text:style-name="T19">normalize-space(</text:span><text:span text:style-name="T18">cac:TaxCategory/cbc:ID)='L'][cac:TaxCategory/round(cbc:Percent) </text:span><text:span text:style-name="T18">= $rate]/xs:decimal(cbc:Amount))))) or </text:span><text:span text:style-name="T30">(exists(//cac:CreditNoteLine) and </text:span><text:span text:style-name="T18"><text:s/>(</text:span><text:span text:style-name="T19">../cbc:TaxableAmount = (sum(../../../cac:CreditNoteLine[normalize-</text:span><text:span text:style-name="T19">space(</text:span><text:span text:style-name="T18">cac:Item/cac:ClassifiedTaxCategory/cbc:ID)='L'][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L'][cac:TaxCategory/round(cbc:Percent) = $rate]/xs:decimal(cbc:Amount)) - </text:span><text:span text:style-name="T18">sum(../../../cac:AllowanceCharge[cbc:ChargeIndicator='false'][</text:span><text:span text:style-name="T19">normalize-space(</text:span><text:span text:style-name="T31">cac:TaxCategory/cbc:ID)='L'][cac:TaxCategory/round(cbc:Percent) </text:span><text:span text:style-name="T31">= $rate]/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G-09</text:p>
          </table:table-cell>
          <table:table-cell table:style-name="ce36"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G-10</text:p>
          </table:table-cell>
          <table:table-cell table:style-name="ce36" office:value-type="string">
            <text:p>not(cbc:TaxExemptionReason) and not(cbc:TaxExemptionReasonCode)</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IP-01</text:p>
          </table:table-cell>
          <table:table-cell table:style-name="ce52" office:value-type="string">
            <text:p><text:span text:style-name="T18">((count(//cac:AllowanceCharge/cac:TaxCategory[</text:span><text:span text:style-name="T40">normalize-space(</text:span><text:span text:style-name="T18">cbc:ID) = 'M']) + count(//cac:ClassifiedTaxCategory[</text:span><text:span text:style-name="T40">normalize-space(</text:span><text:span text:style-name="T18">cbc:ID) = </text:span><text:span text:style-name="T18">'M'])) &gt; 0 and count(cac:TaxTotal/cac:TaxSubtotal/cac:TaxCategory[cbc:ID = 'M']) &gt; 0) <text:s/>or </text:span><text:span text:style-name="T18">((count(//cac:AllowanceCharge/cac:TaxCategory[</text:span><text:span text:style-name="T40">normalize-space(</text:span><text:span text:style-name="T18">cbc:ID) = 'M']) + count(//cac:ClassifiedTaxCategory[</text:span><text:span text:style-name="T40">normalize-space(</text:span><text:span text:style-name="T18">cbc:ID) = </text:span><text:span text:style-name="T18">'M'])) = 0 and count(cac:TaxTotal/cac:TaxSubtotal/cac:TaxCategory[</text:span><text:span text:style-name="T40">normalize-space(</text:span><text:span text:style-name="T18">cbc:ID) = 'M']) = 0)</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2</text:p>
          </table:table-cell>
          <table:table-cell table:style-name="ce50" office:value-type="string">
            <text:p><text:span text:style-name="T3">(exists(//</text:span><text:span text:style-name="T15">cac:ClassifiedTaxCategory[normalize-space(cbc:ID) = 'M']</text:span><text:span text:style-name="T3">) and </text:span><text:span text:style-name="T3">(exists(//cac:AccountingSupplierParty/cac:Party/cac:PartyTaxScheme/cbc:CompanyID) or </text:span><text:span text:style-name="T34">exists(//cac:AccountingSupplierParty/cac:Party/cac:PartyLegalEntity/cbc:CompanyID) or </text:span><text:span text:style-name="T34">exists(//</text:span><text:span text:style-name="T14">cac:TaxRepresentativeParty/cac:PartyTaxScheme/cbc:CompanyID))) or not(exists(//cac:ClassifiedTaxCategory[</text:span><text:span text:style-name="T35">normalize-</text:span><text:span text:style-name="T35">space(</text:span><text:span text:style-name="T14">cbc:ID) = 'M']))</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3</text:p>
          </table:table-cell>
          <table:table-cell table:style-name="ce50" office:value-type="string">
            <text:p><text:span text:style-name="T3">(exists(//</text:span><text:span text:style-name="T15">cac:AllowanceCharge[cbc:ChargeIndicator='fals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M']</text:span><text:span text:style-name="T28">))</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4</text:p>
          </table:table-cell>
          <table:table-cell table:style-name="ce50" office:value-type="string">
            <text:p><text:span text:style-name="T3">(exists(//</text:span><text:span text:style-name="T15">cac:AllowanceCharge[cbc:ChargeIndicator='tru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M']</text:span><text:span text:style-name="T28">))</text:span></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P-05</text:p>
          </table:table-cell>
          <table:table-cell table:style-name="ce51" office:value-type="string">
            <text:p>(cbc:Percent) &gt;= 0</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P-06</text:p>
          </table:table-cell>
          <table:table-cell table:style-name="ce51" office:value-type="string">
            <text:p>(cbc:Percent) &gt;= 0</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P-07</text:p>
          </table:table-cell>
          <table:table-cell table:style-name="ce51" office:value-type="string">
            <text:p>(cbc:Percent) &gt;= 0</text:p>
          </table:table-cell>
          <table:table-cell table:number-columns-repeated="4"/>
          <table:table-cell table:style-name="ce16"/>
          <table:table-cell table:number-columns-repeated="1016"/>
        </table:table-row>
        <table:table-row table:style-name="ro23">
          <table:table-cell office:value-type="string">
            <text:p>model</text:p>
          </table:table-cell>
          <table:table-cell table:style-name="ce8" office:value-type="string">
            <text:p>BR-IP-08</text:p>
          </table:table-cell>
          <table:table-cell table:style-name="ce52" office:value-type="string">
            <text:p><text:span text:style-name="T18">every $rate in round(cbc:Percent) satisfies (</text:span><text:span text:style-name="T30">(exists(//cac:InvoiceLine) and </text:span><text:span text:style-name="T18">(../cbc:TaxableAmount = (sum(../../../cac:InvoiceLine[</text:span><text:span text:style-name="T19">normalize-</text:span><text:span text:style-name="T19">space(</text:span><text:span text:style-name="T18">cac:Item/cac:ClassifiedTaxCategory/cbc:ID)='M'][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M'][cac:TaxCategory/round(cbc:Percent) = $rate]/xs:decimal(cbc:Amount)) - </text:span><text:span text:style-name="T18">sum(../../../cac:AllowanceCharge[cbc:ChargeIndicator='false'][</text:span><text:span text:style-name="T19">normalize-space(</text:span><text:span text:style-name="T18">cac:TaxCategory/cbc:ID)='M'][cac:TaxCategory/round(cbc:Percent) </text:span><text:span text:style-name="T18">= $rate]/xs:decimal(cbc:Amount))))) or </text:span><text:span text:style-name="T30">(exists(//cac:CreditNoteLine) and </text:span><text:span text:style-name="T18"><text:s/>(</text:span><text:span text:style-name="T19">../cbc:TaxableAmount = (sum(../../../cac:CreditNoteLine[normalize-</text:span><text:span text:style-name="T19">space(</text:span><text:span text:style-name="T18">cac:Item/cac:ClassifiedTaxCategory/cbc:ID)='M'][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M'][cac:TaxCategory/round(cbc:Percent) = $rate]/xs:decimal(cbc:Amount)) - </text:span><text:span text:style-name="T18">sum(../../../cac:AllowanceCharge[cbc:ChargeIndicator='false'][</text:span><text:span text:style-name="T19">normalize-space(</text:span><text:span text:style-name="T31">cac:TaxCategory/cbc:ID)='M'][cac:TaxCategory/round(cbc:Percent) </text:span><text:span text:style-name="T31">= $rate]/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P-09</text:p>
          </table:table-cell>
          <table:table-cell table:style-name="ce36"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P-10</text:p>
          </table:table-cell>
          <table:table-cell table:style-name="ce36" office:value-type="string">
            <text:p>not(cbc:TaxExemptionReason) and not(cbc:TaxExemptionReasonCode)</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CL-19</text:p>
          </table:table-cell>
          <table:table-cell table:style-name="ce48" office:value-type="string">
            <text:p><text:span text:style-name="T22">(contains</text:span><text:span text:style-name="T21">(</text:span><text:span text:style-name="T24">.,</text:span><text:span text:style-name="T25">'#'</text:span><text:span text:style-name="T21">) </text:span><text:span text:style-name="T24">and</text:span><text:span text:style-name="T21"> ( ( </text:span><text:span text:style-name="T21"><text:line-break/></text:span><text:span text:style-name="T22">contains</text:span><text:span text:style-name="T21">(</text:span><text:span text:style-name="T25">' 1 2 3 4 5 6 7 8 9 10 11 12 13 14 15 16 17 18 19 20 21 22 23 24 25 26 27 28 29 30 31 32 33 34 35 36 37 38 39 40 </text:span><text:span text:style-name="T25">41 42 43 44 45 46 47 48 49 50 51 52 53 60 61 62 63 64 65 66 67 70 74 75 76 77 78 91 92 93 94 95 96 97 98 57 58 </text:span><text:span text:style-name="T25">'</text:span><text:span text:style-name="T24">,</text:span><text:span text:style-name="T22">substring-before</text:span><text:span text:style-name="T21">(</text:span><text:span text:style-name="T22">substring-after</text:span><text:span text:style-name="T21">(</text:span><text:span text:style-name="T24">.,</text:span><text:span text:style-name="T25">'#'</text:span><text:span text:style-name="T21">)</text:span><text:span text:style-name="T24">,</text:span><text:span text:style-name="T25">'#'</text:span><text:span text:style-name="T21">) ) ) )) or not(contains(.,'#'))</text:span></text:p>
          </table:table-cell>
          <table:table-cell table:number-columns-repeated="4"/>
          <table:table-cell table:style-name="ce16"/>
          <table:table-cell table:number-columns-repeated="1016"/>
        </table:table-row>
        <table:table-row table:style-name="ro18">
          <table:table-cell office:value-type="string">
            <text:p>model</text:p>
          </table:table-cell>
          <table:table-cell table:style-name="ce8" office:value-type="string">
            <text:p>Invoice Period </text:p>
          </table:table-cell>
          <table:table-cell office:value-type="string">
            <text:p>cac:InvoicePeriod</text:p>
          </table:table-cell>
          <table:table-cell table:number-columns-repeated="1021"/>
        </table:table-row>
        <table:table-row table:style-name="ro18">
          <table:table-cell office:value-type="string">
            <text:p>model</text:p>
          </table:table-cell>
          <table:table-cell table:style-name="ce8" office:value-type="string">
            <text:p>Document totals </text:p>
          </table:table-cell>
          <table:table-cell office:value-type="string">
            <text:p>cac:LegalMonetaryTotal</text:p>
          </table:table-cell>
          <table:table-cell table:number-columns-repeated="1021"/>
        </table:table-row>
        <table:table-row table:style-name="ro10">
          <table:table-cell table:style-name="ce21" office:value-type="string">
            <text:p>model</text:p>
          </table:table-cell>
          <table:table-cell table:style-name="ce21" office:value-type="string">
            <text:p>Amount due</text:p>
          </table:table-cell>
          <table:table-cell table:style-name="ce60" office:value-type="string">
            <text:p>cac:LegalMonetaryTotal/cbc:PayableAmount</text:p>
          </table:table-cell>
          <table:table-cell table:number-columns-repeated="1021"/>
        </table:table-row>
        <table:table-row table:style-name="ro18">
          <table:table-cell table:style-name="ce21" office:value-type="string">
            <text:p>model</text:p>
          </table:table-cell>
          <table:table-cell table:style-name="ce21" office:value-type="string">
            <text:p>Payee Financial Account</text:p>
          </table:table-cell>
          <table:table-cell table:style-name="ce61" office:value-type="string">
            <text:p>cac:PaymentMeans/cac:PayeeFinancialAccount</text:p>
          </table:table-cell>
          <table:table-cell table:number-columns-repeated="1021"/>
        </table:table-row>
        <table:table-row table:style-name="ro18">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8">
          <table:table-cell office:value-type="string">
            <text:p>model</text:p>
          </table:table-cell>
          <table:table-cell table:style-name="ce8" office:value-type="string">
            <text:p>Tax Representative postal address</text:p>
          </table:table-cell>
          <table:table-cell office:value-type="string">
            <text:p>cac:TaxRepresentativeParty/cac:PostalAddress</text:p>
          </table:table-cell>
          <table:table-cell table:number-columns-repeated="1021"/>
        </table:table-row>
        <table:table-row table:style-name="ro18">
          <table:table-cell office:value-type="string">
            <text:p>model</text:p>
          </table:table-cell>
          <table:table-cell table:style-name="ce8" office:value-type="string">
            <text:p>Tax Representative</text:p>
          </table:table-cell>
          <table:table-cell office:value-type="string">
            <text:p>cac:TaxRepresentativeParty</text:p>
          </table:table-cell>
          <table:table-cell table:number-columns-repeated="1021"/>
        </table:table-row>
        <table:table-row table:style-name="ro18">
          <table:table-cell table:style-name="ce21" office:value-type="string">
            <text:p>model</text:p>
          </table:table-cell>
          <table:table-cell table:style-name="ce33" office:value-type="string">
            <text:p>Seller electronic address</text:p>
          </table:table-cell>
          <table:table-cell table:style-name="ce66" office:value-type="string">
            <text:p>cac:AccountingSupplierParty/cac:Party/cbc:EndpointID</text:p>
          </table:table-cell>
          <table:table-cell table:number-columns-repeated="1021"/>
        </table:table-row>
        <table:table-row table:style-name="ro18">
          <table:table-cell office:value-type="string">
            <text:p>model</text:p>
          </table:table-cell>
          <table:table-cell table:style-name="ce8" office:value-type="string">
            <text:p>Seller postal address</text:p>
          </table:table-cell>
          <table:table-cell office:value-type="string">
            <text:p>cac:AccountingSupplierParty/cac:Party/cac:PostalAddress</text:p>
          </table:table-cell>
          <table:table-cell table:number-columns-repeated="1021"/>
        </table:table-row>
        <table:table-row table:style-name="ro18">
          <table:table-cell office:value-type="string">
            <text:p>model</text:p>
          </table:table-cell>
          <table:table-cell table:style-name="ce8" office:value-type="string">
            <text:p>Seller</text:p>
          </table:table-cell>
          <table:table-cell office:value-type="string">
            <text:p>cac:AccountingSupplierParty</text:p>
          </table:table-cell>
          <table:table-cell table:number-columns-repeated="1021"/>
        </table:table-row>
        <table:table-row table:style-name="ro18">
          <table:table-cell office:value-type="string">
            <text:p>model</text:p>
          </table:table-cell>
          <table:table-cell table:style-name="ce8" office:value-type="string">
            <text:p>Invoice Line </text:p>
          </table:table-cell>
          <table:table-cell office:value-type="string">
            <text:p>cac:InvoiceLine | cac:CreditNoteLine</text:p>
          </table:table-cell>
          <table:table-cell table:number-columns-repeated="1021"/>
        </table:table-row>
        <table:table-row table:style-name="ro18">
          <table:table-cell office:value-type="string">
            <text:p>model</text:p>
          </table:table-cell>
          <table:table-cell table:style-name="ce8" office:value-type="string">
            <text:p>Invoice Line Period </text:p>
          </table:table-cell>
          <table:table-cell office:value-type="string">
            <text:p>cac:InvoiceLine/cac:InvoicePeriod | cac:CreditNoteLine/cac:InvoicePeriod</text:p>
          </table:table-cell>
          <table:table-cell table:number-columns-repeated="1021"/>
        </table:table-row>
        <table:table-row table:style-name="ro3">
          <table:table-cell office:value-type="string">
            <text:p>model</text:p>
          </table:table-cell>
          <table:table-cell table:style-name="ce8" office:value-type="string">
            <text:p>Document level allowances </text:p>
          </table:table-cell>
          <table:table-cell table:style-name="ce67" office:value-type="string">
            <text:p><text:span text:style-name="T18">//ubl:Invoice/cac:AllowanceCharge[cbc:ChargeIndicator = 'false'] | </text:span><text:span text:style-name="T19">//cn:CreditNote/cac:AllowanceCharge[cbc:ChargeIndicator = 'false']</text:span></text:p>
          </table:table-cell>
          <table:table-cell table:number-columns-repeated="1021"/>
        </table:table-row>
        <table:table-row table:style-name="ro3">
          <table:table-cell office:value-type="string">
            <text:p>model</text:p>
          </table:table-cell>
          <table:table-cell table:style-name="ce8" office:value-type="string">
            <text:p>Document level charges </text:p>
          </table:table-cell>
          <table:table-cell table:style-name="ce67" office:value-type="string">
            <text:p><text:span text:style-name="T18">//ubl:Invoice/cac:AllowanceCharge[cbc:ChargeIndicator = 'true']</text:span><text:span text:style-name="T45"> | //cn:CreditNote/cac:AllowanceCharge[cbc:ChargeIndicator = 'true']</text:span></text:p>
          </table:table-cell>
          <table:table-cell table:number-columns-repeated="1021"/>
        </table:table-row>
        <table:table-row table:style-name="ro3">
          <table:table-cell office:value-type="string">
            <text:p>model</text:p>
          </table:table-cell>
          <table:table-cell table:style-name="ce8" office:value-type="string">
            <text:p>Invoice line allowances </text:p>
          </table:table-cell>
          <table:table-cell table:style-name="ce68" office:value-type="string">
            <text:p><text:span text:style-name="T18">//cac:InvoiceLine/cac:AllowanceCharge[cbc:ChargeIndicator = 'false'] | </text:span><text:span text:style-name="T19">//cac:CreditNoteLine/cac:AllowanceCharge[cbc:ChargeIndicator = 'false']</text:span></text:p>
          </table:table-cell>
          <table:table-cell table:number-columns-repeated="1021"/>
        </table:table-row>
        <table:table-row table:style-name="ro3">
          <table:table-cell office:value-type="string">
            <text:p>model</text:p>
          </table:table-cell>
          <table:table-cell table:style-name="ce8" office:value-type="string">
            <text:p>Invoice line charges </text:p>
          </table:table-cell>
          <table:table-cell table:style-name="ce68" office:value-type="string">
            <text:p><text:span text:style-name="T18">//cac:InvoiceLine/cac:AllowanceCharge[cbc:ChargeIndicator = 'true']</text:span><text:span text:style-name="T45"> | //cac:CreditNoteLine/cac:AllowanceCharge[cbc:ChargeIndicator = 'true']</text:span></text:p>
          </table:table-cell>
          <table:table-cell table:number-columns-repeated="1021"/>
        </table:table-row>
        <table:table-row table:style-name="ro18">
          <table:table-cell office:value-type="string">
            <text:p>model</text:p>
          </table:table-cell>
          <table:table-cell table:style-name="ce8" office:value-type="string">
            <text:p>VAT breakdown </text:p>
          </table:table-cell>
          <table:table-cell office:value-type="string">
            <text:p>cac:TaxTotal/cac:TaxSubtotal</text:p>
          </table:table-cell>
          <table:table-cell table:number-columns-repeated="1021"/>
        </table:table-row>
        <table:table-row table:style-name="ro18">
          <table:table-cell office:value-type="string">
            <text:p>model</text:p>
          </table:table-cell>
          <table:table-cell table:style-name="ce8" office:value-type="string">
            <text:p>Payment instructions </text:p>
          </table:table-cell>
          <table:table-cell office:value-type="string">
            <text:p>cac:PaymentMeans</text:p>
          </table:table-cell>
          <table:table-cell table:number-columns-repeated="1021"/>
        </table:table-row>
        <table:table-row table:style-name="ro18">
          <table:table-cell office:value-type="string">
            <text:p>model</text:p>
          </table:table-cell>
          <table:table-cell table:style-name="ce8" office:value-type="string">
            <text:p>Card information </text:p>
          </table:table-cell>
          <table:table-cell table:style-name="ce69" office:value-type="string">
            <text:p>cac:PaymentMeans/cac:CardAccount</text:p>
          </table:table-cell>
          <table:table-cell table:number-columns-repeated="1021"/>
        </table:table-row>
        <table:table-row table:style-name="ro18">
          <table:table-cell office:value-type="string">
            <text:p>model</text:p>
          </table:table-cell>
          <table:table-cell table:style-name="ce8" office:value-type="string">
            <text:p>Additional supporting documents </text:p>
          </table:table-cell>
          <table:table-cell office:value-type="string">
            <text:p>cac:AdditionalDocumentReference</text:p>
          </table:table-cell>
          <table:table-cell table:number-columns-repeated="1021"/>
        </table:table-row>
        <table:table-row table:style-name="ro18">
          <table:table-cell office:value-type="string">
            <text:p>model</text:p>
          </table:table-cell>
          <table:table-cell table:style-name="ce8" office:value-type="string">
            <text:p>Item attributes </text:p>
          </table:table-cell>
          <table:table-cell office:value-type="string">
            <text:p>//cac:AdditionalItemProperty</text:p>
          </table:table-cell>
          <table:table-cell table:number-columns-repeated="1021"/>
        </table:table-row>
        <table:table-row table:style-name="ro18">
          <table:table-cell office:value-type="string">
            <text:p>model</text:p>
          </table:table-cell>
          <table:table-cell table:style-name="ce8" office:value-type="string">
            <text:p>VAT identifiers </text:p>
          </table:table-cell>
          <table:table-cell office:value-type="string">
            <text:p>//cac:PartyTaxScheme</text:p>
          </table:table-cell>
          <table:table-cell table:number-columns-repeated="1021"/>
        </table:table-row>
        <table:table-row table:style-name="ro18">
          <table:table-cell office:value-type="string">
            <text:p>model</text:p>
          </table:table-cell>
          <table:table-cell office:value-type="string">
            <text:p>Tax Total</text:p>
          </table:table-cell>
          <table:table-cell table:style-name="ce61" office:value-type="string">
            <text:p>//ubl:Invoice/cac:TaxTotal | //cn:CreditNote/cac:Taxtotal</text:p>
          </table:table-cell>
          <table:table-cell table:number-columns-repeated="1021"/>
        </table:table-row>
        <table:table-row table:style-name="ro18">
          <table:table-cell office:value-type="string">
            <text:p>model</text:p>
          </table:table-cell>
          <table:table-cell table:style-name="ce8" office:value-type="string">
            <text:p>Tax subtotal</text:p>
          </table:table-cell>
          <table:table-cell office:value-type="string">
            <text:p>//cac:TaxSubtotal</text:p>
          </table:table-cell>
          <table:table-cell table:number-columns-repeated="1021"/>
        </table:table-row>
        <table:table-row table:style-name="ro18">
          <table:table-cell office:value-type="string">
            <text:p>model</text:p>
          </table:table-cell>
          <table:table-cell table:style-name="ce8" office:value-type="string">
            <text:p>Preceding Invoice</text:p>
          </table:table-cell>
          <table:table-cell office:value-type="string">
            <text:p>cac:BillingReference</text:p>
          </table:table-cell>
          <table:table-cell table:number-columns-repeated="1021"/>
        </table:table-row>
        <table:table-row table:style-name="ro3">
          <table:table-cell office:value-type="string">
            <text:p>model</text:p>
          </table:table-cell>
          <table:table-cell office:value-type="string">
            <text:p>VATS Line</text:p>
          </table:table-cell>
          <table:table-cell table:style-name="ce68" office:value-type="string">
            <text:p><text:span text:style-name="T18">cac:InvoiceLine/cac:Item/cac:ClassifiedTaxCategory[normalize-space(cbc:ID) = 'S'] | </text:span><text:span text:style-name="T19">cac:CreditNoteLine/cac:Item/cac:ClassifiedTaxCategory[normalize-space(cbc:ID) = 'S']</text:span></text:p>
          </table:table-cell>
          <table:table-cell table:number-columns-repeated="1021"/>
        </table:table-row>
        <table:table-row table:style-name="ro18">
          <table:table-cell office:value-type="string">
            <text:p>model</text:p>
          </table:table-cell>
          <table:table-cell office:value-type="string">
            <text:p>VATS Allowance</text:p>
          </table:table-cell>
          <table:table-cell table:style-name="ce70" office:value-type="string">
            <text:p>cac:AllowanceCharge[cbc:ChargeIndicator='false']/cac:TaxCategory[normalize-space(cbc:ID)='S']</text:p>
          </table:table-cell>
          <table:table-cell table:number-columns-repeated="1021"/>
        </table:table-row>
        <table:table-row table:style-name="ro10">
          <table:table-cell office:value-type="string">
            <text:p>model</text:p>
          </table:table-cell>
          <table:table-cell office:value-type="string">
            <text:p>VATS Charge</text:p>
          </table:table-cell>
          <table:table-cell table:style-name="ce71" office:value-type="string">
            <text:p>cac:AllowanceCharge[cbc:ChargeIndicator='true']/cac:TaxCategory[normalize-space(cbc:ID)='S']</text:p>
          </table:table-cell>
          <table:table-cell table:number-columns-repeated="1021"/>
        </table:table-row>
        <table:table-row table:style-name="ro18">
          <table:table-cell office:value-type="string">
            <text:p>model</text:p>
          </table:table-cell>
          <table:table-cell office:value-type="string">
            <text:p>VATS</text:p>
          </table:table-cell>
          <table:table-cell table:style-name="ce70" office:value-type="string">
            <text:p>cac:TaxTotal/cac:TaxSubtotal/cac:TaxCategory[normalize-space(cbc:ID) = 'S']</text:p>
          </table:table-cell>
          <table:table-cell table:number-columns-repeated="1021"/>
        </table:table-row>
        <table:table-row table:style-name="ro3">
          <table:table-cell office:value-type="string">
            <text:p>model</text:p>
          </table:table-cell>
          <table:table-cell office:value-type="string">
            <text:p>VATZ Line</text:p>
          </table:table-cell>
          <table:table-cell table:style-name="ce72" office:value-type="string">
            <text:p><text:span text:style-name="T18">cac:InvoiceLine/cac:Item/cac:ClassifiedTaxCategory[normalize-space(cbc:ID) = 'Z'] </text:span><text:span text:style-name="T45">| </text:span><text:span text:style-name="T45">cac:CreditNoteLine/cac:Item/cac:ClassifiedTaxCategory[normalize-space(cbc:ID) = 'Z']</text:span></text:p>
          </table:table-cell>
          <table:table-cell table:number-columns-repeated="1021"/>
        </table:table-row>
        <table:table-row table:style-name="ro18">
          <table:table-cell office:value-type="string">
            <text:p>model</text:p>
          </table:table-cell>
          <table:table-cell office:value-type="string">
            <text:p>VATZ Allowance</text:p>
          </table:table-cell>
          <table:table-cell table:style-name="ce70" office:value-type="string">
            <text:p>cac:AllowanceCharge[cbc:ChargeIndicator='false']/cac:TaxCategory[normalize-space(cbc:ID)='Z']</text:p>
          </table:table-cell>
          <table:table-cell table:number-columns-repeated="1021"/>
        </table:table-row>
        <table:table-row table:style-name="ro10">
          <table:table-cell office:value-type="string">
            <text:p>model</text:p>
          </table:table-cell>
          <table:table-cell office:value-type="string">
            <text:p>VATZ Charge</text:p>
          </table:table-cell>
          <table:table-cell table:style-name="ce71" office:value-type="string">
            <text:p>cac:AllowanceCharge[cbc:ChargeIndicator='true']/cac:TaxCategory[normalize-space(cbc:ID)='Z']</text:p>
          </table:table-cell>
          <table:table-cell table:number-columns-repeated="1021"/>
        </table:table-row>
        <table:table-row table:style-name="ro18">
          <table:table-cell office:value-type="string">
            <text:p>model</text:p>
          </table:table-cell>
          <table:table-cell office:value-type="string">
            <text:p>VATZ</text:p>
          </table:table-cell>
          <table:table-cell table:style-name="ce70" office:value-type="string">
            <text:p>cac:TaxTotal/cac:TaxSubtotal/cac:TaxCategory[normalize-space(cbc:ID) = 'Z']</text:p>
          </table:table-cell>
          <table:table-cell table:number-columns-repeated="1021"/>
        </table:table-row>
        <table:table-row table:style-name="ro18">
          <table:table-cell office:value-type="string">
            <text:p>model</text:p>
          </table:table-cell>
          <table:table-cell office:value-type="string">
            <text:p>VATE Allowance</text:p>
          </table:table-cell>
          <table:table-cell table:style-name="ce70" office:value-type="string">
            <text:p>cac:AllowanceCharge[cbc:ChargeIndicator='false']/cac:TaxCategory[normalize-space(cbc:ID)='E']</text:p>
          </table:table-cell>
          <table:table-cell table:number-columns-repeated="1021"/>
        </table:table-row>
        <table:table-row table:style-name="ro10">
          <table:table-cell office:value-type="string">
            <text:p>model</text:p>
          </table:table-cell>
          <table:table-cell office:value-type="string">
            <text:p>VATE Charge</text:p>
          </table:table-cell>
          <table:table-cell table:style-name="ce71" office:value-type="string">
            <text:p>cac:AllowanceCharge[cbc:ChargeIndicator='true']/cac:TaxCategory[normalize-space(cbc:ID)='E']</text:p>
          </table:table-cell>
          <table:table-cell table:number-columns-repeated="1021"/>
        </table:table-row>
        <table:table-row table:style-name="ro3">
          <table:table-cell office:value-type="string">
            <text:p>model</text:p>
          </table:table-cell>
          <table:table-cell office:value-type="string">
            <text:p>VATE Line</text:p>
          </table:table-cell>
          <table:table-cell table:style-name="ce72" office:value-type="string">
            <text:p><text:span text:style-name="T18">cac:InvoiceLine/cac:Item/cac:ClassifiedTaxCategory[normalize-space(cbc:ID) = 'E'] </text:span><text:span text:style-name="T45">| </text:span><text:span text:style-name="T45">cac:CreditNoteLine/cac:Item/cac:ClassifiedTaxCategory[normalize-space(cbc:ID) = 'E']</text:span></text:p>
          </table:table-cell>
          <table:table-cell table:number-columns-repeated="1021"/>
        </table:table-row>
        <table:table-row table:style-name="ro18">
          <table:table-cell office:value-type="string">
            <text:p>model</text:p>
          </table:table-cell>
          <table:table-cell office:value-type="string">
            <text:p>VATE</text:p>
          </table:table-cell>
          <table:table-cell table:style-name="ce70" office:value-type="string">
            <text:p>cac:TaxTotal/cac:TaxSubtotal/cac:TaxCategory[normalize-space(cbc:ID) = 'E']</text:p>
          </table:table-cell>
          <table:table-cell table:number-columns-repeated="1021"/>
        </table:table-row>
        <table:table-row table:style-name="ro18">
          <table:table-cell office:value-type="string">
            <text:p>model</text:p>
          </table:table-cell>
          <table:table-cell office:value-type="string">
            <text:p>VATG Allowance</text:p>
          </table:table-cell>
          <table:table-cell table:style-name="ce70" office:value-type="string">
            <text:p>cac:AllowanceCharge[cbc:ChargeIndicator='false']/cac:TaxCategory[normalize-space(cbc:ID)='G']</text:p>
          </table:table-cell>
          <table:table-cell table:number-columns-repeated="1021"/>
        </table:table-row>
        <table:table-row table:style-name="ro10">
          <table:table-cell office:value-type="string">
            <text:p>model</text:p>
          </table:table-cell>
          <table:table-cell office:value-type="string">
            <text:p>VATG Charge</text:p>
          </table:table-cell>
          <table:table-cell table:style-name="ce71" office:value-type="string">
            <text:p>cac:AllowanceCharge[cbc:ChargeIndicator='true']/cac:TaxCategory[normalize-space(cbc:ID)='G']</text:p>
          </table:table-cell>
          <table:table-cell table:number-columns-repeated="1021"/>
        </table:table-row>
        <table:table-row table:style-name="ro3">
          <table:table-cell office:value-type="string">
            <text:p>model</text:p>
          </table:table-cell>
          <table:table-cell office:value-type="string">
            <text:p>VATG Line</text:p>
          </table:table-cell>
          <table:table-cell table:style-name="ce72" office:value-type="string">
            <text:p><text:span text:style-name="T18">cac:InvoiceLine/cac:Item/cac:ClassifiedTaxCategory[normalize-space(cbc:ID) = 'G'] </text:span><text:span text:style-name="T45">| </text:span><text:span text:style-name="T45">cac:CreditNoteLine/cac:Item/cac:ClassifiedTaxCategory[normalize-space(cbc:ID) = 'G']</text:span></text:p>
          </table:table-cell>
          <table:table-cell table:number-columns-repeated="1021"/>
        </table:table-row>
        <table:table-row table:style-name="ro18">
          <table:table-cell office:value-type="string">
            <text:p>model</text:p>
          </table:table-cell>
          <table:table-cell office:value-type="string">
            <text:p>VATG</text:p>
          </table:table-cell>
          <table:table-cell table:style-name="ce70" office:value-type="string">
            <text:p>cac:TaxTotal/cac:TaxSubtotal/cac:TaxCategory[normalize-space(cbc:ID) = 'G']</text:p>
          </table:table-cell>
          <table:table-cell table:number-columns-repeated="1021"/>
        </table:table-row>
        <table:table-row table:style-name="ro18">
          <table:table-cell office:value-type="string">
            <text:p>model</text:p>
          </table:table-cell>
          <table:table-cell office:value-type="string">
            <text:p>VATAE Allowance</text:p>
          </table:table-cell>
          <table:table-cell table:style-name="ce70" office:value-type="string">
            <text:p>cac:AllowanceCharge[cbc:ChargeIndicator='false']/cac:TaxCategory[normalize-space(cbc:ID)='AE']</text:p>
          </table:table-cell>
          <table:table-cell table:number-columns-repeated="1021"/>
        </table:table-row>
        <table:table-row table:style-name="ro10">
          <table:table-cell office:value-type="string">
            <text:p>model</text:p>
          </table:table-cell>
          <table:table-cell office:value-type="string">
            <text:p>VATAE Charge</text:p>
          </table:table-cell>
          <table:table-cell table:style-name="ce71" office:value-type="string">
            <text:p>cac:AllowanceCharge[cbc:ChargeIndicator='true']/cac:TaxCategory[normalize-space(cbc:ID)='AE']</text:p>
          </table:table-cell>
          <table:table-cell table:number-columns-repeated="1021"/>
        </table:table-row>
        <table:table-row table:style-name="ro3">
          <table:table-cell office:value-type="string">
            <text:p>model</text:p>
          </table:table-cell>
          <table:table-cell office:value-type="string">
            <text:p>VATAE Line</text:p>
          </table:table-cell>
          <table:table-cell table:style-name="ce72" office:value-type="string">
            <text:p><text:span text:style-name="T18">cac:InvoiceLine/cac:Item/cac:ClassifiedTaxCategory[normalize-space(cbc:ID) = 'AE'] </text:span><text:span text:style-name="T45">| </text:span><text:span text:style-name="T45">cac:CreditNoteLine/cac:Item/cac:ClassifiedTaxCategory[normalize-space(cbc:ID) = 'AE']</text:span></text:p>
          </table:table-cell>
          <table:table-cell table:number-columns-repeated="1021"/>
        </table:table-row>
        <table:table-row table:style-name="ro18">
          <table:table-cell office:value-type="string">
            <text:p>model</text:p>
          </table:table-cell>
          <table:table-cell office:value-type="string">
            <text:p>VATAE</text:p>
          </table:table-cell>
          <table:table-cell table:style-name="ce70" office:value-type="string">
            <text:p>cac:TaxTotal/cac:TaxSubtotal/cac:TaxCategory[normalize-space(cbc:ID) = 'AE']</text:p>
          </table:table-cell>
          <table:table-cell table:number-columns-repeated="1021"/>
        </table:table-row>
        <table:table-row table:style-name="ro18">
          <table:table-cell office:value-type="string">
            <text:p>model</text:p>
          </table:table-cell>
          <table:table-cell office:value-type="string">
            <text:p>VATIC Allowance</text:p>
          </table:table-cell>
          <table:table-cell table:style-name="ce70" office:value-type="string">
            <text:p>cac:AllowanceCharge[cbc:ChargeIndicator='false']/cac:TaxCategory[normalize-space(cbc:ID)='K']</text:p>
          </table:table-cell>
          <table:table-cell table:number-columns-repeated="1021"/>
        </table:table-row>
        <table:table-row table:style-name="ro10">
          <table:table-cell office:value-type="string">
            <text:p>model</text:p>
          </table:table-cell>
          <table:table-cell office:value-type="string">
            <text:p>VATIC Charge</text:p>
          </table:table-cell>
          <table:table-cell table:style-name="ce71" office:value-type="string">
            <text:p>cac:AllowanceCharge[cbc:ChargeIndicator='true']/cac:TaxCategory[normalize-space(cbc:ID)='K']</text:p>
          </table:table-cell>
          <table:table-cell table:number-columns-repeated="1021"/>
        </table:table-row>
        <table:table-row table:style-name="ro18">
          <table:table-cell office:value-type="string">
            <text:p>model</text:p>
          </table:table-cell>
          <table:table-cell office:value-type="string">
            <text:p>VATIC Line</text:p>
          </table:table-cell>
          <table:table-cell table:style-name="ce72" office:value-type="string">
            <text:p>cac:InvoiceLine/cac:Item/cac:ClassifiedTaxCategory[normalize-space(cbc:ID) = 'K'] | cac:CreditNoteLine/cac:Item/cac:ClassifiedTaxCategory[normalize-space(cbc:ID) = 'K']</text:p>
          </table:table-cell>
          <table:table-cell table:number-columns-repeated="1021"/>
        </table:table-row>
        <table:table-row table:style-name="ro18">
          <table:table-cell office:value-type="string">
            <text:p>model</text:p>
          </table:table-cell>
          <table:table-cell office:value-type="string">
            <text:p>VATIC</text:p>
          </table:table-cell>
          <table:table-cell table:style-name="ce70" office:value-type="string">
            <text:p>cac:TaxTotal/cac:TaxSubtotal/cac:TaxCategory[normalize-space(cbc:ID) = 'K']</text:p>
          </table:table-cell>
          <table:table-cell table:number-columns-repeated="1021"/>
        </table:table-row>
        <table:table-row table:style-name="ro3">
          <table:table-cell office:value-type="string">
            <text:p>model</text:p>
          </table:table-cell>
          <table:table-cell office:value-type="string">
            <text:p>VATO Line</text:p>
          </table:table-cell>
          <table:table-cell table:style-name="ce72" office:value-type="string">
            <text:p><text:span text:style-name="T18">cac:InvoiceLine/cac:Item/cac:ClassifiedTaxCategory[normalize-space(cbc:ID) = 'O'] </text:span><text:span text:style-name="T45">| </text:span><text:span text:style-name="T45">cac:CreditNoteLine/cac:Item/cac:ClassifiedTaxCategory[normalize-space(cbc:ID) = 'O']</text:span></text:p>
          </table:table-cell>
          <table:table-cell table:number-columns-repeated="1021"/>
        </table:table-row>
        <table:table-row table:style-name="ro18">
          <table:table-cell office:value-type="string">
            <text:p>model</text:p>
          </table:table-cell>
          <table:table-cell office:value-type="string">
            <text:p>VATO Allowance</text:p>
          </table:table-cell>
          <table:table-cell table:style-name="ce70" office:value-type="string">
            <text:p>cac:AllowanceCharge[cbc:ChargeIndicator='false']/cac:TaxCategory[normalize-space(cbc:ID)='O']</text:p>
          </table:table-cell>
          <table:table-cell table:number-columns-repeated="1021"/>
        </table:table-row>
        <table:table-row table:style-name="ro10">
          <table:table-cell office:value-type="string">
            <text:p>model</text:p>
          </table:table-cell>
          <table:table-cell office:value-type="string">
            <text:p>VATO Charge</text:p>
          </table:table-cell>
          <table:table-cell table:style-name="ce71" office:value-type="string">
            <text:p>cac:AllowanceCharge[cbc:ChargeIndicator='true']/cac:TaxCategory[normalize-space(cbc:ID)='O']</text:p>
          </table:table-cell>
          <table:table-cell table:number-columns-repeated="1021"/>
        </table:table-row>
        <table:table-row table:style-name="ro18">
          <table:table-cell office:value-type="string">
            <text:p>model</text:p>
          </table:table-cell>
          <table:table-cell office:value-type="string">
            <text:p>VATO</text:p>
          </table:table-cell>
          <table:table-cell table:style-name="ce70" office:value-type="string">
            <text:p>cac:TaxTotal/cac:TaxSubtotal/cac:TaxCategory[normalize-space(cbc:ID) = 'O']</text:p>
          </table:table-cell>
          <table:table-cell table:number-columns-repeated="1021"/>
        </table:table-row>
        <table:table-row table:style-name="ro3">
          <table:table-cell office:value-type="string">
            <text:p>model</text:p>
          </table:table-cell>
          <table:table-cell office:value-type="string">
            <text:p>VATIG Line</text:p>
          </table:table-cell>
          <table:table-cell table:style-name="ce72" office:value-type="string">
            <text:p><text:span text:style-name="T18">cac:InvoiceLine/cac:Item/cac:ClassifiedTaxCategory[normalize-space(cbc:ID) = 'L']</text:span><text:span text:style-name="T45">| </text:span><text:span text:style-name="T45">cac:CreditNoteLine/cac:Item/cac:ClassifiedTaxCategory[normalize-space(cbc:ID) = 'L']</text:span></text:p>
          </table:table-cell>
          <table:table-cell table:number-columns-repeated="1021"/>
        </table:table-row>
        <table:table-row table:style-name="ro18">
          <table:table-cell office:value-type="string">
            <text:p>model</text:p>
          </table:table-cell>
          <table:table-cell office:value-type="string">
            <text:p>VATIG Allowance</text:p>
          </table:table-cell>
          <table:table-cell table:style-name="ce70" office:value-type="string">
            <text:p>cac:AllowanceCharge[cbc:ChargeIndicator='false']/cac:TaxCategory[normalize-space(cbc:ID)='L']</text:p>
          </table:table-cell>
          <table:table-cell table:number-columns-repeated="1021"/>
        </table:table-row>
        <table:table-row table:style-name="ro10">
          <table:table-cell office:value-type="string">
            <text:p>model</text:p>
          </table:table-cell>
          <table:table-cell office:value-type="string">
            <text:p>VATIG Charge</text:p>
          </table:table-cell>
          <table:table-cell table:style-name="ce71" office:value-type="string">
            <text:p>cac:AllowanceCharge[cbc:ChargeIndicator='true']/cac:TaxCategory[normalize-space(cbc:ID)='L']</text:p>
          </table:table-cell>
          <table:table-cell table:number-columns-repeated="1021"/>
        </table:table-row>
        <table:table-row table:style-name="ro18">
          <table:table-cell office:value-type="string">
            <text:p>model</text:p>
          </table:table-cell>
          <table:table-cell office:value-type="string">
            <text:p>VATIG</text:p>
          </table:table-cell>
          <table:table-cell table:style-name="ce70" office:value-type="string">
            <text:p>cac:TaxTotal/cac:TaxSubtotal/cac:TaxCategory[normalize-space(cbc:ID) = 'L']</text:p>
          </table:table-cell>
          <table:table-cell table:number-columns-repeated="1021"/>
        </table:table-row>
        <table:table-row table:style-name="ro3">
          <table:table-cell office:value-type="string">
            <text:p>model</text:p>
          </table:table-cell>
          <table:table-cell office:value-type="string">
            <text:p>VATIP Line</text:p>
          </table:table-cell>
          <table:table-cell table:style-name="ce72" office:value-type="string">
            <text:p><text:span text:style-name="T18">cac:InvoiceLine/cac:Item/cac:ClassifiedTaxCategory[normalize-space(cbc:ID) = 'M']</text:span><text:span text:style-name="T45">| </text:span><text:span text:style-name="T45">cac:CreditNoteLine/cac:Item/cac:ClassifiedTaxCategory[normalize-space(cbc:ID) = 'M']</text:span></text:p>
          </table:table-cell>
          <table:table-cell table:number-columns-repeated="1021"/>
        </table:table-row>
        <table:table-row table:style-name="ro18">
          <table:table-cell office:value-type="string">
            <text:p>model</text:p>
          </table:table-cell>
          <table:table-cell office:value-type="string">
            <text:p>VATIP Allowance</text:p>
          </table:table-cell>
          <table:table-cell table:style-name="ce70" office:value-type="string">
            <text:p>cac:AllowanceCharge[cbc:ChargeIndicator='false']/cac:TaxCategory[normalize-space(cbc:ID)='M']</text:p>
          </table:table-cell>
          <table:table-cell table:number-columns-repeated="1021"/>
        </table:table-row>
        <table:table-row table:style-name="ro10">
          <table:table-cell office:value-type="string">
            <text:p>model</text:p>
          </table:table-cell>
          <table:table-cell office:value-type="string">
            <text:p>VATIP Charge</text:p>
          </table:table-cell>
          <table:table-cell table:style-name="ce71" office:value-type="string">
            <text:p>cac:AllowanceCharge[cbc:ChargeIndicator='true']/cac:TaxCategory[normalize-space(cbc:ID)='M']</text:p>
          </table:table-cell>
          <table:table-cell table:number-columns-repeated="1021"/>
        </table:table-row>
        <table:table-row table:style-name="ro18">
          <table:table-cell office:value-type="string">
            <text:p>model</text:p>
          </table:table-cell>
          <table:table-cell office:value-type="string">
            <text:p>VATIP</text:p>
          </table:table-cell>
          <table:table-cell table:style-name="ce70" office:value-type="string">
            <text:p>cac:TaxTotal/cac:TaxSubtotal/cac:TaxCategory[normalize-space(cbc:ID) = 'M']</text:p>
          </table:table-cell>
          <table:table-cell table:number-columns-repeated="1021"/>
        </table:table-row>
        <table:table-row table:style-name="ro18">
          <table:table-cell office:value-type="string">
            <text:p>model</text:p>
          </table:table-cell>
          <table:table-cell table:style-name="ce8" office:value-type="string">
            <text:p>Invoice </text:p>
          </table:table-cell>
          <table:table-cell table:style-name="ce61" office:value-type="string">
            <text:p>//ubl:Invoice | //cn:CreditNote</text:p>
          </table:table-cell>
          <table:table-cell table:number-columns-repeated="1021"/>
        </table:table-row>
        <table:table-row table:style-name="ro18">
          <table:table-cell office:value-type="string">
            <text:p>model</text:p>
          </table:table-cell>
          <table:table-cell table:style-name="ce8" office:value-type="string">
            <text:p>Buyer postal address</text:p>
          </table:table-cell>
          <table:table-cell office:value-type="string">
            <text:p>cac:AccountingCustomerParty/cac:Party/cac:PostalAddress</text:p>
          </table:table-cell>
          <table:table-cell table:number-columns-repeated="1021"/>
        </table:table-row>
        <table:table-row table:style-name="ro3">
          <table:table-cell office:value-type="string">
            <text:p>model</text:p>
          </table:table-cell>
          <table:table-cell table:style-name="ce33" office:value-type="string">
            <text:p>Deliver to address</text:p>
          </table:table-cell>
          <table:table-cell table:style-name="ce73" office:value-type="string">
            <text:p>cac:Delivery/cac:DeliveryLocation/cac:Address</text:p>
          </table:table-cell>
          <table:table-cell table:number-columns-repeated="1021"/>
        </table:table-row>
        <table:table-row table:style-name="ro18">
          <table:table-cell office:value-type="string">
            <text:p>model</text:p>
          </table:table-cell>
          <table:table-cell table:style-name="ce33" office:value-type="string">
            <text:p>Buyer electronic address</text:p>
          </table:table-cell>
          <table:table-cell office:value-type="string">
            <text:p>cac:AccountingCustomerParty/cac:Party/cbc:EndpointID</text:p>
          </table:table-cell>
          <table:table-cell table:number-columns-repeated="1021"/>
        </table:table-row>
        <table:table-row table:style-name="ro3">
          <table:table-cell office:value-type="string">
            <text:p>model</text:p>
          </table:table-cell>
          <table:table-cell table:style-name="ce33" office:value-type="string">
            <text:p>Item standard identifier</text:p>
          </table:table-cell>
          <table:table-cell table:style-name="ce74" office:value-type="string">
            <text:p><text:span text:style-name="T18">cac:InvoiceLine/cac:Item/cac:StandardItemIdentification/cbc:ID | </text:span><text:span text:style-name="T46">cac:CreditNoteLine/cac:Item/cac:StandardItemIdentification/cbc:ID</text:span></text:p>
          </table:table-cell>
          <table:table-cell table:number-columns-repeated="1021"/>
        </table:table-row>
        <table:table-row table:style-name="ro4">
          <table:table-cell office:value-type="string">
            <text:p>model</text:p>
          </table:table-cell>
          <table:table-cell table:style-name="ce33" office:value-type="string">
            <text:p>Item classification identifier</text:p>
          </table:table-cell>
          <table:table-cell table:style-name="ce74" office:value-type="string">
            <text:p><text:span text:style-name="T18">cac:InvoiceLine/cac:Item/cac:CommodityClassification/cbc:ItemClassificationCode | </text:span><text:span text:style-name="T46">cac:CreditNoteLine/cac:Item/cac:CommodityClassification/cbc:ItemClassificationCode </text:span></text:p>
          </table:table-cell>
          <table:table-cell table:number-columns-repeated="1021"/>
        </table:table-row>
        <table:table-row table:style-name="ro18">
          <table:table-cell table:style-name="Default" office:value-type="string">
            <text:p>model</text:p>
          </table:table-cell>
          <table:table-cell table:style-name="Default" office:value-type="string">
            <text:p>Note</text:p>
          </table:table-cell>
          <table:table-cell table:style-name="ce61" office:value-type="string">
            <text:p>//ubl:Invoice/cbc:Note | //cn:CreditNote/cac:Note</text:p>
          </table:table-cell>
          <table:table-cell table:style-name="Default" table:number-columns-repeated="1021"/>
        </table:table-row>
        <table:table-row table:style-name="ro10">
          <table:table-cell table:style-name="Default" table:number-columns-repeated="1024"/>
        </table:table-row>
        <table:table-row table:style-name="ro18" table:number-rows-repeated="1048330">
          <table:table-cell table:number-columns-repeated="1024"/>
        </table:table-row>
        <table:table-row table:style-name="ro18">
          <table:table-cell table:number-columns-repeated="1024"/>
        </table:table-row>
      </table:table>
      <table:table table:name="artifacts" table:style-name="ta2" table:print="false">
        <office:forms form:automatic-focus="false" form:apply-design-mode="false"/>
        <table:table-column table:style-name="co16" table:default-cell-style-name="ce63"/>
        <table:table-column table:style-name="co17" table:default-cell-style-name="ce63"/>
        <table:table-column table:style-name="co16" table:number-columns-repeated="255" table:default-cell-style-name="ce63"/>
        <table:table-column table:style-name="co16" table:number-columns-repeated="767" table:default-cell-style-name="Default"/>
        <table:table-row table:style-name="ro10">
          <table:table-cell table:style-name="ce62" office:value-type="string">
            <text:p>Profile</text:p>
          </table:table-cell>
          <table:table-cell table:style-name="ce62" office:value-type="string">
            <text:p>Transaction</text:p>
          </table:table-cell>
          <table:table-cell table:style-name="ce62" office:value-type="string">
            <text:p>Binding</text:p>
          </table:table-cell>
          <table:table-cell table:style-name="ce62" office:value-type="string">
            <text:p>Codelist</text:p>
          </table:table-cell>
          <table:table-cell office:value-type="string">
            <text:p>Instance Namespace</text:p>
          </table:table-cell>
          <table:table-cell table:number-columns-repeated="1019"/>
        </table:table-row>
        <table:table-row table:style-name="ro25">
          <table:table-cell/>
          <table:table-cell office:value-type="string">
            <text:p>model</text:p>
          </table:table-cell>
          <table:table-cell office:value-type="string">
            <text:p>UBL</text:p>
          </table:table-cell>
          <table:table-cell table:style-name="ce64" office:value-type="string">
            <text:p>EN16931-UBL-codes.sch</text:p>
          </table:table-cell>
          <table:table-cell table:style-name="ce65" office:value-type="string">
            <text:p>urn:oasis:names:specification:ubl:schema:xsd:Invoice-2</text:p>
          </table:table-cell>
          <table:table-cell table:style-name="ce65" office:value-type="string">
            <text:p>urn:oasis:names:specification:ubl:schema:xsd:CreditNote-2</text:p>
          </table:table-cell>
          <table:table-cell table:number-columns-repeated="1018"/>
        </table:table-row>
        <table:table-row table:style-name="ro10" table:number-rows-repeated="1048573">
          <table:table-cell table:number-columns-repeated="1024"/>
        </table:table-row>
        <table:table-row table:style-name="ro10">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number-style style:name="N138P0" style:volatile="true">
      <number:number number:decimal-places="0" number:min-integer-digits="1" number:grouping="true"/>
      <number:text>€</number:text>
    </number:number-style>
    <number:number-style style:name="N138">
      <number:text>-</number:text>
      <number:number number:decimal-places="0" number:min-integer-digits="1" number:grouping="true"/>
      <number:text>€</number:text>
      <style:map style:condition="value()&gt;=0" style:apply-style-name="N138P0"/>
    </number:number-style>
    <number:number-style style:name="N139P0" style:volatile="true">
      <number:number number:decimal-places="0" number:min-integer-digits="1" number:grouping="true"/>
      <number:text>€</number:text>
    </number:number-style>
    <number:number-style style:name="N139">
      <style:text-properties fo:color="#ff0000"/>
      <number:text>-</number:text>
      <number:number number:decimal-places="0" number:min-integer-digits="1" number:grouping="true"/>
      <number:text>€</number:text>
      <style:map style:condition="value()&gt;=0" style:apply-style-name="N139P0"/>
    </number:number-style>
    <number:number-style style:name="N141P0" style:volatile="true">
      <number:number number:decimal-places="2" number:min-integer-digits="1" number:grouping="true"/>
      <number:text>€</number:text>
    </number:number-style>
    <number:number-style style:name="N141">
      <number:text>-</number:text>
      <number:number number:decimal-places="2" number:min-integer-digits="1" number:grouping="true"/>
      <number:text>€</number:text>
      <style:map style:condition="value()&gt;=0" style:apply-style-name="N141P0"/>
    </number:number-style>
    <number:number-style style:name="N142P0" style:volatile="true">
      <number:number number:decimal-places="2" number:min-integer-digits="1" number:grouping="true"/>
      <number:text>€</number:text>
    </number:number-style>
    <number:number-style style:name="N142">
      <style:text-properties fo:color="#ff0000"/>
      <number:text>-</number:text>
      <number:number number:decimal-places="2" number:min-integer-digits="1" number:grouping="true"/>
      <number:text>€</number:text>
      <style:map style:condition="value()&gt;=0" style:apply-style-name="N142P0"/>
    </number:number-style>
    <number:number-style style:name="N146P0" style:volatile="true">
      <number:number number:decimal-places="0" number:min-integer-digits="1" number:grouping="true"/>
      <number:text>   </number:text>
    </number:number-style>
    <number:number-style style:name="N146P1" style:volatile="true">
      <number:text>-</number:text>
      <number:number number:decimal-places="0" number:min-integer-digits="1" number:grouping="true"/>
      <number:text>   </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number number:decimal-places="2" number:min-integer-digits="1" number:grouping="true"/>
      <number:text>€ </number:text>
    </number:number-style>
    <number:number-style style:name="N158P1" style:volatile="true">
      <number:text>-</number:text>
      <number:number number:decimal-places="2" number:min-integer-digits="1" number:grouping="true"/>
      <number:text>€ </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
      <number:text>-</number:text>
      <number:number number:decimal-places="0" number:min-integer-digits="1" number:grouping="true"/>
      <number:text> €</number:text>
      <style:map style:condition="value()&gt;=0" style:apply-style-name="N160P0"/>
    </number:number-style>
    <number:number-style style:name="N161P0" style:volatile="true">
      <number:number number:decimal-places="0" number:min-integer-digits="1" number:grouping="true"/>
      <number:text> €</number:text>
    </number:number-style>
    <number:number-style style:name="N161">
      <style:text-properties fo:color="#ff0000"/>
      <number:text>-</number:text>
      <number:number number:decimal-places="0" number:min-integer-digits="1" number:grouping="true"/>
      <number:text> €</number:text>
      <style:map style:condition="value()&gt;=0" style:apply-style-name="N161P0"/>
    </number:number-style>
    <number:number-style style:name="N163P0" style:volatile="true">
      <number:number number:decimal-places="2" number:min-integer-digits="1" number:grouping="true"/>
      <number:text> €</number:text>
    </number:number-style>
    <number:number-style style:name="N163">
      <number:text>-</number:text>
      <number:number number:decimal-places="2" number:min-integer-digits="1" number:grouping="true"/>
      <number:text> €</number:text>
      <style:map style:condition="value()&gt;=0" style:apply-style-name="N163P0"/>
    </number:number-style>
    <number:number-style style:name="N164P0" style:volatile="true">
      <number:number number:decimal-places="2" number:min-integer-digits="1" number:grouping="true"/>
      <number:text> €</number:text>
    </number:number-style>
    <number:number-style style:name="N164">
      <style:text-properties fo:color="#ff0000"/>
      <number:text>-</number:text>
      <number:number number:decimal-places="2" number:min-integer-digits="1" number:grouping="true"/>
      <number:text> €</number:text>
      <style:map style:condition="value()&gt;=0" style:apply-style-name="N164P0"/>
    </number:number-style>
    <number:number-style style:name="N168P0" style:volatile="true">
      <number:number number:decimal-places="0" number:min-integer-digits="1" number:grouping="true"/>
      <number:text> € </number:text>
    </number:number-style>
    <number:number-style style:name="N168P1" style:volatile="true">
      <number:text>-</number:text>
      <number:number number:decimal-places="0" number:min-integer-digits="1" number:grouping="true"/>
      <number:text> € </number:text>
    </number:number-style>
    <number:number-style style:name="N168P2" style:volatile="true">
      <number:text> - €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number number:decimal-places="0" number:min-integer-digits="1" number:grouping="true"/>
      <number:text>    </number:text>
    </number:number-style>
    <number:number-style style:name="N172P1" style:volatile="true">
      <number:text>-</number:text>
      <number:number number:decimal-places="0" number:min-integer-digits="1" number:grouping="true"/>
      <number:text>    </number:text>
    </number:number-style>
    <number:number-style style:name="N172P2" style:volatile="true">
      <number:text> -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6P0" style:volatile="true">
      <number:number number:decimal-places="2" number:min-integer-digits="1" number:grouping="true"/>
      <number:text> € </number:text>
    </number:number-style>
    <number:number-style style:name="N176P1" style:volatile="true">
      <number:text>-</number:text>
      <number:number number:decimal-places="2" number:min-integer-digits="1" number:grouping="true"/>
      <number:text> € </number:text>
    </number:number-style>
    <number:number-style style:name="N176P2" style:volatile="true">
      <number:text> -</number:text>
      <number:number number:decimal-places="0" number:min-integer-digits="0"/>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80P0" style:volatile="true">
      <number:number number:decimal-places="2" number:min-integer-digits="1" number:grouping="true"/>
      <number:text>    </number:text>
    </number:number-style>
    <number:number-style style:name="N180P1" style:volatile="true">
      <number:text>-</number:text>
      <number:number number:decimal-places="2" number:min-integer-digits="1" number:grouping="true"/>
      <number:text>    </number:text>
    </number:number-style>
    <number:number-style style:name="N180P2" style:volatile="true">
      <number:text> -</number:text>
      <number:number number:decimal-places="0" number:min-integer-digits="0"/>
      <number:text>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number:text>
      <number:number number:decimal-places="0" number:min-integer-digits="1" number:grouping="true"/>
      <number:text> </number:text>
    </number:number-style>
    <number:number-style style:name="N182">
      <number:text>($</number:text>
      <number:number number:decimal-places="0" number:min-integer-digits="1" number:grouping="true"/>
      <number:text>)</number:text>
      <style:map style:condition="value()&gt;=0" style:apply-style-name="N182P0"/>
    </number:number-style>
    <number:number-style style:name="N183P0" style:volatile="true">
      <number:text>$</number:text>
      <number:number number:decimal-places="0" number:min-integer-digits="1" number:grouping="true"/>
      <number:text> </number:text>
    </number:number-style>
    <number:number-style style:name="N183">
      <style:text-properties fo:color="#ff0000"/>
      <number:text>($</number:text>
      <number:number number:decimal-places="0" number:min-integer-digits="1" number:grouping="true"/>
      <number:text>)</number:text>
      <style:map style:condition="value()&gt;=0" style:apply-style-name="N183P0"/>
    </number:number-style>
    <number:number-style style:name="N185P0" style:volatile="true">
      <number:text>$</number:text>
      <number:number number:decimal-places="2" number:min-integer-digits="1" number:grouping="true"/>
      <number:text> </number:text>
    </number:number-style>
    <number:number-style style:name="N185">
      <number:text>($</number:text>
      <number:number number:decimal-places="2" number:min-integer-digits="1" number:grouping="true"/>
      <number:text>)</number:text>
      <style:map style:condition="value()&gt;=0" style:apply-style-name="N185P0"/>
    </number:number-style>
    <number:number-style style:name="N186P0" style:volatile="true">
      <number:text>$</number:text>
      <number:number number:decimal-places="2" number:min-integer-digits="1" number:grouping="true"/>
      <number:text> </number:text>
    </number:number-style>
    <number:number-style style:name="N186">
      <style:text-properties fo:color="#ff0000"/>
      <number:text>($</number:text>
      <number:number number:decimal-places="2" number:min-integer-digits="1" number:grouping="true"/>
      <number:text>)</number:text>
      <style:map style:condition="value()&gt;=0" style:apply-style-name="N186P0"/>
    </number:number-style>
    <number:number-style style:name="N190P0" style:volatile="true">
      <number:text> $</number:text>
      <number:number number:decimal-places="0" number:min-integer-digits="1" number:grouping="true"/>
      <number:text> </number:text>
    </number:number-style>
    <number:number-style style:name="N190P1" style:volatile="true">
      <number:text> $(</number:text>
      <number:number number:decimal-places="0" number:min-integer-digits="1" number:grouping="true"/>
      <number:text>)</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2P0" style:volatile="true">
      <number:number number:decimal-places="0" number:min-integer-digits="1" number:grouping="true"/>
      <number:text> </number:text>
    </number:number-style>
    <number:number-style style:name="N192P1" style:volatile="true">
      <number:text> (</number:text>
      <number:number number:decimal-places="0" number:min-integer-digits="1" number:grouping="true"/>
      <number:text>)</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text> $</number:text>
      <number:number number:decimal-places="2" number:min-integer-digits="1" number:grouping="true"/>
      <number:text> </number:text>
    </number:number-style>
    <number:number-style style:name="N196P1" style:volatile="true">
      <number:text> $(</number:text>
      <number:number number:decimal-places="2" number:min-integer-digits="1" number:grouping="true"/>
      <number:text>)</number:text>
    </number:number-style>
    <number:number-style style:name="N196P2" style:volatile="true">
      <number:text> $-</number:text>
      <number:number number:decimal-places="0" number:min-integer-digits="0"/>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8P0" style:volatile="true">
      <number:number number:decimal-places="2" number:min-integer-digits="1" number:grouping="true"/>
      <number:text> </number:text>
    </number:number-style>
    <number:number-style style:name="N198P1" style:volatile="true">
      <number:text> (</number:text>
      <number:number number:decimal-places="2" number:min-integer-digits="1" number:grouping="true"/>
      <number:text>)</number:text>
    </number:number-style>
    <number:number-style style:name="N198P2" style:volatile="true">
      <number:text>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0P0" style:volatile="true">
      <number:text>Yes</number:text>
    </number:number-style>
    <number:number-style style:name="N200P1" style:volatile="true">
      <number:text>Yes</number:text>
    </number:number-style>
    <number:number-style style:name="N200">
      <number:text>No</number:text>
      <style:map style:condition="value()&gt;0" style:apply-style-name="N200P0"/>
      <style:map style:condition="value()&lt;0" style:apply-style-name="N200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4P0" style:volatile="true">
      <number:text>On</number:text>
    </number:number-style>
    <number:number-style style:name="N204P1" style:volatile="true">
      <number:text>On</number:text>
    </number:number-style>
    <number:number-style style:name="N204">
      <number:text>Off</number:text>
      <style:map style:condition="value()&gt;0" style:apply-style-name="N204P0"/>
      <style:map style:condition="value()&lt;0" style:apply-style-name="N204P1"/>
    </number:number-style>
    <number:currency-style style:name="N206P0" style:volatile="true">
      <number:currency-symbol>€</number:currency-symbol>
      <number:text> </number:text>
      <number:number number:decimal-places="2" number:min-integer-digits="1" number:grouping="true"/>
      <number:text> </number:text>
    </number:currency-style>
    <number:currency-style style:name="N206">
      <style:text-properties fo:color="#ff0000"/>
      <number:text>(</number:text>
      <number:currency-symbol>€</number:currency-symbol>
      <number:text> </number:text>
      <number:number number:decimal-places="2" number:min-integer-digits="1" number:grouping="true"/>
      <number:text>)</number:text>
      <style:map style:condition="value()&gt;=0" style:apply-style-name="N20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5">05/02/2017</text:date>, <text:time>16:51:57</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7-02-05T16:51:57</dc:date>
    <dc:creator>Oriol Bausà</dc:creator>
    <meta:editing-duration>P36DT18H17M56S</meta:editing-duration>
    <meta:editing-cycles>375</meta:editing-cycles>
    <meta:document-statistic meta:table-count="3" meta:cell-count="1723" meta:object-count="0"/>
  </office:meta>
</office:document-meta>
</file>